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ymbol" svg:font-family="Symbo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/>
    </style:style>
    <style:style style:name="ce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ymbol" style:font-name-asian="Symbol" style:font-name-complex="Symbo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co1" style:family="table-column">
      <style:table-column-properties fo:break-before="auto" style:column-width="5.26520833333333cm"/>
    </style:style>
    <style:style style:name="co2" style:family="table-column">
      <style:table-column-properties fo:break-before="auto" style:column-width="5.87375cm"/>
    </style:style>
    <style:style style:name="co3" style:family="table-column">
      <style:table-column-properties fo:break-before="auto" style:column-width="3.43958333333333cm" style:use-optimal-column-width="true"/>
    </style:style>
    <style:style style:name="co4" style:family="table-column">
      <style:table-column-properties fo:break-before="auto" style:column-width="7.381875cm" style:use-optimal-column-width="true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8.78416666666667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1.69333333333333cm"/>
    </style:style>
    <style:style style:name="ro1" style:family="table-row">
      <style:table-row-properties style:row-height="22.5pt" style:use-optimal-row-height="fals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C_Complexage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3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number-columns-repeated="16375" table:default-cell-style-name="ce1"/>
        <table:table-row table:style-name="ro1">
          <table:table-cell office:value-type="string" table:style-name="ce2">
            <text:p>Designation</text:p>
          </table:table-cell>
          <table:table-cell office:value-type="string" table:style-name="ce3">
            <text:p>Vitesse thééorique [m/min]<text:s/></text:p>
          </table:table-cell>
          <table:table-cell office:value-type="string" table:style-name="ce2">
            <text:p>Largeur Laize [mm]</text:p>
          </table:table-cell>
          <table:table-cell office:value-type="string" table:style-name="ce2">
            <text:p>Masse volumique film imprimé [Kg/cm3]<text:s/></text:p>
          </table:table-cell>
          <table:table-cell office:value-type="string" table:style-name="ce2">
            <text:p>Epaisseur laize [<text:span text:style-name="T2">m</text:span>m]</text:p>
          </table:table-cell>
          <table:table-cell office:value-type="string" table:style-name="ce2">
            <text:p>Largeur Laize [mm]</text:p>
          </table:table-cell>
          <table:table-cell office:value-type="string" table:style-name="ce2">
            <text:p>Masse volumique film de complexage <text:s/>[Kg/cm3]<text:s/></text:p>
          </table:table-cell>
          <table:table-cell office:value-type="string" table:style-name="ce2">
            <text:p>Epaisseur laize [<text:span text:style-name="T2">m</text:span>m]</text:p>
          </table:table-cell>
          <table:table-cell office:value-type="string" table:style-name="ce2">
            <text:p>Grammage de la colle [g/m3]</text:p>
            <text:p/>
          </table:table-cell>
          <table:table-cell table:number-columns-repeated="16375"/>
        </table:table-row>
        <table:table-row table:style-name="ro2">
          <table:table-cell office:value-type="string" table:style-name="ce4">
            <text:p>RAYAN FOOD</text:p>
          </table:table-cell>
          <table:table-cell office:value-type="float" office:value="250" table:style-name="ce4">
            <text:p>250</text:p>
          </table:table-cell>
          <table:table-cell office:value-type="float" office:value="800" table:style-name="ce2">
            <text:p>80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00" table:style-name="ce5">
            <text:p>800</text:p>
          </table:table-cell>
          <table:table-cell office:value-type="float" office:value="0.92" table:style-name="ce5">
            <text:p>0.92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NOUILLE1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MILLET</text:p>
          </table:table-cell>
          <table:table-cell office:value-type="float" office:value="350" table:style-name="ce4">
            <text:p>350</text:p>
          </table:table-cell>
          <table:table-cell office:value-type="float" office:value="695" table:style-name="ce2">
            <text:p>695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95" table:style-name="ce5">
            <text:p>695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NOUILLE2</text:p>
          </table:table-cell>
          <table:table-cell office:value-type="float" office:value="350" table:style-name="ce4">
            <text:p>350</text:p>
          </table:table-cell>
          <table:table-cell office:value-type="float" office:value="770" table:style-name="ce2">
            <text:p>77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70" table:style-name="ce5">
            <text:p>77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MINI RESSORT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COUSCOUS GROS</text:p>
          </table:table-cell>
          <table:table-cell office:value-type="float" office:value="350" table:style-name="ce4">
            <text:p>350</text:p>
          </table:table-cell>
          <table:table-cell office:value-type="float" office:value="730" table:style-name="ce2">
            <text:p>7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30" table:style-name="ce5">
            <text:p>73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FELL0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LANGUE D'OISEAU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ESCARGOT2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XIBOM</text:p>
          </table:table-cell>
          <table:table-cell office:value-type="float" office:value="350" table:style-name="ce4">
            <text:p>350</text:p>
          </table:table-cell>
          <table:table-cell office:value-type="float" office:value="720" table:style-name="ce2">
            <text:p>720</text:p>
          </table:table-cell>
          <table:table-cell office:value-type="float" office:value="0.91" table:style-name="ce2">
            <text:p>0.91</text:p>
          </table:table-cell>
          <table:table-cell office:value-type="float" office:value="15" table:style-name="ce2">
            <text:p>15</text:p>
          </table:table-cell>
          <table:table-cell office:value-type="float" office:value="720" table:style-name="ce5">
            <text:p>720</text:p>
          </table:table-cell>
          <table:table-cell office:value-type="float" office:value="0.91" table:style-name="ce5">
            <text:p>0.91</text:p>
          </table:table-cell>
          <table:table-cell office:value-type="float" office:value="15" table:style-name="ce5">
            <text:p>1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INTALYS</text:p>
          </table:table-cell>
          <table:table-cell office:value-type="float" office:value="350" table:style-name="ce4">
            <text:p>350</text:p>
          </table:table-cell>
          <table:table-cell office:value-type="float" office:value="930" table:style-name="ce2">
            <text:p>93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30" table:style-name="ce5">
            <text:p>930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INTHA</text:p>
          </table:table-cell>
          <table:table-cell office:value-type="float" office:value="350" table:style-name="ce4">
            <text:p>350</text:p>
          </table:table-cell>
          <table:table-cell office:value-type="float" office:value="930" table:style-name="ce2">
            <text:p>93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30" table:style-name="ce5">
            <text:p>930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GENIAL MAX</text:p>
          </table:table-cell>
          <table:table-cell office:value-type="float" office:value="350" table:style-name="ce4">
            <text:p>350</text:p>
          </table:table-cell>
          <table:table-cell office:value-type="float" office:value="930" table:style-name="ce2">
            <text:p>93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30" table:style-name="ce5">
            <text:p>930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SPAGHETTI 250 G</text:p>
          </table:table-cell>
          <table:table-cell office:value-type="float" office:value="350" table:style-name="ce4">
            <text:p>350</text:p>
          </table:table-cell>
          <table:table-cell office:value-type="float" office:value="780" table:style-name="ce2">
            <text:p>78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80" table:style-name="ce5">
            <text:p>78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BIANCA 1K</text:p>
          </table:table-cell>
          <table:table-cell office:value-type="float" office:value="250" table:style-name="ce4">
            <text:p>250</text:p>
          </table:table-cell>
          <table:table-cell office:value-type="float" office:value="750" table:style-name="ce2">
            <text:p>7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50" table:style-name="ce5">
            <text:p>7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BIANCA FINE 1K</text:p>
          </table:table-cell>
          <table:table-cell office:value-type="float" office:value="250" table:style-name="ce4">
            <text:p>250</text:p>
          </table:table-cell>
          <table:table-cell office:value-type="float" office:value="750" table:style-name="ce2">
            <text:p>7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50" table:style-name="ce5">
            <text:p>7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COUSCO MOY 1Kg</text:p>
          </table:table-cell>
          <table:table-cell office:value-type="float" office:value="250" table:style-name="ce4">
            <text:p>250</text:p>
          </table:table-cell>
          <table:table-cell office:value-type="float" office:value="750" table:style-name="ce2">
            <text:p>750</text:p>
          </table:table-cell>
          <table:table-cell office:value-type="float" office:value="0.92" table:style-name="ce2">
            <text:p>0.92</text:p>
          </table:table-cell>
          <table:table-cell office:value-type="float" office:value="20" table:style-name="ce2">
            <text:p>20</text:p>
          </table:table-cell>
          <table:table-cell office:value-type="float" office:value="750" table:style-name="ce5">
            <text:p>7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SPAGHETTI N2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SPAGHETTI <text:s/>N1 <text:s/>500g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SPAGHETTI <text:s/>N3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FELL N°2 500g</text:p>
          </table:table-cell>
          <table:table-cell office:value-type="float" office:value="350" table:style-name="ce4">
            <text:p>350</text:p>
          </table:table-cell>
          <table:table-cell office:value-type="float" office:value="770" table:style-name="ce2">
            <text:p>77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70" table:style-name="ce5">
            <text:p>77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LANGUE D'OISEAU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SOUPE D'ORGE 250g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COUDE N°1 500g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SPG N°2 1 Kg</text:p>
          </table:table-cell>
          <table:table-cell office:value-type="float" office:value="350" table:style-name="ce4">
            <text:p>3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30" table:style-name="ce5">
            <text:p>63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MHAMMES N°2</text:p>
          </table:table-cell>
          <table:table-cell office:value-type="float" office:value="250" table:style-name="ce4">
            <text:p>2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50" table:style-name="ce5">
            <text:p>6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GENNY 500 g</text:p>
          </table:table-cell>
          <table:table-cell office:value-type="float" office:value="250" table:style-name="ce4">
            <text:p>2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50" table:style-name="ce5">
            <text:p>6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GENNY 1 kg</text:p>
          </table:table-cell>
          <table:table-cell office:value-type="float" office:value="250" table:style-name="ce4">
            <text:p>250</text:p>
          </table:table-cell>
          <table:table-cell office:value-type="float" office:value="750" table:style-name="ce2">
            <text:p>7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50" table:style-name="ce5">
            <text:p>7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UNPA SEMOULE 1 Kg</text:p>
          </table:table-cell>
          <table:table-cell office:value-type="float" office:value="250" table:style-name="ce4">
            <text:p>2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50" table:style-name="ce5">
            <text:p>650</text:p>
          </table:table-cell>
          <table:table-cell office:value-type="float" office:value="0.92" table:style-name="ce5">
            <text:p>0.92</text:p>
          </table:table-cell>
          <table:table-cell office:value-type="float" office:value="25" table:style-name="ce5">
            <text:p>25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COUDE N°1 <text:s/>500g<text:s/>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SPAGHETTI <text:s text:c="2"/>N°1 <text:s text:c="2"/>500g</text:p>
          </table:table-cell>
          <table:table-cell office:value-type="float" office:value="350" table:style-name="ce4">
            <text:p>350</text:p>
          </table:table-cell>
          <table:table-cell office:value-type="float" office:value="680" table:style-name="ce2">
            <text:p>68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80" table:style-name="ce5">
            <text:p>68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SPAGHETTI <text:s/>N°3 500g</text:p>
          </table:table-cell>
          <table:table-cell office:value-type="float" office:value="350" table:style-name="ce4">
            <text:p>350</text:p>
          </table:table-cell>
          <table:table-cell office:value-type="float" office:value="680" table:style-name="ce2">
            <text:p>68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80" table:style-name="ce5">
            <text:p>68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PLUME COURT 500g</text:p>
          </table:table-cell>
          <table:table-cell office:value-type="float" office:value="350" table:style-name="ce4">
            <text:p>350</text:p>
          </table:table-cell>
          <table:table-cell office:value-type="float" office:value="770" table:style-name="ce2">
            <text:p>77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70" table:style-name="ce5">
            <text:p>77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CHEVEUX D'ANGE</text:p>
          </table:table-cell>
          <table:table-cell office:value-type="float" office:value="350" table:style-name="ce4">
            <text:p>350</text:p>
          </table:table-cell>
          <table:table-cell office:value-type="float" office:value="800" table:style-name="ce2">
            <text:p>8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800" table:style-name="ce5">
            <text:p>8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FELL N3</text:p>
          </table:table-cell>
          <table:table-cell office:value-type="float" office:value="350" table:style-name="ce4">
            <text:p>350</text:p>
          </table:table-cell>
          <table:table-cell office:value-type="float" office:value="770" table:style-name="ce2">
            <text:p>77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70" table:style-name="ce5">
            <text:p>77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FELL N1 500g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7">
            <text:p>WARDA SEMOULE FINE 1kg</text:p>
          </table:table-cell>
          <table:table-cell office:value-type="float" office:value="350" table:style-name="ce4">
            <text:p>350</text:p>
          </table:table-cell>
          <table:table-cell office:value-type="float" office:value="680" table:style-name="ce2">
            <text:p>68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80" table:style-name="ce5">
            <text:p>680</text:p>
          </table:table-cell>
          <table:table-cell office:value-type="float" office:value="0.91" table:style-name="ce5">
            <text:p>0.91</text:p>
          </table:table-cell>
          <table:table-cell office:value-type="float" office:value="35" table:style-name="ce5">
            <text:p>3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WARDA COUSCOUS MOYEN 1 kg<text:s/></text:p>
          </table:table-cell>
          <table:table-cell office:value-type="float" office:value="250" table:style-name="ce4">
            <text:p>250</text:p>
          </table:table-cell>
          <table:table-cell office:value-type="float" office:value="750" table:style-name="ce2">
            <text:p>7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50" table:style-name="ce5">
            <text:p>750</text:p>
          </table:table-cell>
          <table:table-cell office:value-type="float" office:value="0.92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COQUETTE 1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SPAGHETTI 2 <text:s/>250 G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SPAGHETTI 2,5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SPAGHETTI <text:s/>N°1 <text:s/>500g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SPAGHETTI <text:s/>N°1,5 <text:s/>500g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-SPAGHETTI <text:s/>N°3 <text:s/>500g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LANGUE OISEAU 500g<text:s/>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MHAMMES N°3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FELL N°2 500g<text:s/>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FELL N°3 500g<text:s/>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CAVATONI 500 g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FELL N° 2,5 500g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COUDE RIGATE 3<text:s/>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COUSCOUS BIANCA 1Kg<text:s/></text:p>
          </table:table-cell>
          <table:table-cell office:value-type="float" office:value="350" table:style-name="ce4">
            <text:p>350</text:p>
          </table:table-cell>
          <table:table-cell office:value-type="float" office:value="750" table:style-name="ce2">
            <text:p>7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50" table:style-name="ce5">
            <text:p>7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MHAMMES 250g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PLUME N°1 <text:s text:c="2"/>500g<text:s/>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COQUETTE 2 <text:s/>500 g<text:s/>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PLUME N°2 500g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NOUASER 500g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MAGLIATTA <text:s/>500g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TAGLIATELLA <text:s/>N°2</text:p>
          </table:table-cell>
          <table:table-cell office:value-type="float" office:value="350" table:style-name="ce4">
            <text:p>350</text:p>
          </table:table-cell>
          <table:table-cell office:value-type="float" office:value="890" table:style-name="ce2">
            <text:p>89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890" table:style-name="ce5">
            <text:p>89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ESCARGO 2 500g<text:s/>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FELL REGATE N°2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LANGUE OISEAU 250g<text:s/>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COUDE 1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SPG N2 1kg</text:p>
          </table:table-cell>
          <table:table-cell office:value-type="float" office:value="350" table:style-name="ce4">
            <text:p>350</text:p>
          </table:table-cell>
          <table:table-cell office:value-type="float" office:value="640" table:style-name="ce2">
            <text:p>64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40" table:style-name="ce5">
            <text:p>64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FELL N°1,5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FELL N°1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CHEVEUX D'ANGE 500g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MHAMMES N°1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MID SPG BIANCA <text:s/>500 g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UN <text:s/>CHIPS SEL+FORMAGE<text:s/>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UN CHIPS PAPRIKA+BARB,GM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ONIO-SOUR CREAM+CHILI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UN CHIPS SEL+PAPRIKA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R CHIPS AIL PERSI+ROM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UN CHIPS OJJA+LABLABI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UN CHIPS ONION-CREAM+CHIL</text:p>
          </table:table-cell>
          <table:table-cell office:value-type="float" office:value="350" table:style-name="ce4">
            <text:p>350</text:p>
          </table:table-cell>
          <table:table-cell office:value-type="float" office:value="920" table:style-name="ce2">
            <text:p>9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920" table:style-name="ce5">
            <text:p>92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UN CHIPS SEL+FORMAGE</text:p>
          </table:table-cell>
          <table:table-cell office:value-type="float" office:value="350" table:style-name="ce4">
            <text:p>350</text:p>
          </table:table-cell>
          <table:table-cell office:value-type="float" office:value="920" table:style-name="ce2">
            <text:p>9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920" table:style-name="ce5">
            <text:p>92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UN CHIPS PAPRIKA+BARB,PM</text:p>
          </table:table-cell>
          <table:table-cell office:value-type="float" office:value="350" table:style-name="ce4">
            <text:p>350</text:p>
          </table:table-cell>
          <table:table-cell office:value-type="float" office:value="920" table:style-name="ce2">
            <text:p>9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920" table:style-name="ce5">
            <text:p>92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UN CHIPS PAPRIKA+FORMAGE,PM</text:p>
          </table:table-cell>
          <table:table-cell office:value-type="float" office:value="350" table:style-name="ce4">
            <text:p>350</text:p>
          </table:table-cell>
          <table:table-cell office:value-type="float" office:value="620" table:style-name="ce2">
            <text:p>62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620" table:style-name="ce5">
            <text:p>62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number-rows-repeated="2" table:style-name="ro3">
          <table:table-cell office:value-type="string" table:style-name="ce6">
            <text:p>JOY'S FROM+CHESSE BURG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JOY'S SEL X2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R CHIPS ONION+TRUFFE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G J'AIME SEL/FROMAGE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G J'AIME CHESSE/PAPRIKA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G J'AIME AIL PAPRIKA/BARBAC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OUS LES JOURS SEL/FROMAGE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OUS LES JOURS PAPRIKA/BARBAC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G J'AIME TRUFFE/HARISSA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FOURMET PAPRIKA+FROMAGE</text:p>
          </table:table-cell>
          <table:table-cell office:value-type="float" office:value="350" table:style-name="ce4">
            <text:p>350</text:p>
          </table:table-cell>
          <table:table-cell office:value-type="float" office:value="620" table:style-name="ce2">
            <text:p>6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20" table:style-name="ce5">
            <text:p>62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SDM 300<text:s/>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FLORAL 300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CITRON 300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SAVON SOFT 300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25" table:style-name="ce5">
            <text:p>25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CITRON 250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ROSE 250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SAVON 250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SDM 220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CITRON 220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FLORAL 220</text:p>
          </table:table-cell>
          <table:table-cell office:value-type="float" office:value="250" table:style-name="ce4">
            <text:p>250</text:p>
          </table:table-cell>
          <table:table-cell office:value-type="float" office:value="860" table:style-name="ce2">
            <text:p>86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60" table:style-name="ce5">
            <text:p>8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CITRON 160</text:p>
          </table:table-cell>
          <table:table-cell office:value-type="float" office:value="250" table:style-name="ce4">
            <text:p>250</text:p>
          </table:table-cell>
          <table:table-cell office:value-type="float" office:value="720" table:style-name="ce2">
            <text:p>7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20" table:style-name="ce5">
            <text:p>720</text:p>
          </table:table-cell>
          <table:table-cell office:value-type="float" office:value="0.92" table:style-name="ce5">
            <text:p>0.92</text:p>
          </table:table-cell>
          <table:table-cell office:value-type="float" office:value="25" table:style-name="ce5">
            <text:p>25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SDM 160</text:p>
          </table:table-cell>
          <table:table-cell office:value-type="float" office:value="250" table:style-name="ce4">
            <text:p>250</text:p>
          </table:table-cell>
          <table:table-cell office:value-type="float" office:value="720" table:style-name="ce2">
            <text:p>7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20" table:style-name="ce5">
            <text:p>720</text:p>
          </table:table-cell>
          <table:table-cell office:value-type="float" office:value="0.92" table:style-name="ce5">
            <text:p>0.92</text:p>
          </table:table-cell>
          <table:table-cell office:value-type="float" office:value="25" table:style-name="ce5">
            <text:p>25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FLORAL 160</text:p>
          </table:table-cell>
          <table:table-cell office:value-type="float" office:value="250" table:style-name="ce4">
            <text:p>250</text:p>
          </table:table-cell>
          <table:table-cell office:value-type="float" office:value="720" table:style-name="ce2">
            <text:p>7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20" table:style-name="ce5">
            <text:p>720</text:p>
          </table:table-cell>
          <table:table-cell office:value-type="float" office:value="0.92" table:style-name="ce5">
            <text:p>0.92</text:p>
          </table:table-cell>
          <table:table-cell office:value-type="float" office:value="25" table:style-name="ce5">
            <text:p>25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 ANTI-TACHE VERT 160</text:p>
          </table:table-cell>
          <table:table-cell office:value-type="float" office:value="250" table:style-name="ce4">
            <text:p>250</text:p>
          </table:table-cell>
          <table:table-cell office:value-type="float" office:value="720" table:style-name="ce2">
            <text:p>7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20" table:style-name="ce5">
            <text:p>720</text:p>
          </table:table-cell>
          <table:table-cell office:value-type="float" office:value="0.92" table:style-name="ce5">
            <text:p>0.92</text:p>
          </table:table-cell>
          <table:table-cell office:value-type="float" office:value="25" table:style-name="ce5">
            <text:p>25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 ANTI-TACHE ORANGE 160</text:p>
          </table:table-cell>
          <table:table-cell office:value-type="float" office:value="250" table:style-name="ce4">
            <text:p>250</text:p>
          </table:table-cell>
          <table:table-cell office:value-type="float" office:value="720" table:style-name="ce2">
            <text:p>7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20" table:style-name="ce5">
            <text:p>720</text:p>
          </table:table-cell>
          <table:table-cell office:value-type="float" office:value="0.92" table:style-name="ce5">
            <text:p>0.92</text:p>
          </table:table-cell>
          <table:table-cell office:value-type="float" office:value="25" table:style-name="ce5">
            <text:p>25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 ANTI-TACHE BLEU 160</text:p>
          </table:table-cell>
          <table:table-cell office:value-type="float" office:value="250" table:style-name="ce4">
            <text:p>250</text:p>
          </table:table-cell>
          <table:table-cell office:value-type="float" office:value="720" table:style-name="ce2">
            <text:p>72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20" table:style-name="ce5">
            <text:p>720</text:p>
          </table:table-cell>
          <table:table-cell office:value-type="float" office:value="0.92" table:style-name="ce5">
            <text:p>0.92</text:p>
          </table:table-cell>
          <table:table-cell office:value-type="float" office:value="25" table:style-name="ce5">
            <text:p>25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PAGHETTI LUCCINI500g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P N°1 ADABI500-HALUS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P N°3 ADABI500-KASAR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NOUILLE N°1-ADABI500</text:p>
          </table:table-cell>
          <table:table-cell office:value-type="float" office:value="350" table:style-name="ce4">
            <text:p>350</text:p>
          </table:table-cell>
          <table:table-cell office:value-type="float" office:value="700" table:style-name="ce2">
            <text:p>70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00" table:style-name="ce5">
            <text:p>70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ELLAMA SPG N°2 400G</text:p>
          </table:table-cell>
          <table:table-cell office:value-type="float" office:value="350" table:style-name="ce4">
            <text:p>350</text:p>
          </table:table-cell>
          <table:table-cell office:value-type="float" office:value="680" table:style-name="ce2">
            <text:p>68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80" table:style-name="ce5">
            <text:p>68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PIGA FELL 2 500g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ESCARGOT ALYSSA 500g</text:p>
          </table:table-cell>
          <table:table-cell office:value-type="float" office:value="350" table:style-name="ce4">
            <text:p>350</text:p>
          </table:table-cell>
          <table:table-cell office:value-type="float" office:value="770" table:style-name="ce2">
            <text:p>77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70" table:style-name="ce5">
            <text:p>77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OUDE 2 ALYSSA 500g</text:p>
          </table:table-cell>
          <table:table-cell office:value-type="float" office:value="350" table:style-name="ce4">
            <text:p>350</text:p>
          </table:table-cell>
          <table:table-cell office:value-type="float" office:value="770" table:style-name="ce2">
            <text:p>77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70" table:style-name="ce5">
            <text:p>77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ALYSSA COUSCOUS 500g</text:p>
          </table:table-cell>
          <table:table-cell office:value-type="float" office:value="250" table:style-name="ce4">
            <text:p>2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50" table:style-name="ce5">
            <text:p>6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DS COUS DIARI MOY 1K</text:p>
          </table:table-cell>
          <table:table-cell office:value-type="float" office:value="250" table:style-name="ce4">
            <text:p>250</text:p>
          </table:table-cell>
          <table:table-cell office:value-type="float" office:value="750" table:style-name="ce2">
            <text:p>7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50" table:style-name="ce5">
            <text:p>7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EPI D'OR COUS MOY 1KG</text:p>
          </table:table-cell>
          <table:table-cell office:value-type="float" office:value="250" table:style-name="ce4">
            <text:p>250</text:p>
          </table:table-cell>
          <table:table-cell office:value-type="float" office:value="750" table:style-name="ce2">
            <text:p>75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50" table:style-name="ce5">
            <text:p>7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OUSCOUS INTEGRAL 500</text:p>
          </table:table-cell>
          <table:table-cell office:value-type="float" office:value="350" table:style-name="ce4">
            <text:p>350</text:p>
          </table:table-cell>
          <table:table-cell office:value-type="float" office:value="560" table:style-name="ce2">
            <text:p>5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560" table:style-name="ce5">
            <text:p>5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GLIETTA N°2 500G</text:p>
          </table:table-cell>
          <table:table-cell office:value-type="float" office:value="350" table:style-name="ce4">
            <text:p>350</text:p>
          </table:table-cell>
          <table:table-cell office:value-type="float" office:value="760" table:style-name="ce2">
            <text:p>76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60" table:style-name="ce5">
            <text:p>76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DS FELL N°3 400G</text:p>
          </table:table-cell>
          <table:table-cell office:value-type="float" office:value="350" table:style-name="ce4">
            <text:p>350</text:p>
          </table:table-cell>
          <table:table-cell office:value-type="float" office:value="800" table:style-name="ce2">
            <text:p>80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00" table:style-name="ce5">
            <text:p>800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JAWHARA P.C N°1 400G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JAWHARA P.C N°2 400G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JAWHARA P.C N°3 400G</text:p>
          </table:table-cell>
          <table:table-cell office:value-type="float" office:value="350" table:style-name="ce4">
            <text:p>350</text:p>
          </table:table-cell>
          <table:table-cell office:value-type="float" office:value="650" table:style-name="ce2">
            <text:p>6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50" table:style-name="ce5">
            <text:p>6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ELLAMA COUSC MOYEN 1K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EMOULE ZITOUNA MOY 1</text:p>
          </table:table-cell>
          <table:table-cell office:value-type="float" office:value="350" table:style-name="ce4">
            <text:p>350</text:p>
          </table:table-cell>
          <table:table-cell office:value-type="float" office:value="965" table:style-name="ce2">
            <text:p>965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65" table:style-name="ce5">
            <text:p>965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EMOULE ZITOUNA GROS1</text:p>
          </table:table-cell>
          <table:table-cell office:value-type="float" office:value="350" table:style-name="ce4">
            <text:p>350</text:p>
          </table:table-cell>
          <table:table-cell office:value-type="float" office:value="965" table:style-name="ce2">
            <text:p>965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65" table:style-name="ce5">
            <text:p>965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EMOULE ZITOUNA FINE1</text:p>
          </table:table-cell>
          <table:table-cell office:value-type="float" office:value="350" table:style-name="ce4">
            <text:p>350</text:p>
          </table:table-cell>
          <table:table-cell office:value-type="float" office:value="965" table:style-name="ce2">
            <text:p>965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65" table:style-name="ce5">
            <text:p>965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GMS SEMOULE FINE 1KG</text:p>
          </table:table-cell>
          <table:table-cell office:value-type="float" office:value="350" table:style-name="ce4">
            <text:p>350</text:p>
          </table:table-cell>
          <table:table-cell office:value-type="float" office:value="965" table:style-name="ce2">
            <text:p>965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65" table:style-name="ce5">
            <text:p>965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RANDA TCHICH 1KG</text:p>
          </table:table-cell>
          <table:table-cell office:value-type="float" office:value="250" table:style-name="ce6">
            <text:p>250</text:p>
          </table:table-cell>
          <table:table-cell office:value-type="float" office:value="750" table:style-name="ce2">
            <text:p>7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50" table:style-name="ce5">
            <text:p>7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AMT AMELIORANT 50G</text:p>
          </table:table-cell>
          <table:table-cell office:value-type="float" office:value="250" table:style-name="ce4">
            <text:p>250</text:p>
          </table:table-cell>
          <table:table-cell office:value-type="float" office:value="780" table:style-name="ce2">
            <text:p>78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80" table:style-name="ce5">
            <text:p>780</text:p>
          </table:table-cell>
          <table:table-cell office:value-type="float" office:value="0.92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AMALGAME COOL BAR</text:p>
          </table:table-cell>
          <table:table-cell office:value-type="float" office:value="350" table:style-name="ce4">
            <text:p>350</text:p>
          </table:table-cell>
          <table:table-cell office:value-type="float" office:value="740" table:style-name="ce2">
            <text:p>74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40" table:style-name="ce5">
            <text:p>74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URCUMA BEHI</text:p>
          </table:table-cell>
          <table:table-cell office:value-type="float" office:value="300" table:style-name="ce4">
            <text:p>300</text:p>
          </table:table-cell>
          <table:table-cell office:value-type="float" office:value="800" table:style-name="ce2">
            <text:p>800</text:p>
          </table:table-cell>
          <table:table-cell office:value-type="float" office:value="1.395" table:style-name="ce2">
            <text:p>1.395</text:p>
          </table:table-cell>
          <table:table-cell office:value-type="float" office:value="12" table:style-name="ce2">
            <text:p>12</text:p>
          </table:table-cell>
          <table:table-cell office:value-type="float" office:value="800" table:style-name="ce5">
            <text:p>800</text:p>
          </table:table-cell>
          <table:table-cell office:value-type="float" office:value="0.92" table:style-name="ce5">
            <text:p>0.92</text:p>
          </table:table-cell>
          <table:table-cell office:value-type="float" office:value="60" table:style-name="ce5">
            <text:p>60</text:p>
          </table:table-cell>
          <table:table-cell office:value-type="float" office:value="2.2000000000000002" table:style-name="ce5">
            <text:p>2.2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.EPIC POUL/TUMI/P.NO</text:p>
          </table:table-cell>
          <table:table-cell office:value-type="float" office:value="300" table:style-name="ce4">
            <text:p>300</text:p>
          </table:table-cell>
          <table:table-cell office:value-type="float" office:value="800" table:style-name="ce2">
            <text:p>800</text:p>
          </table:table-cell>
          <table:table-cell office:value-type="float" office:value="1.395" table:style-name="ce2">
            <text:p>1.395</text:p>
          </table:table-cell>
          <table:table-cell office:value-type="float" office:value="12" table:style-name="ce2">
            <text:p>12</text:p>
          </table:table-cell>
          <table:table-cell office:value-type="float" office:value="800" table:style-name="ce5">
            <text:p>800</text:p>
          </table:table-cell>
          <table:table-cell office:value-type="float" office:value="0.92" table:style-name="ce5">
            <text:p>0.92</text:p>
          </table:table-cell>
          <table:table-cell office:value-type="float" office:value="60" table:style-name="ce5">
            <text:p>60</text:p>
          </table:table-cell>
          <table:table-cell office:value-type="float" office:value="2.2000000000000002" table:style-name="ce5">
            <text:p>2.2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RAS HAN/TURMRC/7 SPIC</text:p>
          </table:table-cell>
          <table:table-cell office:value-type="float" office:value="300" table:style-name="ce4">
            <text:p>300</text:p>
          </table:table-cell>
          <table:table-cell office:value-type="float" office:value="800" table:style-name="ce2">
            <text:p>800</text:p>
          </table:table-cell>
          <table:table-cell office:value-type="float" office:value="1.395" table:style-name="ce2">
            <text:p>1.395</text:p>
          </table:table-cell>
          <table:table-cell office:value-type="float" office:value="12" table:style-name="ce2">
            <text:p>12</text:p>
          </table:table-cell>
          <table:table-cell office:value-type="float" office:value="800" table:style-name="ce5">
            <text:p>800</text:p>
          </table:table-cell>
          <table:table-cell office:value-type="float" office:value="0.92" table:style-name="ce5">
            <text:p>0.92</text:p>
          </table:table-cell>
          <table:table-cell office:value-type="float" office:value="60" table:style-name="ce5">
            <text:p>60</text:p>
          </table:table-cell>
          <table:table-cell office:value-type="float" office:value="2.2000000000000002" table:style-name="ce5">
            <text:p>2.2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2SPICE/CORIANDER/4SPI</text:p>
          </table:table-cell>
          <table:table-cell office:value-type="float" office:value="300" table:style-name="ce4">
            <text:p>300</text:p>
          </table:table-cell>
          <table:table-cell office:value-type="float" office:value="800" table:style-name="ce2">
            <text:p>800</text:p>
          </table:table-cell>
          <table:table-cell office:value-type="float" office:value="1.395" table:style-name="ce2">
            <text:p>1.395</text:p>
          </table:table-cell>
          <table:table-cell office:value-type="float" office:value="12" table:style-name="ce2">
            <text:p>12</text:p>
          </table:table-cell>
          <table:table-cell office:value-type="float" office:value="800" table:style-name="ce5">
            <text:p>800</text:p>
          </table:table-cell>
          <table:table-cell office:value-type="float" office:value="0.92" table:style-name="ce5">
            <text:p>0.92</text:p>
          </table:table-cell>
          <table:table-cell office:value-type="float" office:value="60" table:style-name="ce5">
            <text:p>60</text:p>
          </table:table-cell>
          <table:table-cell office:value-type="float" office:value="2.2000000000000002" table:style-name="ce5">
            <text:p>2.2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ARWAYA/MALOW/TURMRIC</text:p>
          </table:table-cell>
          <table:table-cell office:value-type="float" office:value="300" table:style-name="ce4">
            <text:p>300</text:p>
          </table:table-cell>
          <table:table-cell office:value-type="float" office:value="800" table:style-name="ce2">
            <text:p>800</text:p>
          </table:table-cell>
          <table:table-cell office:value-type="float" office:value="1.395" table:style-name="ce2">
            <text:p>1.395</text:p>
          </table:table-cell>
          <table:table-cell office:value-type="float" office:value="12" table:style-name="ce2">
            <text:p>12</text:p>
          </table:table-cell>
          <table:table-cell office:value-type="float" office:value="800" table:style-name="ce5">
            <text:p>800</text:p>
          </table:table-cell>
          <table:table-cell office:value-type="float" office:value="0.92" table:style-name="ce5">
            <text:p>0.92</text:p>
          </table:table-cell>
          <table:table-cell office:value-type="float" office:value="60" table:style-name="ce5">
            <text:p>60</text:p>
          </table:table-cell>
          <table:table-cell office:value-type="float" office:value="2.2000000000000002" table:style-name="ce5">
            <text:p>2.2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ZRAA SAUCISSE POULE</text:p>
          </table:table-cell>
          <table:table-cell office:value-type="float" office:value="200" table:style-name="ce4">
            <text:p>200</text:p>
          </table:table-cell>
          <table:table-cell office:value-type="float" office:value="450" table:style-name="ce2">
            <text:p>4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450" table:style-name="ce5">
            <text:p>45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ZRA JAMBON DE BŒUF</text:p>
          </table:table-cell>
          <table:table-cell office:value-type="float" office:value="200" table:style-name="ce4">
            <text:p>200</text:p>
          </table:table-cell>
          <table:table-cell office:value-type="float" office:value="450" table:style-name="ce2">
            <text:p>4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450" table:style-name="ce5">
            <text:p>45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ZRA JAMBON DE DIN FU</text:p>
          </table:table-cell>
          <table:table-cell office:value-type="float" office:value="200" table:style-name="ce4">
            <text:p>200</text:p>
          </table:table-cell>
          <table:table-cell office:value-type="float" office:value="450" table:style-name="ce2">
            <text:p>4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450" table:style-name="ce5">
            <text:p>45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ZRA JAMBON D DIND SV</text:p>
          </table:table-cell>
          <table:table-cell office:value-type="float" office:value="200" table:style-name="ce4">
            <text:p>200</text:p>
          </table:table-cell>
          <table:table-cell office:value-type="float" office:value="450" table:style-name="ce2">
            <text:p>4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450" table:style-name="ce5">
            <text:p>45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ZRA SAUCISSES FUMEE</text:p>
          </table:table-cell>
          <table:table-cell office:value-type="float" office:value="200" table:style-name="ce4">
            <text:p>200</text:p>
          </table:table-cell>
          <table:table-cell office:value-type="float" office:value="450" table:style-name="ce2">
            <text:p>4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450" table:style-name="ce5">
            <text:p>45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ZR SAUCI FUMEE LIYB</text:p>
          </table:table-cell>
          <table:table-cell office:value-type="float" office:value="200" table:style-name="ce4">
            <text:p>200</text:p>
          </table:table-cell>
          <table:table-cell office:value-type="float" office:value="450" table:style-name="ce2">
            <text:p>4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450" table:style-name="ce5">
            <text:p>45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ZRAA PEPERONI</text:p>
          </table:table-cell>
          <table:table-cell office:value-type="float" office:value="200" table:style-name="ce4">
            <text:p>200</text:p>
          </table:table-cell>
          <table:table-cell office:value-type="float" office:value="450" table:style-name="ce2">
            <text:p>4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450" table:style-name="ce5">
            <text:p>45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ZRAA JAMB BOEUF FU</text:p>
          </table:table-cell>
          <table:table-cell office:value-type="float" office:value="200" table:style-name="ce4">
            <text:p>200</text:p>
          </table:table-cell>
          <table:table-cell office:value-type="float" office:value="450" table:style-name="ce2">
            <text:p>4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450" table:style-name="ce5">
            <text:p>45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ZRA JAMB DIND FUME</text:p>
          </table:table-cell>
          <table:table-cell office:value-type="float" office:value="200" table:style-name="ce4">
            <text:p>200</text:p>
          </table:table-cell>
          <table:table-cell office:value-type="float" office:value="450" table:style-name="ce2">
            <text:p>4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450" table:style-name="ce5">
            <text:p>45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OGO EL MAZRAA</text:p>
          </table:table-cell>
          <table:table-cell office:value-type="float" office:value="200" table:style-name="ce4">
            <text:p>200</text:p>
          </table:table-cell>
          <table:table-cell office:value-type="float" office:value="600" table:style-name="ce2">
            <text:p>60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600" table:style-name="ce5">
            <text:p>600</text:p>
          </table:table-cell>
          <table:table-cell office:value-type="float" office:value="0.92" table:style-name="ce5">
            <text:p>0.92</text:p>
          </table:table-cell>
          <table:table-cell office:value-type="float" office:value="70" table:style-name="ce5">
            <text:p>7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E FONDANT 1KG</text:p>
          </table:table-cell>
          <table:table-cell office:value-type="float" office:value="200" table:style-name="ce4">
            <text:p>200</text:p>
          </table:table-cell>
          <table:table-cell office:value-type="float" office:value="550" table:style-name="ce2">
            <text:p>550</text:p>
          </table:table-cell>
          <table:table-cell office:value-type="float" office:value="1.1599999999999999" table:style-name="ce2">
            <text:p>1.16</text:p>
          </table:table-cell>
          <table:table-cell office:value-type="float" office:value="15" table:style-name="ce2">
            <text:p>15</text:p>
          </table:table-cell>
          <table:table-cell office:value-type="float" office:value="550" table:style-name="ce5">
            <text:p>550</text:p>
          </table:table-cell>
          <table:table-cell office:value-type="float" office:value="0.92" table:style-name="ce5">
            <text:p>0.92</text:p>
          </table:table-cell>
          <table:table-cell office:value-type="float" office:value="50" table:style-name="ce5">
            <text:p>5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KWIKA EL MAZRAA</text:p>
          </table:table-cell>
          <table:table-cell office:value-type="float" office:value="200" table:style-name="ce4">
            <text:p>200</text:p>
          </table:table-cell>
          <table:table-cell office:value-type="float" office:value="600" table:style-name="ce2">
            <text:p>600</text:p>
          </table:table-cell>
          <table:table-cell office:value-type="float" office:value="0.92" table:style-name="ce2">
            <text:p>0.92</text:p>
          </table:table-cell>
          <table:table-cell office:value-type="float" office:value="40" table:style-name="ce2">
            <text:p>40</text:p>
          </table:table-cell>
          <table:table-cell office:value-type="float" office:value="600" table:style-name="ce5">
            <text:p>600</text:p>
          </table:table-cell>
          <table:table-cell office:value-type="float" office:value="0.92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2.5" table:style-name="ce5">
            <text:p>2.5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JADIDA SAVOUREUSE 2.5</text:p>
          </table:table-cell>
          <table:table-cell office:value-type="float" office:value="200" table:style-name="ce4">
            <text:p>200</text:p>
          </table:table-cell>
          <table:table-cell office:value-type="float" office:value="800" table:style-name="ce8">
            <text:p>800</text:p>
          </table:table-cell>
          <table:table-cell office:value-type="float" office:value="2.7" table:style-name="ce2">
            <text:p>2.7</text:p>
          </table:table-cell>
          <table:table-cell office:value-type="float" office:value="80" table:style-name="ce2">
            <text:p>80</text:p>
          </table:table-cell>
          <table:table-cell table:style-name="ce5"/>
          <table:table-cell office:value-type="float" office:value="2.7" table:style-name="ce5">
            <text:p>2.7</text:p>
          </table:table-cell>
          <table:table-cell office:value-type="float" office:value="8" table:style-name="ce5">
            <text:p>8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S FLORA FRAICH300</text:p>
          </table:table-cell>
          <table:table-cell office:value-type="float" office:value="250" table:style-name="ce4">
            <text:p>250</text:p>
          </table:table-cell>
          <table:table-cell office:value-type="float" office:value="940" table:style-name="ce2">
            <text:p>94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940" table:style-name="ce5">
            <text:p>94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S ANT-TAC VERT300</text:p>
          </table:table-cell>
          <table:table-cell office:value-type="float" office:value="250" table:style-name="ce4">
            <text:p>250</text:p>
          </table:table-cell>
          <table:table-cell office:value-type="float" office:value="940" table:style-name="ce2">
            <text:p>94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940" table:style-name="ce5">
            <text:p>94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S SDM ANT-TACH300</text:p>
          </table:table-cell>
          <table:table-cell office:value-type="float" office:value="250" table:style-name="ce4">
            <text:p>250</text:p>
          </table:table-cell>
          <table:table-cell office:value-type="float" office:value="940" table:style-name="ce2">
            <text:p>94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940" table:style-name="ce5">
            <text:p>94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AL AMIRA COUS MOY 1Kg</text:p>
          </table:table-cell>
          <table:table-cell office:value-type="float" office:value="250" table:style-name="ce4">
            <text:p>250</text:p>
          </table:table-cell>
          <table:table-cell office:value-type="float" office:value="760" table:style-name="ce2">
            <text:p>760</text:p>
          </table:table-cell>
          <table:table-cell office:value-type="float" office:value="0.92" table:style-name="ce2">
            <text:p>0.92</text:p>
          </table:table-cell>
          <table:table-cell office:value-type="float" office:value="20" table:style-name="ce2">
            <text:p>20</text:p>
          </table:table-cell>
          <table:table-cell office:value-type="float" office:value="760" table:style-name="ce5">
            <text:p>76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AL AMIRA COUS MOY500g</text:p>
          </table:table-cell>
          <table:table-cell office:value-type="float" office:value="250" table:style-name="ce4">
            <text:p>250</text:p>
          </table:table-cell>
          <table:table-cell office:value-type="float" office:value="650" table:style-name="ce2">
            <text:p>650</text:p>
          </table:table-cell>
          <table:table-cell office:value-type="float" office:value="0.92" table:style-name="ce2">
            <text:p>0.92</text:p>
          </table:table-cell>
          <table:table-cell office:value-type="float" office:value="20" table:style-name="ce2">
            <text:p>20</text:p>
          </table:table-cell>
          <table:table-cell office:value-type="float" office:value="650" table:style-name="ce5">
            <text:p>65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PIGA Spaghetti 2 500</text:p>
          </table:table-cell>
          <table:table-cell office:value-type="float" office:value="350" table:style-name="ce4">
            <text:p>350</text:p>
          </table:table-cell>
          <table:table-cell office:value-type="float" office:value="680" table:style-name="ce2">
            <text:p>68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680" table:style-name="ce5">
            <text:p>68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HAHRAZED DONUTS</text:p>
          </table:table-cell>
          <table:table-cell office:value-type="float" office:value="350" table:style-name="ce4">
            <text:p>350</text:p>
          </table:table-cell>
          <table:table-cell office:value-type="float" office:value="770" table:style-name="ce2">
            <text:p>77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770" table:style-name="ce5">
            <text:p>77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MARSEILL 1.25KG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92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SAVON SOFT 1.25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92" table:style-name="ce5">
            <text:p>0.9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ITO KATCHUP</text:p>
          </table:table-cell>
          <table:table-cell office:value-type="float" office:value="350" table:style-name="ce4">
            <text:p>350</text:p>
          </table:table-cell>
          <table:table-cell office:value-type="float" office:value="830" table:style-name="ce2">
            <text:p>8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30" table:style-name="ce5">
            <text:p>83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FOLO CHEEZE</text:p>
          </table:table-cell>
          <table:table-cell office:value-type="float" office:value="350" table:style-name="ce4">
            <text:p>350</text:p>
          </table:table-cell>
          <table:table-cell office:value-type="float" office:value="640" table:style-name="ce2">
            <text:p>64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40" table:style-name="ce5">
            <text:p>64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G J'AIME CHESSE/PAPR</text:p>
          </table:table-cell>
          <table:table-cell office:value-type="float" office:value="350" table:style-name="ce4">
            <text:p>350</text:p>
          </table:table-cell>
          <table:table-cell office:value-type="float" office:value="810" table:style-name="ce2">
            <text:p>81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810" table:style-name="ce5">
            <text:p>81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CITRON 1KG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62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FLORAL 1KG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62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LEAN SDM 1KG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62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 ANTI-TACH ORAN 1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62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S FRAICHE BLEU 1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62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 ANTI-TACH VERT 1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62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S TOP CITRON 1KG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62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LILAS TOP ROSE 1KG</text:p>
          </table:table-cell>
          <table:table-cell office:value-type="float" office:value="250" table:style-name="ce4">
            <text:p>250</text:p>
          </table:table-cell>
          <table:table-cell office:value-type="float" office:value="630" table:style-name="ce2">
            <text:p>6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630" table:style-name="ce5">
            <text:p>630</text:p>
          </table:table-cell>
          <table:table-cell office:value-type="float" office:value="0.62" table:style-name="ce5">
            <text:p>0.62</text:p>
          </table:table-cell>
          <table:table-cell office:value-type="float" office:value="40" table:style-name="ce5">
            <text:p>4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COUSCOUS INTEGRAL 1KG</text:p>
          </table:table-cell>
          <table:table-cell office:value-type="float" office:value="350" table:style-name="ce4">
            <text:p>350</text:p>
          </table:table-cell>
          <table:table-cell office:value-type="float" office:value="750" table:style-name="ce2">
            <text:p>75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50" table:style-name="ce5">
            <text:p>75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DELEINE 225G</text:p>
          </table:table-cell>
          <table:table-cell office:value-type="float" office:value="350" table:style-name="ce4">
            <text:p>350</text:p>
          </table:table-cell>
          <table:table-cell office:value-type="float" office:value="930" table:style-name="ce2">
            <text:p>93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30" table:style-name="ce5">
            <text:p>930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ADELEINE 400G</text:p>
          </table:table-cell>
          <table:table-cell office:value-type="float" office:value="350" table:style-name="ce4">
            <text:p>350</text:p>
          </table:table-cell>
          <table:table-cell office:value-type="float" office:value="930" table:style-name="ce2">
            <text:p>93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30" table:style-name="ce5">
            <text:p>930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MOULIN ORANGE/VANILLE</text:p>
          </table:table-cell>
          <table:table-cell office:value-type="float" office:value="350" table:style-name="ce4">
            <text:p>350</text:p>
          </table:table-cell>
          <table:table-cell office:value-type="float" office:value="930" table:style-name="ce2">
            <text:p>9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930" table:style-name="ce5">
            <text:p>93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FALFOUL DINOSAURE</text:p>
          </table:table-cell>
          <table:table-cell office:value-type="float" office:value="250" table:style-name="ce4">
            <text:p>250</text:p>
          </table:table-cell>
          <table:table-cell office:value-type="float" office:value="920" table:style-name="ce2">
            <text:p>920</text:p>
          </table:table-cell>
          <table:table-cell office:value-type="float" office:value="0.91" table:style-name="ce2">
            <text:p>0.91</text:p>
          </table:table-cell>
          <table:table-cell office:value-type="float" office:value="30" table:style-name="ce2">
            <text:p>30</text:p>
          </table:table-cell>
          <table:table-cell office:value-type="float" office:value="920" table:style-name="ce5">
            <text:p>920</text:p>
          </table:table-cell>
          <table:table-cell office:value-type="float" office:value="0.92" table:style-name="ce5">
            <text:p>0.92</text:p>
          </table:table-cell>
          <table:table-cell office:value-type="float" office:value="30" table:style-name="ce5">
            <text:p>30</text:p>
          </table:table-cell>
          <table:table-cell office:value-type="float" office:value="1.6" table:style-name="ce5">
            <text:p>1.6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PIGA SPG N°2 400G</text:p>
          </table:table-cell>
          <table:table-cell office:value-type="float" office:value="350" table:style-name="ce4">
            <text:p>350</text:p>
          </table:table-cell>
          <table:table-cell office:value-type="float" office:value="820" table:style-name="ce2">
            <text:p>82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820" table:style-name="ce5">
            <text:p>820</text:p>
          </table:table-cell>
          <table:table-cell office:value-type="float" office:value="0.91" table:style-name="ce5">
            <text:p>0.91</text:p>
          </table:table-cell>
          <table:table-cell office:value-type="float" office:value="25" table:style-name="ce5">
            <text:p>25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SPIGA PLUME N°2 400G</text:p>
          </table:table-cell>
          <table:table-cell office:value-type="float" office:value="350" table:style-name="ce4">
            <text:p>350</text:p>
          </table:table-cell>
          <table:table-cell office:value-type="float" office:value="710" table:style-name="ce2">
            <text:p>710</text:p>
          </table:table-cell>
          <table:table-cell office:value-type="float" office:value="0.91" table:style-name="ce2">
            <text:p>0.91</text:p>
          </table:table-cell>
          <table:table-cell office:value-type="float" office:value="25" table:style-name="ce2">
            <text:p>25</text:p>
          </table:table-cell>
          <table:table-cell office:value-type="float" office:value="710" table:style-name="ce5">
            <text:p>710</text:p>
          </table:table-cell>
          <table:table-cell office:value-type="float" office:value="0.91" table:style-name="ce5">
            <text:p>0.91</text:p>
          </table:table-cell>
          <table:table-cell office:value-type="float" office:value="30" table:style-name="ce5">
            <text:p>3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ARTELETTE FRAISE</text:p>
          </table:table-cell>
          <table:table-cell office:value-type="float" office:value="350" table:style-name="ce4">
            <text:p>350</text:p>
          </table:table-cell>
          <table:table-cell office:value-type="float" office:value="830" table:style-name="ce2">
            <text:p>8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30" table:style-name="ce5">
            <text:p>83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ARTELETTE POMME</text:p>
          </table:table-cell>
          <table:table-cell office:value-type="float" office:value="350" table:style-name="ce4">
            <text:p>350</text:p>
          </table:table-cell>
          <table:table-cell office:value-type="float" office:value="830" table:style-name="ce2">
            <text:p>8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30" table:style-name="ce5">
            <text:p>83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6">
            <text:p>TARTELETTE FIGUE</text:p>
          </table:table-cell>
          <table:table-cell office:value-type="float" office:value="350" table:style-name="ce4">
            <text:p>350</text:p>
          </table:table-cell>
          <table:table-cell office:value-type="float" office:value="830" table:style-name="ce2">
            <text:p>8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30" table:style-name="ce5">
            <text:p>83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style-name="ro3">
          <table:table-cell office:value-type="string" table:style-name="ce4">
            <text:p>TARTELETTE ABRICOT</text:p>
          </table:table-cell>
          <table:table-cell office:value-type="float" office:value="350" table:style-name="ce4">
            <text:p>350</text:p>
          </table:table-cell>
          <table:table-cell office:value-type="float" office:value="830" table:style-name="ce2">
            <text:p>830</text:p>
          </table:table-cell>
          <table:table-cell office:value-type="float" office:value="0.91" table:style-name="ce2">
            <text:p>0.91</text:p>
          </table:table-cell>
          <table:table-cell office:value-type="float" office:value="20" table:style-name="ce2">
            <text:p>20</text:p>
          </table:table-cell>
          <table:table-cell office:value-type="float" office:value="830" table:style-name="ce5">
            <text:p>830</text:p>
          </table:table-cell>
          <table:table-cell office:value-type="float" office:value="0.91" table:style-name="ce5">
            <text:p>0.91</text:p>
          </table:table-cell>
          <table:table-cell office:value-type="float" office:value="20" table:style-name="ce5">
            <text:p>20</text:p>
          </table:table-cell>
          <table:table-cell office:value-type="float" office:value="1.8" table:style-name="ce5">
            <text:p>1.8</text:p>
          </table:table-cell>
          <table:table-cell table:number-columns-repeated="16375"/>
        </table:table-row>
        <table:table-row table:number-rows-repeated="1048395" table:style-name="ro3">
          <table:table-cell table:number-columns-repeated="16384"/>
        </table:table-row>
      </table:table>
      <table:table table:name="Sheet1" table:style-name="ta2">
        <table:table-column table:style-name="co8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'file:///C:/Users/eya/Desktop/AZIZ/Standard_Recette_CNP%20Livrables%20managment22222.xlsx'#RC_Extrusion" table:style-name="ta3">
        <table:table-source xlink:href="file:///C:/Users/eya/Desktop/AZIZ/Standard_Recette_CNP%20Livrables%20managment22222.xlsx" table:table-name="RC_Extrus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eya/Desktop/AZIZ/Standard_Recette_CNP%20Livrables%20managment22222.xlsx'#RC_impression_Miraflex" table:style-name="ta3">
        <table:table-source xlink:href="file:///C:/Users/eya/Desktop/AZIZ/Standard_Recette_CNP%20Livrables%20managment22222.xlsx" table:table-name="RC_impression_Miraflex" table:mode="copy-results-only"/>
        <table:table-column/>
        <table:table-row>
          <table:table-cell office:value-type="string" office:string-value="Designation"/>
          <table:table-cell office:value-type="string" office:string-value="Vitesse thééorique [m/min] "/>
          <table:table-cell office:value-type="string" office:string-value="Largeur Laize [mm]"/>
          <table:table-cell office:value-type="string" office:string-value="Masse volumique film imprimé [Kg/cm3] "/>
          <table:table-cell office:value-type="string" office:string-value="Epaisseur laize [mm]"/>
          <table:table-cell office:value-type="string" office:string-value="Position 1 "/>
          <table:table-cell office:value-type="string" office:string-value="Position 1 %"/>
          <table:table-cell office:value-type="string" office:string-value="Position 2"/>
          <table:table-cell office:value-type="string" office:string-value="Position 2 %"/>
          <table:table-cell office:value-type="string" office:string-value="Position 3"/>
          <table:table-cell office:value-type="string" office:string-value="Position 3 %"/>
          <table:table-cell office:value-type="string" office:string-value="Position 4"/>
          <table:table-cell office:value-type="string" office:string-value="Position 4 %"/>
          <table:table-cell office:value-type="string" office:string-value="Position 5"/>
          <table:table-cell office:value-type="string" office:string-value="Position 5 %"/>
          <table:table-cell office:value-type="string" office:string-value="Position 6"/>
          <table:table-cell office:value-type="string" office:string-value="Position 6 %"/>
          <table:table-cell office:value-type="string" office:string-value="Position 7"/>
          <table:table-cell office:value-type="string" office:string-value="Position 7 %"/>
          <table:table-cell office:value-type="string" office:string-value="Position 8"/>
          <table:table-cell office:value-type="string" office:string-value="Position 8 %"/>
          <table:table-cell office:value-type="string" office:string-value="ALCOOL "/>
          <table:table-cell office:value-type="string" office:string-value="ALCOOL %"/>
          <table:table-cell office:value-type="string" office:string-value="ETHOXY"/>
          <table:table-cell office:value-type="string" office:string-value="ETHOXY %"/>
          <table:table-cell office:value-type="string" office:string-value="ACETATE"/>
          <table:table-cell office:value-type="string" office:string-value="ACETATE %"/>
          <table:table-cell table:number-columns-repeated="16357"/>
        </table:table-row>
        <table:table-row>
          <table:table-cell office:value-type="string" office:string-value="PALMA 2L"/>
          <table:table-cell office:value-type="float" office:value="300"/>
          <table:table-cell office:value-type="float" office:value="710"/>
          <table:table-cell office:value-type="float" office:value="0.62"/>
          <table:table-cell office:value-type="float" office:value="30"/>
          <table:table-cell office:value-type="float" office:value="12200057"/>
          <table:table-cell office:value-type="float" office:value="2.3E-5"/>
          <table:table-cell office:value-type="string" office:string-value="12200058L"/>
          <table:table-cell office:value-type="float" office:value="1.24E-2"/>
          <table:table-cell office:value-type="string" office:string-value="12130006L"/>
          <table:table-cell office:value-type="float" office:value="1.2999999999999999E-2"/>
          <table:table-cell office:value-type="string" office:string-value="12130002L"/>
          <table:table-cell office:value-type="float" office:value="6.5500000000000003E-3"/>
          <table:table-cell office:value-type="string" office:string-value="12130003L"/>
          <table:table-cell office:value-type="float" office:value="1.1299999999999999E-2"/>
          <table:table-cell office:value-type="string" office:string-value="12130012L"/>
          <table:table-cell office:value-type="float" office:value="2.9999999999999997E-4"/>
          <table:table-cell office:value-type="float" office:value="12130001"/>
          <table:table-cell office:value-type="float" office:value="6.2600000000000003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800000000000001E-4"/>
          <table:table-cell office:value-type="string" office:string-value="40200010L"/>
          <table:table-cell office:value-type="float" office:value="1.5500000000000001E-5"/>
          <table:table-cell office:value-type="string" office:string-value="Ref 40200003L"/>
          <table:table-cell office:value-type="float" office:value="4.6499999999999999E-5"/>
          <table:table-cell table:number-columns-repeated="16357"/>
        </table:table-row>
        <table:table-row>
          <table:table-cell office:value-type="string" office:string-value="MELLITI 1.5L"/>
          <table:table-cell office:value-type="float" office:value="300"/>
          <table:table-cell office:value-type="float" office:value="885"/>
          <table:table-cell office:value-type="float" office:value="0.62"/>
          <table:table-cell office:value-type="float" office:value="30"/>
          <table:table-cell office:value-type="string" office:string-value="12130002L"/>
          <table:table-cell office:value-type="float" office:value="2.98E-3"/>
          <table:table-cell office:value-type="string" office:string-value="12130001L"/>
          <table:table-cell office:value-type="float" office:value="5.1799999999999999E-2"/>
          <table:table-cell office:value-type="string" office:string-value="12130008L"/>
          <table:table-cell office:value-type="float" office:value="2.1499999999999998E-2"/>
          <table:table-cell office:value-type="string" office:string-value="12130006L"/>
          <table:table-cell office:value-type="float" office:value="1.634E-2"/>
          <table:table-cell office:value-type="string" office:string-value="40200013L"/>
          <table:table-cell office:value-type="float" office:value="1.5499999999999999E-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string" office:string-value="40200001L"/>
          <table:table-cell office:value-type="float" office:value="2.1499999999999998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4.0000000000000001E-3"/>
          <table:table-cell table:number-columns-repeated="16357"/>
        </table:table-row>
        <table:table-row>
          <table:table-cell office:value-type="string" office:string-value="MARWA 1.5L"/>
          <table:table-cell office:value-type="float" office:value="300"/>
          <table:table-cell office:value-type="float" office:value="920"/>
          <table:table-cell office:value-type="float" office:value="0.62"/>
          <table:table-cell office:value-type="float" office:value="30"/>
          <table:table-cell office:value-type="string" office:string-value="12130001L"/>
          <table:table-cell office:value-type="float" office:value="4.2380000000000001E-2"/>
          <table:table-cell office:value-type="string" office:string-value="12130003L"/>
          <table:table-cell office:value-type="float" office:value="1.6330999999999998E-2"/>
          <table:table-cell office:value-type="string" office:string-value="12130004L"/>
          <table:table-cell office:value-type="float" office:value="2.7439999999999999E-3"/>
          <table:table-cell office:value-type="string" office:string-value="12130005L"/>
          <table:table-cell office:value-type="float" office:value="6.313E-3"/>
          <table:table-cell office:value-type="string" office:string-value="12130006L"/>
          <table:table-cell office:value-type="float" office:value="3.9519999999999998E-3"/>
          <table:table-cell office:value-type="string" office:string-value="40200013L"/>
          <table:table-cell office:value-type="float" office:value="1.27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500000000000001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3.8E-3"/>
          <table:table-cell table:number-columns-repeated="16357"/>
        </table:table-row>
        <table:table-row>
          <table:table-cell office:value-type="string" office:string-value="SAFIA KSIBA 0.5L"/>
          <table:table-cell office:value-type="float" office:value="300"/>
          <table:table-cell office:value-type="float" office:value="710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KSIBA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MIZEB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KSIBA 1.5L 2022"/>
          <table:table-cell office:value-type="float" office:value="300"/>
          <table:table-cell office:value-type="float" office:value="647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MIZEB 1.5L 2022"/>
          <table:table-cell office:value-type="float" office:value="300"/>
          <table:table-cell office:value-type="float" office:value="647"/>
          <table:table-cell office:value-type="float" office:value="0.62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MELLITI 1.75L"/>
          <table:table-cell office:value-type="float" office:value="300"/>
          <table:table-cell office:value-type="float" office:value="680"/>
          <table:table-cell office:value-type="float" office:value="0.62"/>
          <table:table-cell office:value-type="float" office:value="30"/>
          <table:table-cell office:value-type="string" office:string-value="12130002L"/>
          <table:table-cell office:value-type="float" office:value="2.98E-3"/>
          <table:table-cell office:value-type="string" office:string-value="12130001L"/>
          <table:table-cell office:value-type="float" office:value="5.1799999999999999E-2"/>
          <table:table-cell office:value-type="string" office:string-value="12130008L"/>
          <table:table-cell office:value-type="float" office:value="2.1499999999999998E-2"/>
          <table:table-cell office:value-type="string" office:string-value="12130006L"/>
          <table:table-cell office:value-type="float" office:value="1.634E-2"/>
          <table:table-cell office:value-type="string" office:string-value="40200013L"/>
          <table:table-cell office:value-type="float" office:value="1.5499999999999999E-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string" office:string-value="40200001L"/>
          <table:table-cell office:value-type="float" office:value="2.1499999999999998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4.0000000000000001E-3"/>
          <table:table-cell table:number-columns-repeated="16357"/>
        </table:table-row>
        <table:table-row>
          <table:table-cell office:value-type="string" office:string-value="RAYAN FOOD"/>
          <table:table-cell office:value-type="float" office:value="250"/>
          <table:table-cell office:value-type="float" office:value="80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7.760000000000000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8E-3"/>
          <table:table-cell office:value-type="string" office:string-value="40200010L"/>
          <table:table-cell office:value-type="float" office:value="1E-4"/>
          <table:table-cell office:value-type="string" office:string-value="40200003L"/>
          <table:table-cell office:value-type="float" office:value="2.9999999999999997E-4"/>
          <table:table-cell table:number-columns-repeated="16357"/>
        </table:table-row>
        <table:table-row>
          <table:table-cell office:value-type="string" office:string-value="DENYA 2L"/>
          <table:table-cell office:value-type="float" office:value="300"/>
          <table:table-cell office:value-type="float" office:value="900"/>
          <table:table-cell office:value-type="float" office:value="0.62"/>
          <table:table-cell office:value-type="float" office:value="30"/>
          <table:table-cell office:value-type="float" office:value="12200035"/>
          <table:table-cell office:value-type="float" office:value="1.2E-2"/>
          <table:table-cell office:value-type="float" office:value="12200036"/>
          <table:table-cell office:value-type="float" office:value="4.5999999999999999E-3"/>
          <table:table-cell office:value-type="string" office:string-value="12130002L"/>
          <table:table-cell office:value-type="float" office:value="1.4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1.1E-4"/>
          <table:table-cell office:value-type="string" office:string-value="12130001L"/>
          <table:table-cell office:value-type="float" office:value="2.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4E-2"/>
          <table:table-cell office:value-type="string" office:string-value="40200010L"/>
          <table:table-cell office:value-type="float" office:value="6.9999999999999999E-4"/>
          <table:table-cell office:value-type="string" office:string-value="40200003L"/>
          <table:table-cell office:value-type="float" office:value="2.0999999999999999E-3"/>
          <table:table-cell table:number-columns-repeated="16357"/>
        </table:table-row>
        <table:table-row>
          <table:table-cell office:value-type="string" office:string-value="SMID-NOUILLE1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MILLET"/>
          <table:table-cell office:value-type="float" office:value="250"/>
          <table:table-cell office:value-type="float" office:value="695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NOUILLE2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MINI RESSORT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COUSCOUS GROS"/>
          <table:table-cell office:value-type="float" office:value="250"/>
          <table:table-cell office:value-type="float" office:value="7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FELL0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WARDA LANGUE D'OISEAU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6000000000000001E-3"/>
          <table:table-cell office:value-type="string" office:string-value="12130003L"/>
          <table:table-cell office:value-type="float" office:value="2.93E-2"/>
          <table:table-cell office:value-type="string" office:string-value="12130004L"/>
          <table:table-cell office:value-type="float" office:value="4.1000000000000002E-2"/>
          <table:table-cell office:value-type="string" office:string-value="12130005L"/>
          <table:table-cell office:value-type="float" office:value="7.6600000000000001E-3"/>
          <table:table-cell office:value-type="float" office:value="12200013"/>
          <table:table-cell office:value-type="float" office:value="2.3999999999999998E-3"/>
          <table:table-cell office:value-type="string" office:string-value="12130008L"/>
          <table:table-cell office:value-type="float" office:value="6.4999999999999997E-3"/>
          <table:table-cell office:value-type="string" office:string-value="12130001L"/>
          <table:table-cell office:value-type="float" office:value="0.15329999999999999"/>
          <table:table-cell office:value-type="float" office:value="12200012"/>
          <table:table-cell office:value-type="float" office:value="4.4999999999999998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SMID-ESCARGOT2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MARWA 0.5L+0.25C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string" office:string-value="12130001L"/>
          <table:table-cell office:value-type="float" office:value="4.2380000000000001E-2"/>
          <table:table-cell office:value-type="string" office:string-value="12130003L"/>
          <table:table-cell office:value-type="float" office:value="1.6330999999999998E-2"/>
          <table:table-cell office:value-type="string" office:string-value="12130004L"/>
          <table:table-cell office:value-type="float" office:value="2.7439999999999999E-3"/>
          <table:table-cell office:value-type="string" office:string-value="12130005L"/>
          <table:table-cell office:value-type="float" office:value="6.313E-3"/>
          <table:table-cell office:value-type="string" office:string-value="12130006L"/>
          <table:table-cell office:value-type="float" office:value="3.9519999999999998E-3"/>
          <table:table-cell office:value-type="string" office:string-value="40200013L"/>
          <table:table-cell office:value-type="float" office:value="1.27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500000000000001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3.8E-3"/>
          <table:table-cell table:number-columns-repeated="16357"/>
        </table:table-row>
        <table:table-row>
          <table:table-cell office:value-type="string" office:string-value="AIN SOLTAN 0,5L"/>
          <table:table-cell office:value-type="float" office:value="300"/>
          <table:table-cell office:value-type="float" office:value="725"/>
          <table:table-cell office:value-type="float" office:value="0.62"/>
          <table:table-cell office:value-type="float" office:value="35"/>
          <table:table-cell office:value-type="string" office:string-value="12130001L"/>
          <table:table-cell office:value-type="float" office:value="6.216E-2"/>
          <table:table-cell office:value-type="string" office:string-value="12130009L"/>
          <table:table-cell office:value-type="float" office:value="5.8E-4"/>
          <table:table-cell office:value-type="string" office:string-value="12130008L"/>
          <table:table-cell office:value-type="float" office:value="5.0729999999999997E-2"/>
          <table:table-cell office:value-type="string" office:string-value="12130002L"/>
          <table:table-cell office:value-type="float" office:value="7.0799999999999997E-4"/>
          <table:table-cell office:value-type="string" office:string-value="12130006L"/>
          <table:table-cell office:value-type="float" office:value="2.5500000000000002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6200000000000001E-2"/>
          <table:table-cell office:value-type="string" office:string-value="40200010L"/>
          <table:table-cell office:value-type="float" office:value="1.64E-3"/>
          <table:table-cell office:value-type="string" office:string-value="40200003L"/>
          <table:table-cell office:value-type="float" office:value="4.8999999999999998E-3"/>
          <table:table-cell table:number-columns-repeated="16357"/>
        </table:table-row>
        <table:table-row>
          <table:table-cell office:value-type="string" office:string-value="AIN SOLTAN 1,5L"/>
          <table:table-cell office:value-type="float" office:value="300"/>
          <table:table-cell office:value-type="float" office:value="925"/>
          <table:table-cell office:value-type="float" office:value="0.62"/>
          <table:table-cell office:value-type="float" office:value="35"/>
          <table:table-cell office:value-type="string" office:string-value="12130001L"/>
          <table:table-cell office:value-type="float" office:value="6.216E-2"/>
          <table:table-cell office:value-type="string" office:string-value="12130009L"/>
          <table:table-cell office:value-type="float" office:value="5.8E-4"/>
          <table:table-cell office:value-type="string" office:string-value="12130008L"/>
          <table:table-cell office:value-type="float" office:value="5.0729999999999997E-2"/>
          <table:table-cell office:value-type="string" office:string-value="12130002L"/>
          <table:table-cell office:value-type="float" office:value="7.0799999999999997E-4"/>
          <table:table-cell office:value-type="string" office:string-value="12130006L"/>
          <table:table-cell office:value-type="float" office:value="2.5500000000000002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6200000000000001E-2"/>
          <table:table-cell office:value-type="string" office:string-value="40200010L"/>
          <table:table-cell office:value-type="float" office:value="1.64E-3"/>
          <table:table-cell office:value-type="string" office:string-value="40200003L"/>
          <table:table-cell office:value-type="float" office:value="4.8999999999999998E-3"/>
          <table:table-cell table:number-columns-repeated="16357"/>
        </table:table-row>
        <table:table-row>
          <table:table-cell office:value-type="string" office:string-value="DENYA 0,5L"/>
          <table:table-cell office:value-type="float" office:value="300"/>
          <table:table-cell office:value-type="float" office:value="735"/>
          <table:table-cell office:value-type="float" office:value="0.62"/>
          <table:table-cell office:value-type="float" office:value="30"/>
          <table:table-cell office:value-type="float" office:value="12200035"/>
          <table:table-cell office:value-type="float" office:value="1.66E-2"/>
          <table:table-cell office:value-type="float" office:value="12200036"/>
          <table:table-cell office:value-type="float" office:value="8.9999999999999998E-4"/>
          <table:table-cell office:value-type="string" office:string-value="12130002L"/>
          <table:table-cell office:value-type="float" office:value="1.4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1.1E-4"/>
          <table:table-cell office:value-type="string" office:string-value="12130001L"/>
          <table:table-cell office:value-type="float" office:value="2.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4E-2"/>
          <table:table-cell office:value-type="string" office:string-value="40200010L"/>
          <table:table-cell office:value-type="float" office:value="6.9999999999999999E-4"/>
          <table:table-cell office:value-type="string" office:string-value="40200003L"/>
          <table:table-cell office:value-type="float" office:value="2.0999999999999999E-3"/>
          <table:table-cell table:number-columns-repeated="16357"/>
        </table:table-row>
        <table:table-row>
          <table:table-cell office:value-type="string" office:string-value="DENYA 1,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float" office:value="12200035"/>
          <table:table-cell office:value-type="float" office:value="1.66E-2"/>
          <table:table-cell office:value-type="float" office:value="12200036"/>
          <table:table-cell office:value-type="float" office:value="8.9999999999999998E-4"/>
          <table:table-cell office:value-type="string" office:string-value="12130002L"/>
          <table:table-cell office:value-type="float" office:value="1.4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1.1E-4"/>
          <table:table-cell office:value-type="string" office:string-value="12130001L"/>
          <table:table-cell office:value-type="float" office:value="2.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4E-2"/>
          <table:table-cell office:value-type="string" office:string-value="40200010L"/>
          <table:table-cell office:value-type="float" office:value="6.9999999999999999E-4"/>
          <table:table-cell office:value-type="string" office:string-value="40200003L"/>
          <table:table-cell office:value-type="float" office:value="2.0999999999999999E-3"/>
          <table:table-cell table:number-columns-repeated="16357"/>
        </table:table-row>
        <table:table-row>
          <table:table-cell office:value-type="string" office:string-value="MAXIBOM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15"/>
          <table:table-cell office:value-type="string" office:string-value="12130001L"/>
          <table:table-cell office:value-type="float" office:value="0.193"/>
          <table:table-cell office:value-type="string" office:string-value="12130004L"/>
          <table:table-cell office:value-type="float" office:value="9.4000000000000004E-3"/>
          <table:table-cell office:value-type="string" office:string-value="12130003L"/>
          <table:table-cell office:value-type="float" office:value="2.1299999999999999E-2"/>
          <table:table-cell office:value-type="string" office:string-value="12130002L"/>
          <table:table-cell office:value-type="float" office:value="5.4000000000000001E-4"/>
          <table:table-cell office:value-type="string" office:string-value="12130008L"/>
          <table:table-cell office:value-type="float" office:value="0.1066"/>
          <table:table-cell office:value-type="float" office:value="12200008"/>
          <table:table-cell office:value-type="float" office:value="8.5000000000000006E-3"/>
          <table:table-cell office:value-type="string" office:string-value="12130005L"/>
          <table:table-cell office:value-type="float" office:value="2.3999999999999998E-3"/>
          <table:table-cell office:value-type="string" office:string-value="12130006L"/>
          <table:table-cell office:value-type="float" office:value="1.5800000000000002E-2"/>
          <table:table-cell office:value-type="string" office:string-value="40200001L"/>
          <table:table-cell office:value-type="float" office:value="8.3000000000000004E-2"/>
          <table:table-cell office:value-type="string" office:string-value="40200010L"/>
          <table:table-cell office:value-type="float" office:value="5.1999999999999998E-3"/>
          <table:table-cell office:value-type="string" office:string-value="40200003L"/>
          <table:table-cell office:value-type="float" office:value="1.55E-2"/>
          <table:table-cell table:number-columns-repeated="16357"/>
        </table:table-row>
        <table:table-row>
          <table:table-cell office:value-type="string" office:string-value="MIRA 2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0"/>
          <table:table-cell office:value-type="string" office:string-value="12130001L"/>
          <table:table-cell office:value-type="float" office:value="8.6499999999999994E-2"/>
          <table:table-cell office:value-type="float" office:value="12200046"/>
          <table:table-cell office:value-type="float" office:value="6.1999999999999998E-3"/>
          <table:table-cell office:value-type="float" office:value="12200047"/>
          <table:table-cell office:value-type="float" office:value="7.0000000000000001E-3"/>
          <table:table-cell office:value-type="string" office:string-value="12130005L"/>
          <table:table-cell office:value-type="float" office:value="2.3999999999999998E-3"/>
          <table:table-cell office:value-type="string" office:string-value="12130002L"/>
          <table:table-cell office:value-type="float" office:value="4.0000000000000002E-4"/>
          <table:table-cell office:value-type="float" office:value="12200048"/>
          <table:table-cell office:value-type="float" office:value="2.3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INTALYS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string" office:string-value="12130006L"/>
          <table:table-cell office:value-type="float" office:value="4.3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MINTHA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string" office:string-value="12130006L"/>
          <table:table-cell office:value-type="float" office:value="4.3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GENIAL MAX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string" office:string-value="12130006L"/>
          <table:table-cell office:value-type="float" office:value="4.3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AIN SOLTAN 0,33L"/>
          <table:table-cell office:value-type="float" office:value="300"/>
          <table:table-cell office:value-type="float" office:value="660"/>
          <table:table-cell office:value-type="float" office:value="0.62"/>
          <table:table-cell office:value-type="float" office:value="35"/>
          <table:table-cell office:value-type="string" office:string-value="12130001L"/>
          <table:table-cell office:value-type="float" office:value="6.216E-2"/>
          <table:table-cell office:value-type="string" office:string-value="12130009L"/>
          <table:table-cell office:value-type="float" office:value="5.8E-4"/>
          <table:table-cell office:value-type="string" office:string-value="12130008L"/>
          <table:table-cell office:value-type="float" office:value="5.0729999999999997E-2"/>
          <table:table-cell office:value-type="string" office:string-value="12130002L"/>
          <table:table-cell office:value-type="float" office:value="7.0799999999999997E-4"/>
          <table:table-cell office:value-type="string" office:string-value="12130006L"/>
          <table:table-cell office:value-type="float" office:value="2.5500000000000002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6200000000000001E-2"/>
          <table:table-cell office:value-type="string" office:string-value="40200010L"/>
          <table:table-cell office:value-type="float" office:value="1.64E-3"/>
          <table:table-cell office:value-type="string" office:string-value="40200003L"/>
          <table:table-cell office:value-type="float" office:value="4.8999999999999998E-3"/>
          <table:table-cell table:number-columns-repeated="16357"/>
        </table:table-row>
        <table:table-row>
          <table:table-cell office:value-type="string" office:string-value="SMID-SPAGHETTI 250 G"/>
          <table:table-cell office:value-type="float" office:value="250"/>
          <table:table-cell office:value-type="float" office:value="78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UNPA BIANCA MOYEN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UNPA BIANCA FINE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WARDA COUSCO MOY 1Kg"/>
          <table:table-cell office:value-type="float" office:value="2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5.4999999999999997E-3"/>
          <table:table-cell office:value-type="string" office:string-value="12130012L"/>
          <table:table-cell office:value-type="float" office:value="1.2999999999999999E-3"/>
          <table:table-cell office:value-type="string" office:string-value="12130008L"/>
          <table:table-cell office:value-type="float" office:value="3.5000000000000003E-2"/>
          <table:table-cell office:value-type="float" office:value="12200018"/>
          <table:table-cell office:value-type="float" office:value="3.0999999999999999E-3"/>
          <table:table-cell office:value-type="string" office:string-value="12130002L"/>
          <table:table-cell office:value-type="float" office:value="9.4999999999999998E-3"/>
          <table:table-cell office:value-type="string" office:string-value="12130003L"/>
          <table:table-cell office:value-type="float" office:value="3.3000000000000002E-2"/>
          <table:table-cell office:value-type="string" office:string-value="12130004L"/>
          <table:table-cell office:value-type="float" office:value="4.1000000000000002E-2"/>
          <table:table-cell office:value-type="string" office:string-value="12130001L"/>
          <table:table-cell office:value-type="float" office:value="0.157"/>
          <table:table-cell office:value-type="string" office:string-value="40200001L"/>
          <table:table-cell office:value-type="float" office:value="6.6000000000000003E-2"/>
          <table:table-cell office:value-type="string" office:string-value="40200010L"/>
          <table:table-cell office:value-type="float" office:value="1.2500000000000001E-2"/>
          <table:table-cell office:value-type="string" office:string-value="40200003L"/>
          <table:table-cell office:value-type="float" office:value="4.1000000000000003E-3"/>
          <table:table-cell table:number-columns-repeated="16357"/>
        </table:table-row>
        <table:table-row>
          <table:table-cell office:value-type="string" office:string-value="UNPA SPAGHETTI N2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3L"/>
          <table:table-cell office:value-type="float" office:value="2.8E-3"/>
          <table:table-cell office:value-type="string" office:string-value="12130004L"/>
          <table:table-cell office:value-type="float" office:value="7.9900000000000006E-3"/>
          <table:table-cell office:value-type="string" office:string-value="12130005L"/>
          <table:table-cell office:value-type="float" office:value="2.5999999999999998E-4"/>
          <table:table-cell office:value-type="float" office:value="12200016"/>
          <table:table-cell office:value-type="float" office:value="2.1100000000000001E-2"/>
          <table:table-cell office:value-type="float" office:value="12200015"/>
          <table:table-cell office:value-type="float" office:value="2.5999999999999999E-3"/>
          <table:table-cell office:value-type="string" office:string-value="12130001L"/>
          <table:table-cell office:value-type="float" office:value="8.6800000000000002E-2"/>
          <table:table-cell office:value-type="string" office:string-value="12130012L"/>
          <table:table-cell office:value-type="float" office:value="3.2599999999999999E-3"/>
          <table:table-cell office:value-type="float" office:value="12200017"/>
          <table:table-cell office:value-type="float" office:value="2.3400000000000001E-2"/>
          <table:table-cell office:value-type="string" office:string-value="40200001L"/>
          <table:table-cell office:value-type="float" office:value="3.4299999999999997E-2"/>
          <table:table-cell office:value-type="string" office:string-value="40200010L"/>
          <table:table-cell office:value-type="float" office:value="2.14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UNPA SPAGHETTI  N1 500g 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3L"/>
          <table:table-cell office:value-type="float" office:value="2.8E-3"/>
          <table:table-cell office:value-type="string" office:string-value="12130004L"/>
          <table:table-cell office:value-type="float" office:value="7.9900000000000006E-3"/>
          <table:table-cell office:value-type="string" office:string-value="12130005L"/>
          <table:table-cell office:value-type="float" office:value="2.5999999999999998E-4"/>
          <table:table-cell office:value-type="float" office:value="12200016"/>
          <table:table-cell office:value-type="float" office:value="2.1100000000000001E-2"/>
          <table:table-cell office:value-type="float" office:value="12200015"/>
          <table:table-cell office:value-type="float" office:value="2.5999999999999999E-3"/>
          <table:table-cell office:value-type="string" office:string-value="12130001L"/>
          <table:table-cell office:value-type="float" office:value="8.6800000000000002E-2"/>
          <table:table-cell office:value-type="string" office:string-value="12130012L"/>
          <table:table-cell office:value-type="float" office:value="3.2599999999999999E-3"/>
          <table:table-cell office:value-type="float" office:value="12200017"/>
          <table:table-cell office:value-type="float" office:value="2.3400000000000001E-2"/>
          <table:table-cell office:value-type="string" office:string-value="40200001L"/>
          <table:table-cell office:value-type="float" office:value="3.4299999999999997E-2"/>
          <table:table-cell office:value-type="string" office:string-value="40200010L"/>
          <table:table-cell office:value-type="float" office:value="2.14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UNPA SPAGHETTI  N3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3L"/>
          <table:table-cell office:value-type="float" office:value="2.8E-3"/>
          <table:table-cell office:value-type="string" office:string-value="12130004L"/>
          <table:table-cell office:value-type="float" office:value="7.9900000000000006E-3"/>
          <table:table-cell office:value-type="string" office:string-value="12130005L"/>
          <table:table-cell office:value-type="float" office:value="2.5999999999999998E-4"/>
          <table:table-cell office:value-type="float" office:value="12200016"/>
          <table:table-cell office:value-type="float" office:value="2.1100000000000001E-2"/>
          <table:table-cell office:value-type="float" office:value="12200015"/>
          <table:table-cell office:value-type="float" office:value="2.5999999999999999E-3"/>
          <table:table-cell office:value-type="string" office:string-value="12130001L"/>
          <table:table-cell office:value-type="float" office:value="8.6800000000000002E-2"/>
          <table:table-cell office:value-type="string" office:string-value="12130012L"/>
          <table:table-cell office:value-type="float" office:value="3.2599999999999999E-3"/>
          <table:table-cell office:value-type="float" office:value="12200017"/>
          <table:table-cell office:value-type="float" office:value="2.3400000000000001E-2"/>
          <table:table-cell office:value-type="string" office:string-value="40200001L"/>
          <table:table-cell office:value-type="float" office:value="3.4299999999999997E-2"/>
          <table:table-cell office:value-type="string" office:string-value="40200010L"/>
          <table:table-cell office:value-type="float" office:value="2.14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UNPA FELL N°2 500g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LANGUE D'OISEAU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SOUPE D'ORGE 25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COUDE N°1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SPG N°2 1 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5"/>
          <table:table-cell office:value-type="string" office:string-value="12130003L"/>
          <table:table-cell office:value-type="float" office:value="2.8E-3"/>
          <table:table-cell office:value-type="string" office:string-value="12130004L"/>
          <table:table-cell office:value-type="float" office:value="7.9900000000000006E-3"/>
          <table:table-cell office:value-type="string" office:string-value="12130005L"/>
          <table:table-cell office:value-type="float" office:value="2.5999999999999998E-4"/>
          <table:table-cell office:value-type="float" office:value="12200016"/>
          <table:table-cell office:value-type="float" office:value="2.1100000000000001E-2"/>
          <table:table-cell office:value-type="float" office:value="12200015"/>
          <table:table-cell office:value-type="float" office:value="2.5999999999999999E-3"/>
          <table:table-cell office:value-type="string" office:string-value="12130001L"/>
          <table:table-cell office:value-type="float" office:value="8.6800000000000002E-2"/>
          <table:table-cell office:value-type="string" office:string-value="12130012L"/>
          <table:table-cell office:value-type="float" office:value="3.2599999999999999E-3"/>
          <table:table-cell office:value-type="float" office:value="12200017"/>
          <table:table-cell office:value-type="float" office:value="2.3400000000000001E-2"/>
          <table:table-cell office:value-type="string" office:string-value="40200001L"/>
          <table:table-cell office:value-type="float" office:value="3.4299999999999997E-2"/>
          <table:table-cell office:value-type="string" office:string-value="40200010L"/>
          <table:table-cell office:value-type="float" office:value="2.14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UNPA MHAMMES N°2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GENNY 500 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GENNY 1 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UNPA SEMOULE 1 K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05L"/>
          <table:table-cell office:value-type="float" office:value="4.0000000000000002E-4"/>
          <table:table-cell office:value-type="float" office:value="12200016"/>
          <table:table-cell office:value-type="float" office:value="5.0360000000000002E-2"/>
          <table:table-cell office:value-type="float" office:value="12200015"/>
          <table:table-cell office:value-type="float" office:value="2.2899999999999999E-3"/>
          <table:table-cell office:value-type="string" office:string-value="12130001L"/>
          <table:table-cell office:value-type="float" office:value="0.10713"/>
          <table:table-cell office:value-type="string" office:string-value="12130012L"/>
          <table:table-cell office:value-type="float" office:value="6.3790000000000001E-3"/>
          <table:table-cell office:value-type="float" office:value="12200017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WARDA COUDE N°1  500g 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SPAGHETTI   N°1   500g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SPAGHETTI   N°3   500g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PLUME COURT 500g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CHEVEUX D'ANGE"/>
          <table:table-cell office:value-type="float" office:value="250"/>
          <table:table-cell office:value-type="float" office:value="8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FELL N°3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FELL N1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1.31E-3"/>
          <table:table-cell office:value-type="string" office:string-value="12130003L"/>
          <table:table-cell office:value-type="float" office:value="2.3900000000000001E-2"/>
          <table:table-cell office:value-type="string" office:string-value="12130004L"/>
          <table:table-cell office:value-type="float" office:value="3.3500000000000002E-2"/>
          <table:table-cell office:value-type="string" office:string-value="12130005L"/>
          <table:table-cell office:value-type="float" office:value="6.0000000000000001E-3"/>
          <table:table-cell office:value-type="float" office:value="12200013"/>
          <table:table-cell office:value-type="float" office:value="2E-3"/>
          <table:table-cell office:value-type="string" office:string-value="12130008L"/>
          <table:table-cell office:value-type="float" office:value="5.3E-3"/>
          <table:table-cell office:value-type="string" office:string-value="12130001L"/>
          <table:table-cell office:value-type="float" office:value="0.12479"/>
          <table:table-cell office:value-type="float" office:value="12200012"/>
          <table:table-cell office:value-type="float" office:value="3.6700000000000003E-2"/>
          <table:table-cell office:value-type="string" office:string-value="40200001L"/>
          <table:table-cell office:value-type="float" office:value="5.6399999999999999E-2"/>
          <table:table-cell office:value-type="string" office:string-value="40200010L"/>
          <table:table-cell office:value-type="float" office:value="3.5200000000000001E-3"/>
          <table:table-cell office:value-type="string" office:string-value="40200003L"/>
          <table:table-cell office:value-type="float" office:value="1.057E-2"/>
          <table:table-cell table:number-columns-repeated="16357"/>
        </table:table-row>
        <table:table-row>
          <table:table-cell office:value-type="string" office:string-value="WARDA SEMOULE FINE 1kg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2999999999999999E-2"/>
          <table:table-cell office:value-type="string" office:string-value="12130003L"/>
          <table:table-cell office:value-type="float" office:value="7.0000000000000007E-2"/>
          <table:table-cell office:value-type="string" office:string-value="12130004L"/>
          <table:table-cell office:value-type="float" office:value="4.7699999999999999E-2"/>
          <table:table-cell office:value-type="string" office:string-value="12130005L"/>
          <table:table-cell office:value-type="float" office:value="9.4000000000000004E-3"/>
          <table:table-cell office:value-type="string" office:string-value="12130001L"/>
          <table:table-cell office:value-type="float" office:value="0.13600000000000001"/>
          <table:table-cell office:value-type="string" office:string-value="12130008L"/>
          <table:table-cell office:value-type="float" office:value="4.9000000000000002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7.5999999999999998E-2"/>
          <table:table-cell office:value-type="string" office:string-value="40200010L"/>
          <table:table-cell office:value-type="float" office:value="4.7000000000000002E-3"/>
          <table:table-cell office:value-type="string" office:string-value="40200003L"/>
          <table:table-cell office:value-type="float" office:value="1.4E-2"/>
          <table:table-cell table:number-columns-repeated="16357"/>
        </table:table-row>
        <table:table-row>
          <table:table-cell office:value-type="string" office:string-value="WARDA COUSCOUS MOYEN 1 kg 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5.4999999999999997E-3"/>
          <table:table-cell office:value-type="string" office:string-value="121300012L"/>
          <table:table-cell office:value-type="float" office:value="1.2999999999999999E-3"/>
          <table:table-cell office:value-type="string" office:string-value="12130008L"/>
          <table:table-cell office:value-type="float" office:value="3.5000000000000003E-2"/>
          <table:table-cell office:value-type="float" office:value="12200018"/>
          <table:table-cell office:value-type="float" office:value="3.0999999999999999E-3"/>
          <table:table-cell office:value-type="string" office:string-value="12130002L"/>
          <table:table-cell office:value-type="float" office:value="9.4999999999999998E-3"/>
          <table:table-cell office:value-type="string" office:string-value="12130003L"/>
          <table:table-cell office:value-type="float" office:value="3.3000000000000002E-2"/>
          <table:table-cell office:value-type="string" office:string-value="12130004L"/>
          <table:table-cell office:value-type="float" office:value="4.1000000000000002E-2"/>
          <table:table-cell office:value-type="string" office:string-value="12130001L"/>
          <table:table-cell office:value-type="float" office:value="0.157"/>
          <table:table-cell office:value-type="string" office:string-value="40200001L"/>
          <table:table-cell office:value-type="float" office:value="6.6000000000000003E-2"/>
          <table:table-cell office:value-type="string" office:string-value="40200010L"/>
          <table:table-cell office:value-type="float" office:value="4.1000000000000003E-3"/>
          <table:table-cell office:value-type="string" office:string-value="40200003L"/>
          <table:table-cell office:value-type="float" office:value="1.2500000000000001E-2"/>
          <table:table-cell table:number-columns-repeated="16357"/>
        </table:table-row>
        <table:table-row>
          <table:table-cell office:value-type="string" office:string-value="SMID-COQUETTE 1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2  250 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2,5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 N°1  5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 N°1,5  5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-SPAGHETTI  N°3  5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LANGUE OISEAU 500g 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MHAMMES N°3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2 500g 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3 500g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AVATONI 500 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 2,5 500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OUDE RIGATE 3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OUSCOUS BIANCA 1Kg 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5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SMID MHAMMES 250g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PLUME N°1   500g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OQUETTE 2  500 g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PLUME N°2 500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NOUASER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MAGLIATTA 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TAGLIATELLA  N°2"/>
          <table:table-cell office:value-type="float" office:value="250"/>
          <table:table-cell office:value-type="float" office:value="89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ESCARGO 2 500g 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REGATE N°2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LANGUE OISEAU 250g 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COUDE 1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SPG N2 1kg"/>
          <table:table-cell office:value-type="float" office:value="250"/>
          <table:table-cell office:value-type="float" office:value="64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1,5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FELL N°1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0.30890000000000001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float" office:value="12200011"/>
          <table:table-cell office:value-type="float" office:value="1.7180000000000001E-2"/>
          <table:table-cell office:value-type="string" office:string-value="12130001L"/>
          <table:table-cell office:value-type="float" office:value="8.4500000000000006E-2"/>
          <table:table-cell office:value-type="float" office:value="12200009"/>
          <table:table-cell office:value-type="float" office:value="7.7450000000000001E-3"/>
          <table:table-cell office:value-type="float" office:value="12200010"/>
          <table:table-cell office:value-type="float" office:value="1.2199999999999999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MHAMMES N°1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SMID SPG BIANCA  500 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SUN CHIPS SEL+FORMAGE 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3.1629999999999998E-2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8.9999999999999993E-3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PAPRIKA+BARB,GM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ONIO-SOUR CREAM+CHILI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SEL+PAPRIKA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R CHIPS AIL PERSI+ROM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OJJA+LABLABI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ONION-CREAM+CHIL"/>
          <table:table-cell office:value-type="float" office:value="250"/>
          <table:table-cell office:value-type="float" office:value="9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SEL+FORMAGE"/>
          <table:table-cell office:value-type="float" office:value="250"/>
          <table:table-cell office:value-type="float" office:value="9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3.1629999999999998E-2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8.9999999999999993E-3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PAPRIKA+BARB,PM"/>
          <table:table-cell office:value-type="float" office:value="250"/>
          <table:table-cell office:value-type="float" office:value="9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SUN CHIPS PAPRIKA+FORMAGE,PM"/>
          <table:table-cell office:value-type="float" office:value="250"/>
          <table:table-cell office:value-type="float" office:value="62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JOY'S PAPRIKA+BARBAC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1.1436999999999999E-2"/>
          <table:table-cell office:value-type="string" office:string-value="12130003L"/>
          <table:table-cell office:value-type="float" office:value="6.9849999999999999E-3"/>
          <table:table-cell office:value-type="string" office:string-value="12130004L"/>
          <table:table-cell office:value-type="float" office:value="1.0959999999999999E-2"/>
          <table:table-cell office:value-type="string" office:string-value="12130005L"/>
          <table:table-cell office:value-type="float" office:value="3.2699999999999999E-3"/>
          <table:table-cell office:value-type="string" office:string-value="12130001L"/>
          <table:table-cell office:value-type="float" office:value="9.8977999999999997E-2"/>
          <table:table-cell office:value-type="float" office:value="122000159"/>
          <table:table-cell office:value-type="float" office:value="5.4133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8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JOY'S FROM+CHESSE BURG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1.1436999999999999E-2"/>
          <table:table-cell office:value-type="string" office:string-value="12130003L"/>
          <table:table-cell office:value-type="float" office:value="6.9849999999999999E-3"/>
          <table:table-cell office:value-type="string" office:string-value="12130004L"/>
          <table:table-cell office:value-type="float" office:value="1.0959999999999999E-2"/>
          <table:table-cell office:value-type="string" office:string-value="12130005L"/>
          <table:table-cell office:value-type="float" office:value="3.2699999999999999E-3"/>
          <table:table-cell office:value-type="string" office:string-value="12130001L"/>
          <table:table-cell office:value-type="float" office:value="9.8977999999999997E-2"/>
          <table:table-cell office:value-type="float" office:value="122000159"/>
          <table:table-cell office:value-type="float" office:value="5.4133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8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JOY'S SEL X2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1.1436999999999999E-2"/>
          <table:table-cell office:value-type="string" office:string-value="12130003L"/>
          <table:table-cell office:value-type="float" office:value="6.9849999999999999E-3"/>
          <table:table-cell office:value-type="string" office:string-value="12130004L"/>
          <table:table-cell office:value-type="float" office:value="1.0959999999999999E-2"/>
          <table:table-cell office:value-type="string" office:string-value="12130005L"/>
          <table:table-cell office:value-type="float" office:value="3.2699999999999999E-3"/>
          <table:table-cell office:value-type="string" office:string-value="12130001L"/>
          <table:table-cell office:value-type="float" office:value="9.8977999999999997E-2"/>
          <table:table-cell office:value-type="float" office:value="122000159"/>
          <table:table-cell office:value-type="float" office:value="5.4133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8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R CHIPS ONION+TRUFFE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G J'AIME SEL/FROMAGE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G J'AIME CHESSE/PAPRIKA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G J'AIME AIL PAPRIKA/BARBAC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TOUS LES JOURS SEL/FROMAGE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TOUS LES JOURS PAPRIKA/BARBAC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MG J'AIME TRUFFE/HARISSA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FORMET PAPRIKA+FROMAGE"/>
          <table:table-cell office:value-type="float" office:value="250"/>
          <table:table-cell office:value-type="float" office:value="6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SDM 300 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CLEAN FLORAL 30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CLEAN CITRON 30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SAVON SOFT 30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41E-2"/>
          <table:table-cell office:value-type="string" office:string-value="12130003L"/>
          <table:table-cell office:value-type="float" office:value="1.17E-3"/>
          <table:table-cell office:value-type="string" office:string-value="12130004L"/>
          <table:table-cell office:value-type="float" office:value="9.7000000000000005E-4"/>
          <table:table-cell office:value-type="string" office:string-value="12130005L"/>
          <table:table-cell office:value-type="float" office:value="1.2146000000000001E-2"/>
          <table:table-cell office:value-type="string" office:string-value="12130006L"/>
          <table:table-cell office:value-type="float" office:value="1.24E-2"/>
          <table:table-cell office:value-type="string" office:string-value="12130008L"/>
          <table:table-cell office:value-type="float" office:value="1.1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9.8499999999999994E-3"/>
          <table:table-cell office:value-type="string" office:string-value="40200010L"/>
          <table:table-cell office:value-type="float" office:value="6.1499999999999999E-4"/>
          <table:table-cell office:value-type="string" office:string-value="40200003L"/>
          <table:table-cell office:value-type="float" office:value="1.8469999999999999E-3"/>
          <table:table-cell table:number-columns-repeated="16357"/>
        </table:table-row>
        <table:table-row>
          <table:table-cell office:value-type="string" office:string-value="CLEAN CITRON 25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ROSE 25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CLEAN SAVON 25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CLEAN SDM 22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CLEAN CITRON 22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FLORAL 220"/>
          <table:table-cell office:value-type="float" office:value="250"/>
          <table:table-cell office:value-type="float" office:value="86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CLEAN CITRON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SDM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CLEAN FLORAL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LILA ANTI-TACHE VERT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5.7389999999999997E-2"/>
          <table:table-cell office:value-type="string" office:string-value="12130003L"/>
          <table:table-cell office:value-type="float" office:value="5.496E-3"/>
          <table:table-cell office:value-type="string" office:string-value="12130004L"/>
          <table:table-cell office:value-type="float" office:value="3.7851999999999997E-2"/>
          <table:table-cell office:value-type="string" office:string-value="12130005L"/>
          <table:table-cell office:value-type="float" office:value="1.8009000000000001E-2"/>
          <table:table-cell office:value-type="string" office:string-value="12130008L"/>
          <table:table-cell office:value-type="float" office:value="1.14E-3"/>
          <table:table-cell office:value-type="float" office:value="12200169"/>
          <table:table-cell office:value-type="float" office:value="9.68E-4"/>
          <table:table-cell office:value-type="float" office:value="12200170"/>
          <table:table-cell office:value-type="float" office:value="5.1859999999999996E-3"/>
          <table:table-cell office:value-type="float" office:value="12200171"/>
          <table:table-cell office:value-type="float" office:value="4.7669999999999997E-2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 ANTI-TACHE ORANGE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6.8830000000000002E-3"/>
          <table:table-cell office:value-type="string" office:string-value="12130003L"/>
          <table:table-cell office:value-type="float" office:value="3.2260000000000001E-3"/>
          <table:table-cell office:value-type="string" office:string-value="12130004L"/>
          <table:table-cell office:value-type="float" office:value="4.4927000000000002E-2"/>
          <table:table-cell office:value-type="string" office:string-value="12130005L"/>
          <table:table-cell office:value-type="float" office:value="1.1919999999999999E-3"/>
          <table:table-cell office:value-type="string" office:string-value="12130008L"/>
          <table:table-cell office:value-type="float" office:value="5.0176999999999999E-2"/>
          <table:table-cell office:value-type="string" office:string-value="121300011L"/>
          <table:table-cell office:value-type="float" office:value="4.4740000000000002E-2"/>
          <table:table-cell office:value-type="float" office:value="12200167"/>
          <table:table-cell office:value-type="float" office:value="1.768E-3"/>
          <table:table-cell office:value-type="float" office:value="12200168"/>
          <table:table-cell office:value-type="float" office:value="3.1930000000000001E-3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 ANTI-TACHE BLEU 160"/>
          <table:table-cell office:value-type="float" office:value="250"/>
          <table:table-cell office:value-type="float" office:value="72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5729999999999996E-2"/>
          <table:table-cell office:value-type="string" office:string-value="12130003L"/>
          <table:table-cell office:value-type="float" office:value="3.0860000000000002E-3"/>
          <table:table-cell office:value-type="string" office:string-value="12130004L"/>
          <table:table-cell office:value-type="float" office:value="1.8810000000000001E-3"/>
          <table:table-cell office:value-type="string" office:string-value="12130005L"/>
          <table:table-cell office:value-type="float" office:value="1.3600000000000001E-3"/>
          <table:table-cell office:value-type="float" office:value="12200164"/>
          <table:table-cell office:value-type="float" office:value="4.0461999999999998E-2"/>
          <table:table-cell office:value-type="float" office:value="12200165"/>
          <table:table-cell office:value-type="float" office:value="2.767E-2"/>
          <table:table-cell office:value-type="float" office:value="12200173"/>
          <table:table-cell office:value-type="float" office:value="7.4530000000000004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0676999999999998E-2"/>
          <table:table-cell office:value-type="string" office:string-value="40200010L"/>
          <table:table-cell office:value-type="float" office:value="2.542E-3"/>
          <table:table-cell office:value-type="string" office:string-value="40200003L"/>
          <table:table-cell office:value-type="float" office:value="7.6270000000000001E-3"/>
          <table:table-cell table:number-columns-repeated="16357"/>
        </table:table-row>
        <table:table-row>
          <table:table-cell office:value-type="string" office:string-value="SPAGHETTI LUCCINI500g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6.1999999999999998E-3"/>
          <table:table-cell office:value-type="string" office:string-value="12130001L"/>
          <table:table-cell office:value-type="float" office:value="7.7799999999999994E-2"/>
          <table:table-cell office:value-type="string" office:string-value="12130008L"/>
          <table:table-cell office:value-type="float" office:value="6.56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999999999999997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SP N°1 ADABI500-HALUS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1L"/>
          <table:table-cell office:value-type="float" office:value="0.1024"/>
          <table:table-cell office:value-type="string" office:string-value="12130003L"/>
          <table:table-cell office:value-type="float" office:value="3.8400000000000001E-3"/>
          <table:table-cell office:value-type="string" office:string-value="12130004L"/>
          <table:table-cell office:value-type="float" office:value="9.1000000000000004E-3"/>
          <table:table-cell office:value-type="string" office:string-value="12130005L"/>
          <table:table-cell office:value-type="float" office:value="6.1000000000000004E-3"/>
          <table:table-cell office:value-type="string" office:string-value="12130012L"/>
          <table:table-cell office:value-type="float" office:value="1.25E-4"/>
          <table:table-cell office:value-type="float" office:value="12200040"/>
          <table:table-cell office:value-type="float" office:value="1.9400000000000001E-2"/>
          <table:table-cell office:value-type="float" office:value="12200041"/>
          <table:table-cell office:value-type="float" office:value="2.2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7999999999999999E-2"/>
          <table:table-cell office:value-type="string" office:string-value="40200010L"/>
          <table:table-cell office:value-type="float" office:value="2.3E-3"/>
          <table:table-cell office:value-type="string" office:string-value="40200003L"/>
          <table:table-cell office:value-type="float" office:value="7.1000000000000004E-3"/>
          <table:table-cell table:number-columns-repeated="16357"/>
        </table:table-row>
        <table:table-row>
          <table:table-cell office:value-type="string" office:string-value="SP N°3 ADABI500-KASAR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1L"/>
          <table:table-cell office:value-type="float" office:value="0.1024"/>
          <table:table-cell office:value-type="string" office:string-value="12130003L"/>
          <table:table-cell office:value-type="float" office:value="3.8400000000000001E-3"/>
          <table:table-cell office:value-type="string" office:string-value="12130004L"/>
          <table:table-cell office:value-type="float" office:value="9.1000000000000004E-3"/>
          <table:table-cell office:value-type="string" office:string-value="12130005L"/>
          <table:table-cell office:value-type="float" office:value="6.1000000000000004E-3"/>
          <table:table-cell office:value-type="string" office:string-value="12130012L"/>
          <table:table-cell office:value-type="float" office:value="1.25E-4"/>
          <table:table-cell office:value-type="float" office:value="12200040"/>
          <table:table-cell office:value-type="float" office:value="1.9400000000000001E-2"/>
          <table:table-cell office:value-type="float" office:value="12200041"/>
          <table:table-cell office:value-type="float" office:value="2.2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7999999999999999E-2"/>
          <table:table-cell office:value-type="string" office:string-value="40200010L"/>
          <table:table-cell office:value-type="float" office:value="2.3E-3"/>
          <table:table-cell office:value-type="string" office:string-value="40200003L"/>
          <table:table-cell office:value-type="float" office:value="7.1000000000000004E-3"/>
          <table:table-cell table:number-columns-repeated="16357"/>
        </table:table-row>
        <table:table-row>
          <table:table-cell office:value-type="string" office:string-value="NOUILLE N°1-ADABI500"/>
          <table:table-cell office:value-type="float" office:value="250"/>
          <table:table-cell office:value-type="float" office:value="700"/>
          <table:table-cell office:value-type="float" office:value="0.91"/>
          <table:table-cell office:value-type="float" office:value="25"/>
          <table:table-cell office:value-type="string" office:string-value="12130001L"/>
          <table:table-cell office:value-type="float" office:value="0.1024"/>
          <table:table-cell office:value-type="string" office:string-value="12130003L"/>
          <table:table-cell office:value-type="float" office:value="3.8400000000000001E-3"/>
          <table:table-cell office:value-type="string" office:string-value="12130004L"/>
          <table:table-cell office:value-type="float" office:value="9.1000000000000004E-3"/>
          <table:table-cell office:value-type="string" office:string-value="12130005L"/>
          <table:table-cell office:value-type="float" office:value="6.1000000000000004E-3"/>
          <table:table-cell office:value-type="string" office:string-value="12130012L"/>
          <table:table-cell office:value-type="float" office:value="1.25E-4"/>
          <table:table-cell office:value-type="float" office:value="12200040"/>
          <table:table-cell office:value-type="float" office:value="1.9400000000000001E-2"/>
          <table:table-cell office:value-type="float" office:value="12200041"/>
          <table:table-cell office:value-type="float" office:value="2.2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7999999999999999E-2"/>
          <table:table-cell office:value-type="string" office:string-value="40200010L"/>
          <table:table-cell office:value-type="float" office:value="2.3E-3"/>
          <table:table-cell office:value-type="string" office:string-value="40200003L"/>
          <table:table-cell office:value-type="float" office:value="7.1000000000000004E-3"/>
          <table:table-cell table:number-columns-repeated="16357"/>
        </table:table-row>
        <table:table-row>
          <table:table-cell office:value-type="string" office:string-value="ELLAMA SPG N°2 400G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2.5999999999999999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0.03"/>
          <table:table-cell office:value-type="string" office:string-value="12130005L"/>
          <table:table-cell office:value-type="float" office:value="2.2000000000000001E-3"/>
          <table:table-cell office:value-type="string" office:string-value="12130008L"/>
          <table:table-cell office:value-type="float" office:value="3.0700000000000002E-2"/>
          <table:table-cell office:value-type="string" office:string-value="12130001L"/>
          <table:table-cell office:value-type="float" office:value="7.0000000000000007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6999999999999998E-2"/>
          <table:table-cell office:value-type="string" office:string-value="40200010L"/>
          <table:table-cell office:value-type="float" office:value="2.3E-3"/>
          <table:table-cell office:value-type="string" office:string-value="40200003L"/>
          <table:table-cell office:value-type="float" office:value="7.0000000000000001E-3"/>
          <table:table-cell table:number-columns-repeated="16357"/>
        </table:table-row>
        <table:table-row>
          <table:table-cell office:value-type="string" office:string-value="SPIGA FELL 2 5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ESCARGOT ALYSSA 500g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1L"/>
          <table:table-cell office:value-type="float" office:value="7.0000000000000001E-3"/>
          <table:table-cell office:value-type="string" office:string-value="12130003L"/>
          <table:table-cell office:value-type="float" office:value="0.03"/>
          <table:table-cell office:value-type="string" office:string-value="12130006L"/>
          <table:table-cell office:value-type="float" office:value="0.02"/>
          <table:table-cell office:value-type="string" office:string-value="12130004L"/>
          <table:table-cell office:value-type="float" office:value="1.099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COUDE 2 ALYSSA 500g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1L"/>
          <table:table-cell office:value-type="float" office:value="7.0000000000000001E-3"/>
          <table:table-cell office:value-type="string" office:string-value="12130003L"/>
          <table:table-cell office:value-type="float" office:value="0.03"/>
          <table:table-cell office:value-type="string" office:string-value="12130006L"/>
          <table:table-cell office:value-type="float" office:value="0.02"/>
          <table:table-cell office:value-type="string" office:string-value="12130004L"/>
          <table:table-cell office:value-type="float" office:value="1.099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ALYSSA COUSCOUS 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1L"/>
          <table:table-cell office:value-type="float" office:value="7.0000000000000001E-3"/>
          <table:table-cell office:value-type="string" office:string-value="12130003L"/>
          <table:table-cell office:value-type="float" office:value="0.03"/>
          <table:table-cell office:value-type="string" office:string-value="12130006L"/>
          <table:table-cell office:value-type="float" office:value="0.02"/>
          <table:table-cell office:value-type="string" office:string-value="12130004L"/>
          <table:table-cell office:value-type="float" office:value="1.099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CDS COUS DIARI MOY 1K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3.1319999999999998E-3"/>
          <table:table-cell office:value-type="string" office:string-value="12130004L"/>
          <table:table-cell office:value-type="float" office:value="1.0045E-2"/>
          <table:table-cell office:value-type="string" office:string-value="12130005L"/>
          <table:table-cell office:value-type="float" office:value="1.1199999999999999E-3"/>
          <table:table-cell office:value-type="string" office:string-value="12130001L"/>
          <table:table-cell office:value-type="float" office:value="0.113369"/>
          <table:table-cell office:value-type="string" office:string-value="12130007L"/>
          <table:table-cell office:value-type="float" office:value="3.5139999999999998E-2"/>
          <table:table-cell office:value-type="string" office:string-value="12130008L"/>
          <table:table-cell office:value-type="float" office:value="7.3610000000000004E-3"/>
          <table:table-cell office:value-type="string" office:string-value="12130002L"/>
          <table:table-cell office:value-type="float" office:value="7.4700000000000005E-4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977E-2"/>
          <table:table-cell office:value-type="string" office:string-value="40200010L"/>
          <table:table-cell office:value-type="float" office:value="2.4849999999999998E-3"/>
          <table:table-cell office:value-type="string" office:string-value="40200003L"/>
          <table:table-cell office:value-type="float" office:value="7.4570000000000001E-3"/>
          <table:table-cell table:number-columns-repeated="16357"/>
        </table:table-row>
        <table:table-row>
          <table:table-cell office:value-type="string" office:string-value="EPI D'OR COUS MOY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0"/>
          <table:table-cell office:value-type="string" office:string-value="12130003L"/>
          <table:table-cell office:value-type="float" office:value="1.43E-2"/>
          <table:table-cell office:value-type="string" office:string-value="12130004L"/>
          <table:table-cell office:value-type="float" office:value="1.7579999999999998E-2"/>
          <table:table-cell office:value-type="string" office:string-value="12130016L"/>
          <table:table-cell office:value-type="float" office:value="4.0000000000000002E-4"/>
          <table:table-cell office:value-type="string" office:string-value="12130015L"/>
          <table:table-cell office:value-type="float" office:value="5.0360000000000002E-2"/>
          <table:table-cell office:value-type="string" office:string-value="12130001L"/>
          <table:table-cell office:value-type="float" office:value="2.2899999999999999E-3"/>
          <table:table-cell office:value-type="string" office:string-value="12130012L"/>
          <table:table-cell office:value-type="float" office:value="0.10713"/>
          <table:table-cell office:value-type="string" office:string-value="12130017L"/>
          <table:table-cell office:value-type="float" office:value="6.3790000000000001E-3"/>
          <table:table-cell office:value-type="string" office:string-value="Ref "/>
          <table:table-cell office:value-type="float" office:value="2.5399999999999999E-2"/>
          <table:table-cell office:value-type="string" office:string-value="40200001L"/>
          <table:table-cell office:value-type="float" office:value="5.1999999999999998E-2"/>
          <table:table-cell office:value-type="string" office:string-value="40200010L"/>
          <table:table-cell office:value-type="float" office:value="3.2499999999999999E-3"/>
          <table:table-cell office:value-type="string" office:string-value="40200003L"/>
          <table:table-cell office:value-type="float" office:value="9.7000000000000003E-3"/>
          <table:table-cell table:number-columns-repeated="16357"/>
        </table:table-row>
        <table:table-row>
          <table:table-cell office:value-type="string" office:string-value="COUSCOUS INTEGRAL 500"/>
          <table:table-cell office:value-type="float" office:value="250"/>
          <table:table-cell office:value-type="float" office:value="560"/>
          <table:table-cell office:value-type="float" office:value="0.91"/>
          <table:table-cell office:value-type="float" office:value="25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MAGLIETTA N°2 500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3.4700000000000002E-2"/>
          <table:table-cell office:value-type="string" office:string-value="12130003L"/>
          <table:table-cell office:value-type="float" office:value="8.4699999999999999E-4"/>
          <table:table-cell office:value-type="string" office:string-value="12130004L"/>
          <table:table-cell office:value-type="float" office:value="1.356E-3"/>
          <table:table-cell office:value-type="string" office:string-value="12130005L"/>
          <table:table-cell office:value-type="float" office:value="3.4000000000000002E-4"/>
          <table:table-cell office:value-type="float" office:value="12200011"/>
          <table:table-cell office:value-type="float" office:value="1.8380000000000001E-2"/>
          <table:table-cell office:value-type="string" office:string-value="12130001L"/>
          <table:table-cell office:value-type="float" office:value="8.0850000000000005E-2"/>
          <table:table-cell office:value-type="float" office:value="12200009"/>
          <table:table-cell office:value-type="float" office:value="5.2399999999999999E-3"/>
          <table:table-cell office:value-type="float" office:value="12200010"/>
          <table:table-cell office:value-type="float" office:value="7.4999999999999997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CDS FELL N°3 400G"/>
          <table:table-cell office:value-type="float" office:value="250"/>
          <table:table-cell office:value-type="float" office:value="80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JAWHARA P.C N°1 4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2.9999999999999997E-4"/>
          <table:table-cell office:value-type="string" office:string-value="12130003L"/>
          <table:table-cell office:value-type="float" office:value="2.0000000000000001E-4"/>
          <table:table-cell office:value-type="string" office:string-value="12130004L"/>
          <table:table-cell office:value-type="float" office:value="6.9999999999999999E-4"/>
          <table:table-cell office:value-type="string" office:string-value="12130005L"/>
          <table:table-cell office:value-type="float" office:value="5.0000000000000001E-4"/>
          <table:table-cell office:value-type="string" office:string-value="12130001L"/>
          <table:table-cell office:value-type="float" office:value="5.2999999999999999E-2"/>
          <table:table-cell office:value-type="float" office:value="12200080"/>
          <table:table-cell office:value-type="float" office:value="5.6000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999999999999999E-2"/>
          <table:table-cell office:value-type="string" office:string-value="40200010L"/>
          <table:table-cell office:value-type="float" office:value="1.6000000000000001E-3"/>
          <table:table-cell office:value-type="string" office:string-value="40200003L"/>
          <table:table-cell office:value-type="float" office:value="5.0000000000000001E-3"/>
          <table:table-cell table:number-columns-repeated="16357"/>
        </table:table-row>
        <table:table-row>
          <table:table-cell office:value-type="string" office:string-value="JAWHARA P.C N°2 4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2.9999999999999997E-4"/>
          <table:table-cell office:value-type="string" office:string-value="12130003L"/>
          <table:table-cell office:value-type="float" office:value="2.0000000000000001E-4"/>
          <table:table-cell office:value-type="string" office:string-value="12130004L"/>
          <table:table-cell office:value-type="float" office:value="6.9999999999999999E-4"/>
          <table:table-cell office:value-type="string" office:string-value="12130005L"/>
          <table:table-cell office:value-type="float" office:value="5.0000000000000001E-4"/>
          <table:table-cell office:value-type="string" office:string-value="12130001L"/>
          <table:table-cell office:value-type="float" office:value="5.2999999999999999E-2"/>
          <table:table-cell office:value-type="float" office:value="12200080"/>
          <table:table-cell office:value-type="float" office:value="5.6000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999999999999999E-2"/>
          <table:table-cell office:value-type="string" office:string-value="40200010L"/>
          <table:table-cell office:value-type="float" office:value="1.6000000000000001E-3"/>
          <table:table-cell office:value-type="string" office:string-value="40200003L"/>
          <table:table-cell office:value-type="float" office:value="5.0000000000000001E-3"/>
          <table:table-cell table:number-columns-repeated="16357"/>
        </table:table-row>
        <table:table-row>
          <table:table-cell office:value-type="string" office:string-value="JAWHARA P.C N°3 4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2.9999999999999997E-4"/>
          <table:table-cell office:value-type="string" office:string-value="12130003L"/>
          <table:table-cell office:value-type="float" office:value="2.0000000000000001E-4"/>
          <table:table-cell office:value-type="string" office:string-value="12130004L"/>
          <table:table-cell office:value-type="float" office:value="6.9999999999999999E-4"/>
          <table:table-cell office:value-type="string" office:string-value="12130005L"/>
          <table:table-cell office:value-type="float" office:value="5.0000000000000001E-4"/>
          <table:table-cell office:value-type="string" office:string-value="12130001L"/>
          <table:table-cell office:value-type="float" office:value="5.2999999999999999E-2"/>
          <table:table-cell office:value-type="float" office:value="12200080"/>
          <table:table-cell office:value-type="float" office:value="5.6000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999999999999999E-2"/>
          <table:table-cell office:value-type="string" office:string-value="40200010L"/>
          <table:table-cell office:value-type="float" office:value="1.6000000000000001E-3"/>
          <table:table-cell office:value-type="string" office:string-value="40200003L"/>
          <table:table-cell office:value-type="float" office:value="5.0000000000000001E-3"/>
          <table:table-cell table:number-columns-repeated="16357"/>
        </table:table-row>
        <table:table-row>
          <table:table-cell office:value-type="string" office:string-value="ELLAMA COUSC MOYEN 1K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4.0000000000000001E-3"/>
          <table:table-cell office:value-type="string" office:string-value="12130003L"/>
          <table:table-cell office:value-type="float" office:value="6.0000000000000001E-3"/>
          <table:table-cell office:value-type="string" office:string-value="12130004L"/>
          <table:table-cell office:value-type="float" office:value="7.4999999999999997E-3"/>
          <table:table-cell office:value-type="string" office:string-value="12130005L"/>
          <table:table-cell office:value-type="float" office:value="2.7000000000000001E-3"/>
          <table:table-cell office:value-type="string" office:string-value="12130001L"/>
          <table:table-cell office:value-type="float" office:value="9.7000000000000003E-2"/>
          <table:table-cell office:value-type="string" office:string-value="12130008L"/>
          <table:table-cell office:value-type="float" office:value="3.0000000000000001E-3"/>
          <table:table-cell office:value-type="float" office:value="12200079"/>
          <table:table-cell office:value-type="float" office:value="2.4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3000000000000002E-2"/>
          <table:table-cell office:value-type="string" office:string-value="40200010L"/>
          <table:table-cell office:value-type="float" office:value="6.0000000000000001E-3"/>
          <table:table-cell office:value-type="string" office:string-value="40200003L"/>
          <table:table-cell office:value-type="float" office:value="2E-3"/>
          <table:table-cell table:number-columns-repeated="16357"/>
        </table:table-row>
        <table:table-row>
          <table:table-cell office:value-type="string" office:string-value="SEMOULE ZITOUNA MOY 1"/>
          <table:table-cell office:value-type="float" office:value="250"/>
          <table:table-cell office:value-type="float" office:value="965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3.28E-4"/>
          <table:table-cell office:value-type="string" office:string-value="12130004L"/>
          <table:table-cell office:value-type="float" office:value="2.7799999999999998E-2"/>
          <table:table-cell office:value-type="string" office:string-value="12130001L"/>
          <table:table-cell office:value-type="float" office:value="0.1008"/>
          <table:table-cell office:value-type="float" office:value="12200097"/>
          <table:table-cell office:value-type="float" office:value="1.75E-3"/>
          <table:table-cell office:value-type="float" office:value="12200098"/>
          <table:table-cell office:value-type="float" office:value="3.8600000000000001E-3"/>
          <table:table-cell office:value-type="float" office:value="12200099"/>
          <table:table-cell office:value-type="float" office:value="2.295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810000000000002E-2"/>
          <table:table-cell office:value-type="string" office:string-value="40200010L"/>
          <table:table-cell office:value-type="float" office:value="2.2300000000000002E-3"/>
          <table:table-cell office:value-type="string" office:string-value="40200003L"/>
          <table:table-cell office:value-type="float" office:value="6.7099999999999998E-3"/>
          <table:table-cell table:number-columns-repeated="16357"/>
        </table:table-row>
        <table:table-row>
          <table:table-cell office:value-type="string" office:string-value="SEMOULE ZITOUNA GROS1"/>
          <table:table-cell office:value-type="float" office:value="250"/>
          <table:table-cell office:value-type="float" office:value="965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3.28E-4"/>
          <table:table-cell office:value-type="string" office:string-value="12130004L"/>
          <table:table-cell office:value-type="float" office:value="2.7799999999999998E-2"/>
          <table:table-cell office:value-type="string" office:string-value="12130001L"/>
          <table:table-cell office:value-type="float" office:value="0.1008"/>
          <table:table-cell office:value-type="float" office:value="12200097"/>
          <table:table-cell office:value-type="float" office:value="1.75E-3"/>
          <table:table-cell office:value-type="float" office:value="12200098"/>
          <table:table-cell office:value-type="float" office:value="3.8600000000000001E-3"/>
          <table:table-cell office:value-type="float" office:value="12200099"/>
          <table:table-cell office:value-type="float" office:value="2.295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810000000000002E-2"/>
          <table:table-cell office:value-type="string" office:string-value="40200010L"/>
          <table:table-cell office:value-type="float" office:value="2.2300000000000002E-3"/>
          <table:table-cell office:value-type="string" office:string-value="40200003L"/>
          <table:table-cell office:value-type="float" office:value="6.7099999999999998E-3"/>
          <table:table-cell table:number-columns-repeated="16357"/>
        </table:table-row>
        <table:table-row>
          <table:table-cell office:value-type="string" office:string-value="SEMOULE ZITOUNA FINE1"/>
          <table:table-cell office:value-type="float" office:value="250"/>
          <table:table-cell office:value-type="float" office:value="965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3.28E-4"/>
          <table:table-cell office:value-type="string" office:string-value="12130004L"/>
          <table:table-cell office:value-type="float" office:value="2.7799999999999998E-2"/>
          <table:table-cell office:value-type="string" office:string-value="12130001L"/>
          <table:table-cell office:value-type="float" office:value="0.1008"/>
          <table:table-cell office:value-type="float" office:value="12200097"/>
          <table:table-cell office:value-type="float" office:value="1.75E-3"/>
          <table:table-cell office:value-type="float" office:value="12200098"/>
          <table:table-cell office:value-type="float" office:value="3.8600000000000001E-3"/>
          <table:table-cell office:value-type="float" office:value="12200099"/>
          <table:table-cell office:value-type="float" office:value="2.295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810000000000002E-2"/>
          <table:table-cell office:value-type="string" office:string-value="40200010L"/>
          <table:table-cell office:value-type="float" office:value="2.2300000000000002E-3"/>
          <table:table-cell office:value-type="string" office:string-value="40200003L"/>
          <table:table-cell office:value-type="float" office:value="6.7099999999999998E-3"/>
          <table:table-cell table:number-columns-repeated="16357"/>
        </table:table-row>
        <table:table-row>
          <table:table-cell office:value-type="string" office:string-value="GMS SEMOULE FINE 1KG"/>
          <table:table-cell office:value-type="float" office:value="250"/>
          <table:table-cell office:value-type="float" office:value="965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1.1766E-2"/>
          <table:table-cell office:value-type="string" office:string-value="12130003L"/>
          <table:table-cell office:value-type="float" office:value="3.052E-3"/>
          <table:table-cell office:value-type="string" office:string-value="12130004L"/>
          <table:table-cell office:value-type="float" office:value="2.7539000000000001E-2"/>
          <table:table-cell office:value-type="string" office:string-value="12130005L"/>
          <table:table-cell office:value-type="float" office:value="1.3780000000000001E-3"/>
          <table:table-cell office:value-type="string" office:string-value="12130001L"/>
          <table:table-cell office:value-type="float" office:value="6.6654000000000005E-2"/>
          <table:table-cell office:value-type="float" office:value="12200188"/>
          <table:table-cell office:value-type="float" office:value="1.1659999999999999E-3"/>
          <table:table-cell office:value-type="float" office:value="12200189"/>
          <table:table-cell office:value-type="float" office:value="1.0809999999999999E-3"/>
          <table:table-cell office:value-type="float" office:value="12200190"/>
          <table:table-cell office:value-type="float" office:value="6.3000000000000003E-4"/>
          <table:table-cell office:value-type="string" office:string-value="40200001L"/>
          <table:table-cell office:value-type="float" office:value="2.6214000000000001E-2"/>
          <table:table-cell office:value-type="string" office:string-value="40200010L"/>
          <table:table-cell office:value-type="float" office:value="1.6379999999999999E-3"/>
          <table:table-cell office:value-type="string" office:string-value="40200003L"/>
          <table:table-cell office:value-type="float" office:value="4.9150000000000001E-3"/>
          <table:table-cell table:number-columns-repeated="16357"/>
        </table:table-row>
        <table:table-row>
          <table:table-cell office:value-type="string" office:string-value="RANDA TCHICH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5"/>
          <table:table-cell office:value-type="string" office:string-value="12130002L"/>
          <table:table-cell office:value-type="float" office:value="9.7870000000000006E-3"/>
          <table:table-cell office:value-type="string" office:string-value="12130003L"/>
          <table:table-cell office:value-type="float" office:value="8.5819999999999994E-3"/>
          <table:table-cell office:value-type="string" office:string-value="12130004L"/>
          <table:table-cell office:value-type="float" office:value="1.5584000000000001E-2"/>
          <table:table-cell office:value-type="string" office:string-value="12130005L"/>
          <table:table-cell office:value-type="float" office:value="3.3310000000000002E-3"/>
          <table:table-cell office:value-type="string" office:string-value="12130001L"/>
          <table:table-cell office:value-type="float" office:value="0.10264"/>
          <table:table-cell office:value-type="string" office:string-value="12130008L"/>
          <table:table-cell office:value-type="float" office:value="4.2659999999999998E-3"/>
          <table:table-cell office:value-type="string" office:string-value="12130012L"/>
          <table:table-cell office:value-type="float" office:value="1.606E-3"/>
          <table:table-cell office:value-type="float" office:value="12200180"/>
          <table:table-cell office:value-type="float" office:value="4.6420000000000003E-3"/>
          <table:table-cell office:value-type="string" office:string-value="40200001L"/>
          <table:table-cell office:value-type="float" office:value="3.4349999999999999E-2"/>
          <table:table-cell office:value-type="string" office:string-value="40200010L"/>
          <table:table-cell office:value-type="float" office:value="2.1459999999999999E-3"/>
          <table:table-cell office:value-type="string" office:string-value="40200003L"/>
          <table:table-cell office:value-type="float" office:value="6.4400000000000004E-3"/>
          <table:table-cell table:number-columns-repeated="16357"/>
        </table:table-row>
        <table:table-row>
          <table:table-cell office:value-type="string" office:string-value="AMT AMELIORANT 50G"/>
          <table:table-cell office:value-type="float" office:value="250"/>
          <table:table-cell office:value-type="float" office:value="78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1.4239999999999999E-3"/>
          <table:table-cell office:value-type="string" office:string-value="12130008L"/>
          <table:table-cell office:value-type="float" office:value="5.9580000000000001E-2"/>
          <table:table-cell office:value-type="string" office:string-value="12130011L"/>
          <table:table-cell office:value-type="float" office:value="1.8619999999999999E-3"/>
          <table:table-cell office:value-type="float" office:value="12200179"/>
          <table:table-cell office:value-type="float" office:value="3.88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463E-2"/>
          <table:table-cell office:value-type="string" office:string-value="40200010L"/>
          <table:table-cell office:value-type="float" office:value="9.0300000000000005E-4"/>
          <table:table-cell office:value-type="string" office:string-value="40200003L"/>
          <table:table-cell office:value-type="float" office:value="2.7109999999999999E-3"/>
          <table:table-cell table:number-columns-repeated="16357"/>
        </table:table-row>
        <table:table-row>
          <table:table-cell office:value-type="string" office:string-value="AMALGAME COOL BAR"/>
          <table:table-cell office:value-type="float" office:value="250"/>
          <table:table-cell office:value-type="float" office:value="740"/>
          <table:table-cell office:value-type="float" office:value="0.92"/>
          <table:table-cell office:value-type="float" office:value="20"/>
          <table:table-cell office:value-type="string" office:string-value="12130002L"/>
          <table:table-cell office:value-type="float" office:value="8.3999999999999995E-3"/>
          <table:table-cell office:value-type="string" office:string-value="12130003L"/>
          <table:table-cell office:value-type="float" office:value="7.1000000000000004E-3"/>
          <table:table-cell office:value-type="string" office:string-value="12130004L"/>
          <table:table-cell office:value-type="float" office:value="1.0999999999999999E-2"/>
          <table:table-cell office:value-type="string" office:string-value="12130005L"/>
          <table:table-cell office:value-type="float" office:value="1.1999999999999999E-3"/>
          <table:table-cell office:value-type="string" office:string-value="12130006L"/>
          <table:table-cell office:value-type="float" office:value="8.9999999999999993E-3"/>
          <table:table-cell office:value-type="string" office:string-value="12130007L"/>
          <table:table-cell office:value-type="float" office:value="1.4999999999999999E-2"/>
          <table:table-cell office:value-type="string" office:string-value="12130001L"/>
          <table:table-cell office:value-type="float" office:value="0.11799999999999999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2900000000000003E-2"/>
          <table:table-cell office:value-type="string" office:string-value="40200010L"/>
          <table:table-cell office:value-type="float" office:value="3.3E-3"/>
          <table:table-cell office:value-type="string" office:string-value="40200003L"/>
          <table:table-cell office:value-type="float" office:value="9.9000000000000008E-3"/>
          <table:table-cell table:number-columns-repeated="16357"/>
        </table:table-row>
        <table:table-row>
          <table:table-cell office:value-type="string" office:string-value="CRISTALINE 1.5L"/>
          <table:table-cell office:value-type="float" office:value="300"/>
          <table:table-cell office:value-type="float" office:value="752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BNINO 25C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8"/>
          <table:table-cell office:value-type="string" office:string-value="12130002L"/>
          <table:table-cell office:value-type="float" office:value="6.718E-3"/>
          <table:table-cell office:value-type="string" office:string-value="12130003L"/>
          <table:table-cell office:value-type="float" office:value="3.1669999999999997E-2"/>
          <table:table-cell office:value-type="string" office:string-value="12130004L"/>
          <table:table-cell office:value-type="float" office:value="5.4384000000000002E-2"/>
          <table:table-cell office:value-type="string" office:string-value="12130005L"/>
          <table:table-cell office:value-type="float" office:value="2.3098E-2"/>
          <table:table-cell office:value-type="string" office:string-value="40200009L"/>
          <table:table-cell office:value-type="float" office:value="0.14971699999999999"/>
          <table:table-cell office:value-type="float" office:value="12200117"/>
          <table:table-cell office:value-type="float" office:value="2.1589999999999999E-3"/>
          <table:table-cell office:value-type="float" office:value="12200118"/>
          <table:table-cell office:value-type="float" office:value="3.305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371999999999997E-2"/>
          <table:table-cell office:value-type="string" office:string-value="40200010L"/>
          <table:table-cell office:value-type="float" office:value="3.898E-3"/>
          <table:table-cell office:value-type="string" office:string-value="40200003L"/>
          <table:table-cell office:value-type="float" office:value="1.1690000000000001E-2"/>
          <table:table-cell table:number-columns-repeated="16357"/>
        </table:table-row>
        <table:table-row>
          <table:table-cell office:value-type="string" office:string-value="JUS MANGUE 25C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COCA 0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4.4000000000000003E-3"/>
          <table:table-cell office:value-type="string" office:string-value="40200009L"/>
          <table:table-cell office:value-type="float" office:value="0.13439999999999999"/>
          <table:table-cell office:value-type="string" office:string-value="12180001L"/>
          <table:table-cell office:value-type="float" office:value="4.0000000000000001E-3"/>
          <table:table-cell office:value-type="float" office:value="12200028"/>
          <table:table-cell office:value-type="float" office:value="0.11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1599999999999999E-2"/>
          <table:table-cell table:number-columns-repeated="16357"/>
        </table:table-row>
        <table:table-row>
          <table:table-cell office:value-type="string" office:string-value="JUS ANANAS STILL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COCKTAIL STILL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STILL MANGUE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STILL ORANGE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BNINO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718E-3"/>
          <table:table-cell office:value-type="string" office:string-value="12130003L"/>
          <table:table-cell office:value-type="float" office:value="3.1669999999999997E-2"/>
          <table:table-cell office:value-type="string" office:string-value="12130004L"/>
          <table:table-cell office:value-type="float" office:value="5.4384000000000002E-2"/>
          <table:table-cell office:value-type="string" office:string-value="12130005L"/>
          <table:table-cell office:value-type="float" office:value="2.3098E-2"/>
          <table:table-cell office:value-type="string" office:string-value="40200009L"/>
          <table:table-cell office:value-type="float" office:value="0.14971699999999999"/>
          <table:table-cell office:value-type="float" office:value="12200117"/>
          <table:table-cell office:value-type="float" office:value="2.1589999999999999E-3"/>
          <table:table-cell office:value-type="float" office:value="12200118"/>
          <table:table-cell office:value-type="float" office:value="3.305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371999999999997E-2"/>
          <table:table-cell office:value-type="string" office:string-value="40200010L"/>
          <table:table-cell office:value-type="float" office:value="3.898E-3"/>
          <table:table-cell office:value-type="string" office:string-value="40200003L"/>
          <table:table-cell office:value-type="float" office:value="1.1690000000000001E-2"/>
          <table:table-cell table:number-columns-repeated="16357"/>
        </table:table-row>
        <table:table-row>
          <table:table-cell office:value-type="string" office:string-value="JANNET 2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8.6999999999999994E-3"/>
          <table:table-cell office:value-type="float" office:value="12200054"/>
          <table:table-cell office:value-type="float" office:value="5.5999999999999999E-3"/>
          <table:table-cell office:value-type="float" office:value="12200055"/>
          <table:table-cell office:value-type="float" office:value="5.2999999999999999E-2"/>
          <table:table-cell office:value-type="float" office:value="12200056"/>
          <table:table-cell office:value-type="float" office:value="5.4999999999999997E-3"/>
          <table:table-cell office:value-type="string" office:string-value="12130006L"/>
          <table:table-cell office:value-type="float" office:value="3.2500000000000001E-2"/>
          <table:table-cell office:value-type="string" office:string-value="40200009L"/>
          <table:table-cell office:value-type="float" office:value="0.13411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399999999999997E-2"/>
          <table:table-cell office:value-type="string" office:string-value="40200010L"/>
          <table:table-cell office:value-type="float" office:value="3.8999999999999998E-3"/>
          <table:table-cell office:value-type="string" office:string-value="40200003L"/>
          <table:table-cell office:value-type="float" office:value="1.17E-2"/>
          <table:table-cell table:number-columns-repeated="16357"/>
        </table:table-row>
        <table:table-row>
          <table:table-cell office:value-type="string" office:string-value="BARGOU 0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1.4E-3"/>
          <table:table-cell office:value-type="string" office:string-value="12130012L"/>
          <table:table-cell office:value-type="float" office:value="2.8E-3"/>
          <table:table-cell office:value-type="string" office:string-value="12130002L"/>
          <table:table-cell office:value-type="float" office:value="9.2999999999999992E-3"/>
          <table:table-cell office:value-type="string" office:string-value="12130006L"/>
          <table:table-cell office:value-type="float" office:value="8.8000000000000005E-3"/>
          <table:table-cell office:value-type="string" office:string-value="40200009L"/>
          <table:table-cell office:value-type="float" office:value="0.13900000000000001"/>
          <table:table-cell office:value-type="float" office:value="12200033"/>
          <table:table-cell office:value-type="float" office:value="2.7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3999999999999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BARGOU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1.4E-3"/>
          <table:table-cell office:value-type="string" office:string-value="12130012L"/>
          <table:table-cell office:value-type="float" office:value="2.8E-3"/>
          <table:table-cell office:value-type="string" office:string-value="12130002L"/>
          <table:table-cell office:value-type="float" office:value="9.2999999999999992E-3"/>
          <table:table-cell office:value-type="string" office:string-value="12130006L"/>
          <table:table-cell office:value-type="float" office:value="8.8000000000000005E-3"/>
          <table:table-cell office:value-type="string" office:string-value="40200009L"/>
          <table:table-cell office:value-type="float" office:value="0.13900000000000001"/>
          <table:table-cell office:value-type="float" office:value="12200033"/>
          <table:table-cell office:value-type="float" office:value="2.7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3999999999999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BARGOU 2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1.4E-3"/>
          <table:table-cell office:value-type="string" office:string-value="12130012L"/>
          <table:table-cell office:value-type="float" office:value="2.8E-3"/>
          <table:table-cell office:value-type="string" office:string-value="12130002L"/>
          <table:table-cell office:value-type="float" office:value="9.2999999999999992E-3"/>
          <table:table-cell office:value-type="string" office:string-value="12130006L"/>
          <table:table-cell office:value-type="float" office:value="8.8000000000000005E-3"/>
          <table:table-cell office:value-type="string" office:string-value="40200009L"/>
          <table:table-cell office:value-type="float" office:value="0.13900000000000001"/>
          <table:table-cell office:value-type="float" office:value="12200033"/>
          <table:table-cell office:value-type="float" office:value="2.7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3999999999999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TROPICO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7.4999999999999997E-3"/>
          <table:table-cell office:value-type="string" office:string-value="12130004L"/>
          <table:table-cell office:value-type="float" office:value="1.1900000000000001E-2"/>
          <table:table-cell office:value-type="string" office:string-value="12130011L"/>
          <table:table-cell office:value-type="float" office:value="6.0000000000000001E-3"/>
          <table:table-cell office:value-type="string" office:string-value="12130006L"/>
          <table:table-cell office:value-type="float" office:value="3.4599999999999999E-2"/>
          <table:table-cell office:value-type="string" office:string-value="12130002L"/>
          <table:table-cell office:value-type="float" office:value="5.7999999999999996E-3"/>
          <table:table-cell office:value-type="string" office:string-value="12130005L"/>
          <table:table-cell office:value-type="float" office:value="1.1000000000000001E-3"/>
          <table:table-cell office:value-type="float" office:value="12200034"/>
          <table:table-cell office:value-type="float" office:value="1.09E-2"/>
          <table:table-cell office:value-type="string" office:string-value="40200009L"/>
          <table:table-cell office:value-type="float" office:value="0.13600000000000001"/>
          <table:table-cell office:value-type="string" office:string-value="40200001L"/>
          <table:table-cell office:value-type="float" office:value="4.9700000000000001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2999999999999992E-3"/>
          <table:table-cell table:number-columns-repeated="16357"/>
        </table:table-row>
        <table:table-row>
          <table:table-cell office:value-type="string" office:string-value="ORANGE FRESHKY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4489999999999999E-2"/>
          <table:table-cell office:value-type="string" office:string-value="12130004L"/>
          <table:table-cell office:value-type="float" office:value="1.8120000000000001E-2"/>
          <table:table-cell office:value-type="string" office:string-value="12130009L"/>
          <table:table-cell office:value-type="float" office:value="0.12280199999999999"/>
          <table:table-cell office:value-type="float" office:value="0"/>
          <table:table-cell office:value-type="float" office:value="0"/>
          <table:table-cell office:value-type="float" office:value="12200138"/>
          <table:table-cell office:value-type="float" office:value="8.5899999999999995E-4"/>
          <table:table-cell office:value-type="float" office:value="12200139"/>
          <table:table-cell office:value-type="float" office:value="4.7749999999999997E-3"/>
          <table:table-cell office:value-type="float" office:value="12200140"/>
          <table:table-cell office:value-type="float" office:value="1.771E-2"/>
          <table:table-cell office:value-type="float" office:value="12200141"/>
          <table:table-cell office:value-type="float" office:value="2.1800000000000001E-4"/>
          <table:table-cell office:value-type="string" office:string-value="40200001L"/>
          <table:table-cell office:value-type="float" office:value="4.8813000000000002E-2"/>
          <table:table-cell office:value-type="string" office:string-value="40200010L"/>
          <table:table-cell office:value-type="float" office:value="3.0500000000000002E-3"/>
          <table:table-cell office:value-type="string" office:string-value="40200003L"/>
          <table:table-cell office:value-type="float" office:value="9.1520000000000004E-3"/>
          <table:table-cell table:number-columns-repeated="16357"/>
        </table:table-row>
        <table:table-row>
          <table:table-cell office:value-type="string" office:string-value="CIDRE FRESHKY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8.0300000000000007E-3"/>
          <table:table-cell office:value-type="string" office:string-value="40200009L"/>
          <table:table-cell office:value-type="float" office:value="0.12418"/>
          <table:table-cell office:value-type="float" office:value="12200145"/>
          <table:table-cell office:value-type="float" office:value="6.7599999999999995E-4"/>
          <table:table-cell office:value-type="float" office:value="12200147"/>
          <table:table-cell office:value-type="float" office:value="2.6429999999999999E-2"/>
          <table:table-cell office:value-type="float" office:value="12200148"/>
          <table:table-cell office:value-type="float" office:value="3.8081999999999998E-2"/>
          <table:table-cell office:value-type="float" office:value="12200149"/>
          <table:table-cell office:value-type="float" office:value="8.83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8813000000000002E-2"/>
          <table:table-cell office:value-type="string" office:string-value="40200010L"/>
          <table:table-cell office:value-type="float" office:value="3.0500000000000002E-3"/>
          <table:table-cell office:value-type="string" office:string-value="40200003L"/>
          <table:table-cell office:value-type="float" office:value="9.1520000000000004E-3"/>
          <table:table-cell table:number-columns-repeated="16357"/>
        </table:table-row>
        <table:table-row>
          <table:table-cell office:value-type="string" office:string-value="VIVA PECHE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6670000000000001E-2"/>
          <table:table-cell office:value-type="string" office:string-value="12130004L"/>
          <table:table-cell office:value-type="float" office:value="1.7860000000000001E-2"/>
          <table:table-cell office:value-type="string" office:string-value="12130009L"/>
          <table:table-cell office:value-type="float" office:value="0.14704"/>
          <table:table-cell office:value-type="string" office:string-value="40200009L"/>
          <table:table-cell office:value-type="float" office:value="1.361E-3"/>
          <table:table-cell office:value-type="float" office:value="12200121"/>
          <table:table-cell office:value-type="float" office:value="1.3506000000000001E-2"/>
          <table:table-cell office:value-type="float" office:value="12200122"/>
          <table:table-cell office:value-type="float" office:value="1.3887E-2"/>
          <table:table-cell office:value-type="float" office:value="12200123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0000000000003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4000000000000004E-3"/>
          <table:table-cell table:number-columns-repeated="16357"/>
        </table:table-row>
        <table:table-row>
          <table:table-cell office:value-type="string" office:string-value="VIVA CITRON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3010000000000002E-2"/>
          <table:table-cell office:value-type="string" office:string-value="12130006L"/>
          <table:table-cell office:value-type="float" office:value="2.2919999999999999E-2"/>
          <table:table-cell office:value-type="string" office:string-value="12130002L"/>
          <table:table-cell office:value-type="float" office:value="1.4371999999999999E-2"/>
          <table:table-cell office:value-type="string" office:string-value="40200009L"/>
          <table:table-cell office:value-type="float" office:value="0.15960299999999999"/>
          <table:table-cell office:value-type="float" office:value="12200123"/>
          <table:table-cell office:value-type="float" office:value="5.6309999999999997E-3"/>
          <table:table-cell office:value-type="float" office:value="12200124"/>
          <table:table-cell office:value-type="float" office:value="6.4300000000000002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9208999999999998E-2"/>
          <table:table-cell office:value-type="string" office:string-value="40200010L"/>
          <table:table-cell office:value-type="float" office:value="3.7000000000000002E-3"/>
          <table:table-cell office:value-type="string" office:string-value="40200003L"/>
          <table:table-cell office:value-type="float" office:value="1.1101E-2"/>
          <table:table-cell table:number-columns-repeated="16357"/>
        </table:table-row>
        <table:table-row>
          <table:table-cell office:value-type="string" office:string-value="RAOUA CHANI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297E-3"/>
          <table:table-cell office:value-type="string" office:string-value="12130004L"/>
          <table:table-cell office:value-type="float" office:value="7.7419999999999998E-3"/>
          <table:table-cell office:value-type="string" office:string-value="12130002L"/>
          <table:table-cell office:value-type="float" office:value="1.2600999999999999E-2"/>
          <table:table-cell office:value-type="string" office:string-value="12130005L"/>
          <table:table-cell office:value-type="float" office:value="3.2729999999999999E-3"/>
          <table:table-cell office:value-type="string" office:string-value="40200009L"/>
          <table:table-cell office:value-type="float" office:value="0.12354"/>
          <table:table-cell office:value-type="float" office:value="12200146"/>
          <table:table-cell office:value-type="float" office:value="4.6012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5830000000000003E-2"/>
          <table:table-cell office:value-type="string" office:string-value="40200010L"/>
          <table:table-cell office:value-type="float" office:value="2.8639999999999998E-3"/>
          <table:table-cell office:value-type="string" office:string-value="40200003L"/>
          <table:table-cell office:value-type="float" office:value="8.5979999999999997E-3"/>
          <table:table-cell table:number-columns-repeated="16357"/>
        </table:table-row>
        <table:table-row>
          <table:table-cell office:value-type="string" office:string-value="POMME FRESHKY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4.8030000000000003E-2"/>
          <table:table-cell office:value-type="string" office:string-value="12130002L"/>
          <table:table-cell office:value-type="float" office:value="3.1739999999999997E-2"/>
          <table:table-cell office:value-type="string" office:string-value="12130005L"/>
          <table:table-cell office:value-type="float" office:value="2.3959999999999999E-2"/>
          <table:table-cell office:value-type="string" office:string-value="40200009L"/>
          <table:table-cell office:value-type="float" office:value="0.13397999999999999"/>
          <table:table-cell office:value-type="string" office:string-value="12130008L"/>
          <table:table-cell office:value-type="float" office:value="2.0205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.90969999999999995"/>
          <table:table-cell office:value-type="string" office:string-value="40200010L"/>
          <table:table-cell office:value-type="float" office:value="3.7200000000000002E-3"/>
          <table:table-cell office:value-type="string" office:string-value="40200003L"/>
          <table:table-cell office:value-type="float" office:value="1.1180000000000001E-2"/>
          <table:table-cell table:number-columns-repeated="16357"/>
        </table:table-row>
        <table:table-row>
          <table:table-cell office:value-type="string" office:string-value="VIVA POMME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0050999999999998E-2"/>
          <table:table-cell office:value-type="string" office:string-value="12130006L"/>
          <table:table-cell office:value-type="float" office:value="2.4080000000000001E-2"/>
          <table:table-cell office:value-type="string" office:string-value="12130002L"/>
          <table:table-cell office:value-type="float" office:value="3.8556E-2"/>
          <table:table-cell office:value-type="string" office:string-value="40200009L"/>
          <table:table-cell office:value-type="float" office:value="0.15965299999999999"/>
          <table:table-cell office:value-type="float" office:value="12200125"/>
          <table:table-cell office:value-type="float" office:value="3.0330000000000001E-3"/>
          <table:table-cell office:value-type="float" office:value="12200126"/>
          <table:table-cell office:value-type="float" office:value="1.064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4180000000000001E-2"/>
          <table:table-cell office:value-type="string" office:string-value="40200010L"/>
          <table:table-cell office:value-type="float" office:value="4.0109999999999998E-3"/>
          <table:table-cell office:value-type="string" office:string-value="40200003L"/>
          <table:table-cell office:value-type="float" office:value="1.2033E-2"/>
          <table:table-cell table:number-columns-repeated="16357"/>
        </table:table-row>
        <table:table-row>
          <table:table-cell office:value-type="string" office:string-value="TROPICO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7.4999999999999997E-3"/>
          <table:table-cell office:value-type="string" office:string-value="12130004L"/>
          <table:table-cell office:value-type="float" office:value="1.1900000000000001E-2"/>
          <table:table-cell office:value-type="string" office:string-value="12130011L"/>
          <table:table-cell office:value-type="float" office:value="6.0000000000000001E-3"/>
          <table:table-cell office:value-type="string" office:string-value="12130006L"/>
          <table:table-cell office:value-type="float" office:value="3.4599999999999999E-2"/>
          <table:table-cell office:value-type="string" office:string-value="12130002L"/>
          <table:table-cell office:value-type="float" office:value="5.7999999999999996E-3"/>
          <table:table-cell office:value-type="string" office:string-value="12130005L"/>
          <table:table-cell office:value-type="float" office:value="1.1000000000000001E-3"/>
          <table:table-cell office:value-type="float" office:value="12200034"/>
          <table:table-cell office:value-type="float" office:value="1.09E-2"/>
          <table:table-cell office:value-type="string" office:string-value="40200009L"/>
          <table:table-cell office:value-type="float" office:value="0.13600000000000001"/>
          <table:table-cell office:value-type="string" office:string-value="40200001L"/>
          <table:table-cell office:value-type="float" office:value="4.9700000000000001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2999999999999992E-3"/>
          <table:table-cell table:number-columns-repeated="16357"/>
        </table:table-row>
        <table:table-row>
          <table:table-cell office:value-type="string" office:string-value="BITTER SODA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3.7880000000000001E-3"/>
          <table:table-cell office:value-type="string" office:string-value="40200009L"/>
          <table:table-cell office:value-type="float" office:value="0.1351"/>
          <table:table-cell office:value-type="string" office:string-value="12130004L"/>
          <table:table-cell office:value-type="float" office:value="1.8807999999999998E-2"/>
          <table:table-cell office:value-type="float" office:value="12200143"/>
          <table:table-cell office:value-type="float" office:value="5.8942000000000001E-2"/>
          <table:table-cell office:value-type="float" office:value="12200144"/>
          <table:table-cell office:value-type="float" office:value="1.5587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4870000000000002E-2"/>
          <table:table-cell office:value-type="string" office:string-value="40200010L"/>
          <table:table-cell office:value-type="float" office:value="3.4290000000000002E-3"/>
          <table:table-cell office:value-type="string" office:string-value="40200003L"/>
          <table:table-cell office:value-type="float" office:value="1.0293E-2"/>
          <table:table-cell table:number-columns-repeated="16357"/>
        </table:table-row>
        <table:table-row>
          <table:table-cell office:value-type="string" office:string-value="VIVA CITRON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3010000000000002E-2"/>
          <table:table-cell office:value-type="string" office:string-value="12130006L"/>
          <table:table-cell office:value-type="float" office:value="2.2919999999999999E-2"/>
          <table:table-cell office:value-type="string" office:string-value="12130002L"/>
          <table:table-cell office:value-type="float" office:value="1.4371999999999999E-2"/>
          <table:table-cell office:value-type="string" office:string-value="40200009L"/>
          <table:table-cell office:value-type="float" office:value="0.15960299999999999"/>
          <table:table-cell office:value-type="float" office:value="12200123"/>
          <table:table-cell office:value-type="float" office:value="5.6309999999999997E-3"/>
          <table:table-cell office:value-type="float" office:value="12200124"/>
          <table:table-cell office:value-type="float" office:value="6.4300000000000002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9208999999999998E-2"/>
          <table:table-cell office:value-type="string" office:string-value="40200010L"/>
          <table:table-cell office:value-type="float" office:value="3.7000000000000002E-3"/>
          <table:table-cell office:value-type="string" office:string-value="40200003L"/>
          <table:table-cell office:value-type="float" office:value="1.1101E-2"/>
          <table:table-cell table:number-columns-repeated="16357"/>
        </table:table-row>
        <table:table-row>
          <table:table-cell office:value-type="string" office:string-value="VIVA PECHE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6670000000000001E-2"/>
          <table:table-cell office:value-type="string" office:string-value="12130004L"/>
          <table:table-cell office:value-type="float" office:value="1.7860000000000001E-2"/>
          <table:table-cell office:value-type="string" office:string-value="12130009L"/>
          <table:table-cell office:value-type="float" office:value="0.14704"/>
          <table:table-cell office:value-type="string" office:string-value="40200009L"/>
          <table:table-cell office:value-type="float" office:value="1.361E-3"/>
          <table:table-cell office:value-type="float" office:value="12200121"/>
          <table:table-cell office:value-type="float" office:value="1.3506000000000001E-2"/>
          <table:table-cell office:value-type="float" office:value="12200122"/>
          <table:table-cell office:value-type="float" office:value="1.3887E-2"/>
          <table:table-cell office:value-type="float" office:value="12200123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0000000000003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4000000000000004E-3"/>
          <table:table-cell table:number-columns-repeated="16357"/>
        </table:table-row>
        <table:table-row>
          <table:table-cell office:value-type="string" office:string-value="VIVA POMME 1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0050999999999998E-2"/>
          <table:table-cell office:value-type="string" office:string-value="12130006L"/>
          <table:table-cell office:value-type="float" office:value="2.4080000000000001E-2"/>
          <table:table-cell office:value-type="string" office:string-value="12130002L"/>
          <table:table-cell office:value-type="float" office:value="3.8556E-2"/>
          <table:table-cell office:value-type="string" office:string-value="40200009L"/>
          <table:table-cell office:value-type="float" office:value="0.15965299999999999"/>
          <table:table-cell office:value-type="float" office:value="12200125"/>
          <table:table-cell office:value-type="float" office:value="3.0330000000000001E-3"/>
          <table:table-cell office:value-type="float" office:value="12200126"/>
          <table:table-cell office:value-type="float" office:value="1.064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4180000000000001E-2"/>
          <table:table-cell office:value-type="string" office:string-value="40200010L"/>
          <table:table-cell office:value-type="float" office:value="4.0109999999999998E-3"/>
          <table:table-cell office:value-type="string" office:string-value="40200003L"/>
          <table:table-cell office:value-type="float" office:value="1.2033E-2"/>
          <table:table-cell table:number-columns-repeated="16357"/>
        </table:table-row>
        <table:table-row>
          <table:table-cell office:value-type="string" office:string-value="TROPICO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7.4999999999999997E-3"/>
          <table:table-cell office:value-type="string" office:string-value="12130004L"/>
          <table:table-cell office:value-type="float" office:value="1.1900000000000001E-2"/>
          <table:table-cell office:value-type="string" office:string-value="12130011L"/>
          <table:table-cell office:value-type="float" office:value="6.0000000000000001E-3"/>
          <table:table-cell office:value-type="string" office:string-value="12130006L"/>
          <table:table-cell office:value-type="float" office:value="3.4599999999999999E-2"/>
          <table:table-cell office:value-type="string" office:string-value="12130002L"/>
          <table:table-cell office:value-type="float" office:value="5.7999999999999996E-3"/>
          <table:table-cell office:value-type="string" office:string-value="12130005L"/>
          <table:table-cell office:value-type="float" office:value="1.1000000000000001E-3"/>
          <table:table-cell office:value-type="float" office:value="12200034"/>
          <table:table-cell office:value-type="float" office:value="1.09E-2"/>
          <table:table-cell office:value-type="string" office:string-value="40200009L"/>
          <table:table-cell office:value-type="float" office:value="0.13600000000000001"/>
          <table:table-cell office:value-type="string" office:string-value="40200001L"/>
          <table:table-cell office:value-type="float" office:value="4.9700000000000001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2999999999999992E-3"/>
          <table:table-cell table:number-columns-repeated="16357"/>
        </table:table-row>
        <table:table-row>
          <table:table-cell office:value-type="string" office:string-value="RAOUA CHANI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297E-3"/>
          <table:table-cell office:value-type="string" office:string-value="12130004L"/>
          <table:table-cell office:value-type="float" office:value="7.7419999999999998E-3"/>
          <table:table-cell office:value-type="string" office:string-value="12130002L"/>
          <table:table-cell office:value-type="float" office:value="1.2600999999999999E-2"/>
          <table:table-cell office:value-type="string" office:string-value="12130005L"/>
          <table:table-cell office:value-type="float" office:value="3.2729999999999999E-3"/>
          <table:table-cell office:value-type="string" office:string-value="40200009L"/>
          <table:table-cell office:value-type="float" office:value="0.12354"/>
          <table:table-cell office:value-type="float" office:value="12200146"/>
          <table:table-cell office:value-type="float" office:value="4.6012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5830000000000003E-2"/>
          <table:table-cell office:value-type="string" office:string-value="40200010L"/>
          <table:table-cell office:value-type="float" office:value="2.8639999999999998E-3"/>
          <table:table-cell office:value-type="string" office:string-value="40200003L"/>
          <table:table-cell office:value-type="float" office:value="8.5979999999999997E-3"/>
          <table:table-cell table:number-columns-repeated="16357"/>
        </table:table-row>
        <table:table-row>
          <table:table-cell office:value-type="string" office:string-value="BITTER SODA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3.7880000000000001E-3"/>
          <table:table-cell office:value-type="string" office:string-value="40200009L"/>
          <table:table-cell office:value-type="float" office:value="0.1351"/>
          <table:table-cell office:value-type="string" office:string-value="12130004L"/>
          <table:table-cell office:value-type="float" office:value="1.8807999999999998E-2"/>
          <table:table-cell office:value-type="float" office:value="12200143"/>
          <table:table-cell office:value-type="float" office:value="5.8942000000000001E-2"/>
          <table:table-cell office:value-type="float" office:value="12200144"/>
          <table:table-cell office:value-type="float" office:value="1.5587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4870000000000002E-2"/>
          <table:table-cell office:value-type="string" office:string-value="40200010L"/>
          <table:table-cell office:value-type="float" office:value="3.4290000000000002E-3"/>
          <table:table-cell office:value-type="string" office:string-value="40200003L"/>
          <table:table-cell office:value-type="float" office:value="1.0293E-2"/>
          <table:table-cell table:number-columns-repeated="16357"/>
        </table:table-row>
        <table:table-row>
          <table:table-cell office:value-type="string" office:string-value="VIVA POMME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0050999999999998E-2"/>
          <table:table-cell office:value-type="string" office:string-value="12130006L"/>
          <table:table-cell office:value-type="float" office:value="2.4080000000000001E-2"/>
          <table:table-cell office:value-type="string" office:string-value="12130002L"/>
          <table:table-cell office:value-type="float" office:value="3.8556E-2"/>
          <table:table-cell office:value-type="string" office:string-value="40200009L"/>
          <table:table-cell office:value-type="float" office:value="0.15965299999999999"/>
          <table:table-cell office:value-type="float" office:value="12200125"/>
          <table:table-cell office:value-type="float" office:value="3.0330000000000001E-3"/>
          <table:table-cell office:value-type="float" office:value="12200126"/>
          <table:table-cell office:value-type="float" office:value="1.064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4180000000000001E-2"/>
          <table:table-cell office:value-type="string" office:string-value="40200010L"/>
          <table:table-cell office:value-type="float" office:value="4.0109999999999998E-3"/>
          <table:table-cell office:value-type="string" office:string-value="40200003L"/>
          <table:table-cell office:value-type="float" office:value="1.2033E-2"/>
          <table:table-cell table:number-columns-repeated="16357"/>
        </table:table-row>
        <table:table-row>
          <table:table-cell office:value-type="string" office:string-value="VIVA PECHE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1.6670000000000001E-2"/>
          <table:table-cell office:value-type="string" office:string-value="12130004L"/>
          <table:table-cell office:value-type="float" office:value="1.7860000000000001E-2"/>
          <table:table-cell office:value-type="string" office:string-value="12130009L"/>
          <table:table-cell office:value-type="float" office:value="0.14704"/>
          <table:table-cell office:value-type="string" office:string-value="40200009L"/>
          <table:table-cell office:value-type="float" office:value="1.361E-3"/>
          <table:table-cell office:value-type="float" office:value="12200121"/>
          <table:table-cell office:value-type="float" office:value="1.3506000000000001E-2"/>
          <table:table-cell office:value-type="float" office:value="12200122"/>
          <table:table-cell office:value-type="float" office:value="1.3887E-2"/>
          <table:table-cell office:value-type="float" office:value="12200123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0000000000003E-2"/>
          <table:table-cell office:value-type="string" office:string-value="40200010L"/>
          <table:table-cell office:value-type="float" office:value="3.0999999999999999E-3"/>
          <table:table-cell office:value-type="string" office:string-value="40200003L"/>
          <table:table-cell office:value-type="float" office:value="9.4000000000000004E-3"/>
          <table:table-cell table:number-columns-repeated="16357"/>
        </table:table-row>
        <table:table-row>
          <table:table-cell office:value-type="string" office:string-value="VIVA CITRON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5.3010000000000002E-2"/>
          <table:table-cell office:value-type="string" office:string-value="12130006L"/>
          <table:table-cell office:value-type="float" office:value="2.2919999999999999E-2"/>
          <table:table-cell office:value-type="string" office:string-value="12130002L"/>
          <table:table-cell office:value-type="float" office:value="1.4371999999999999E-2"/>
          <table:table-cell office:value-type="string" office:string-value="40200009L"/>
          <table:table-cell office:value-type="float" office:value="0.15960299999999999"/>
          <table:table-cell office:value-type="float" office:value="12200123"/>
          <table:table-cell office:value-type="float" office:value="5.6309999999999997E-3"/>
          <table:table-cell office:value-type="float" office:value="12200124"/>
          <table:table-cell office:value-type="float" office:value="6.4300000000000002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9208999999999998E-2"/>
          <table:table-cell office:value-type="string" office:string-value="40200010L"/>
          <table:table-cell office:value-type="float" office:value="3.7000000000000002E-3"/>
          <table:table-cell office:value-type="string" office:string-value="40200003L"/>
          <table:table-cell office:value-type="float" office:value="1.1101E-2"/>
          <table:table-cell table:number-columns-repeated="16357"/>
        </table:table-row>
        <table:table-row>
          <table:table-cell office:value-type="string" office:string-value="FRESHKY POMME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4L"/>
          <table:table-cell office:value-type="float" office:value="4.8030000000000003E-2"/>
          <table:table-cell office:value-type="string" office:string-value="12130002L"/>
          <table:table-cell office:value-type="float" office:value="3.1739999999999997E-2"/>
          <table:table-cell office:value-type="string" office:string-value="12130005L"/>
          <table:table-cell office:value-type="float" office:value="2.3959999999999999E-2"/>
          <table:table-cell office:value-type="string" office:string-value="40200009L"/>
          <table:table-cell office:value-type="float" office:value="0.13397999999999999"/>
          <table:table-cell office:value-type="string" office:string-value="12130008L"/>
          <table:table-cell office:value-type="float" office:value="2.0205000000000001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.90969999999999995"/>
          <table:table-cell office:value-type="string" office:string-value="40200010L"/>
          <table:table-cell office:value-type="float" office:value="3.7200000000000002E-3"/>
          <table:table-cell office:value-type="string" office:string-value="40200003L"/>
          <table:table-cell office:value-type="float" office:value="1.1180000000000001E-2"/>
          <table:table-cell table:number-columns-repeated="16357"/>
        </table:table-row>
        <table:table-row>
          <table:table-cell office:value-type="string" office:string-value="VIVA ORANGE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3L"/>
          <table:table-cell office:value-type="float" office:value="2.9089E-2"/>
          <table:table-cell office:value-type="string" office:string-value="12130004L"/>
          <table:table-cell office:value-type="float" office:value="4.8133000000000002E-2"/>
          <table:table-cell office:value-type="string" office:string-value="12130009L"/>
          <table:table-cell office:value-type="float" office:value="0.160714"/>
          <table:table-cell office:value-type="float" office:value="12200127"/>
          <table:table-cell office:value-type="float" office:value="1.5133000000000001E-2"/>
          <table:table-cell office:value-type="float" office:value="12200128"/>
          <table:table-cell office:value-type="float" office:value="5.3499999999999999E-4"/>
          <table:table-cell office:value-type="float" office:value="12200129"/>
          <table:table-cell office:value-type="float" office:value="5.42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0111999999999999E-2"/>
          <table:table-cell office:value-type="string" office:string-value="40200010L"/>
          <table:table-cell office:value-type="float" office:value="3.7569999999999999E-3"/>
          <table:table-cell office:value-type="string" office:string-value="40200003L"/>
          <table:table-cell office:value-type="float" office:value="1.1270000000000001E-2"/>
          <table:table-cell table:number-columns-repeated="16357"/>
        </table:table-row>
        <table:table-row>
          <table:table-cell office:value-type="string" office:string-value="JUS COCKTAIL STILL 2L"/>
          <table:table-cell office:value-type="float" office:value="300"/>
          <table:table-cell office:value-type="float" office:value="65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MANGUE STILL 2L"/>
          <table:table-cell office:value-type="float" office:value="300"/>
          <table:table-cell office:value-type="float" office:value="65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JUS ORANGE STILL 2L"/>
          <table:table-cell office:value-type="float" office:value="300"/>
          <table:table-cell office:value-type="float" office:value="65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49E-2"/>
          <table:table-cell office:value-type="string" office:string-value="12130003L"/>
          <table:table-cell office:value-type="float" office:value="5.1739999999999998E-3"/>
          <table:table-cell office:value-type="string" office:string-value="12130004L"/>
          <table:table-cell office:value-type="float" office:value="4.2729999999999997E-2"/>
          <table:table-cell office:value-type="string" office:string-value="12130005L"/>
          <table:table-cell office:value-type="float" office:value="2.2000000000000001E-3"/>
          <table:table-cell office:value-type="string" office:string-value="40200009L"/>
          <table:table-cell office:value-type="float" office:value="0.13600000000000001"/>
          <table:table-cell office:value-type="float" office:value="12200027"/>
          <table:table-cell office:value-type="float" office:value="1.18E-2"/>
          <table:table-cell office:value-type="float" office:value="12200026"/>
          <table:table-cell office:value-type="float" office:value="2.5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900000000000002E-2"/>
          <table:table-cell office:value-type="string" office:string-value="40200010L"/>
          <table:table-cell office:value-type="float" office:value="2.7399999999999998E-3"/>
          <table:table-cell office:value-type="string" office:string-value="40200003L"/>
          <table:table-cell office:value-type="float" office:value="8.2299999999999995E-3"/>
          <table:table-cell table:number-columns-repeated="16357"/>
        </table:table-row>
        <table:table-row>
          <table:table-cell office:value-type="string" office:string-value="BABY LAIT"/>
          <table:table-cell office:value-type="float" office:value="250"/>
          <table:table-cell office:value-type="float" office:value="950"/>
          <table:table-cell office:value-type="float" office:value="0.91"/>
          <table:table-cell office:value-type="float" office:value="40"/>
          <table:table-cell office:value-type="float" office:value="12200037"/>
          <table:table-cell office:value-type="float" office:value="1E-4"/>
          <table:table-cell office:value-type="string" office:string-value="12130005L"/>
          <table:table-cell office:value-type="float" office:value="5.1299999999999998E-2"/>
          <table:table-cell office:value-type="string" office:string-value="12130008L"/>
          <table:table-cell office:value-type="float" office:value="2.8E-3"/>
          <table:table-cell office:value-type="string" office:string-value="12130004L"/>
          <table:table-cell office:value-type="float" office:value="2.8E-3"/>
          <table:table-cell office:value-type="string" office:string-value="12130003L"/>
          <table:table-cell office:value-type="float" office:value="1.8E-3"/>
          <table:table-cell office:value-type="string" office:string-value="40200009L"/>
          <table:table-cell office:value-type="float" office:value="9.4899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600000000000002E-2"/>
          <table:table-cell office:value-type="string" office:string-value="40200010L"/>
          <table:table-cell office:value-type="float" office:value="2.3999999999999998E-3"/>
          <table:table-cell office:value-type="string" office:string-value="40200003L"/>
          <table:table-cell office:value-type="float" office:value="7.1999999999999998E-3"/>
          <table:table-cell table:number-columns-repeated="16357"/>
        </table:table-row>
        <table:table-row>
          <table:table-cell office:value-type="string" office:string-value="HELEN CACAO"/>
          <table:table-cell office:value-type="float" office:value="250"/>
          <table:table-cell office:value-type="float" office:value="950"/>
          <table:table-cell office:value-type="float" office:value="0.91"/>
          <table:table-cell office:value-type="float" office:value="40"/>
          <table:table-cell office:value-type="float" office:value="12200037"/>
          <table:table-cell office:value-type="float" office:value="1E-4"/>
          <table:table-cell office:value-type="string" office:string-value="12130005L"/>
          <table:table-cell office:value-type="float" office:value="9.7699999999999992E-3"/>
          <table:table-cell office:value-type="string" office:string-value="12130008L"/>
          <table:table-cell office:value-type="float" office:value="2.8E-3"/>
          <table:table-cell office:value-type="string" office:string-value="12130004L"/>
          <table:table-cell office:value-type="float" office:value="4.4200000000000003E-2"/>
          <table:table-cell office:value-type="string" office:string-value="12130003L"/>
          <table:table-cell office:value-type="float" office:value="1.8E-3"/>
          <table:table-cell office:value-type="string" office:string-value="40200009L"/>
          <table:table-cell office:value-type="float" office:value="9.4899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600000000000002E-2"/>
          <table:table-cell office:value-type="string" office:string-value="40200010L"/>
          <table:table-cell office:value-type="float" office:value="2.3999999999999998E-3"/>
          <table:table-cell office:value-type="string" office:string-value="40200003L"/>
          <table:table-cell office:value-type="float" office:value="7.1999999999999998E-3"/>
          <table:table-cell table:number-columns-repeated="16357"/>
        </table:table-row>
        <table:table-row>
          <table:table-cell office:value-type="string" office:string-value="COCA-COLA 0.33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4.4000000000000003E-3"/>
          <table:table-cell office:value-type="string" office:string-value="40200009L"/>
          <table:table-cell office:value-type="float" office:value="0.13439999999999999"/>
          <table:table-cell office:value-type="string" office:string-value="12180001L"/>
          <table:table-cell office:value-type="float" office:value="4.0000000000000001E-3"/>
          <table:table-cell office:value-type="float" office:value="12200028"/>
          <table:table-cell office:value-type="float" office:value="0.11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1599999999999999E-2"/>
          <table:table-cell table:number-columns-repeated="16357"/>
        </table:table-row>
        <table:table-row>
          <table:table-cell office:value-type="string" office:string-value="COCA-COLA 1L"/>
          <table:table-cell office:value-type="float" office:value="300"/>
          <table:table-cell office:value-type="float" office:value="735"/>
          <table:table-cell office:value-type="float" office:value="0.62"/>
          <table:table-cell office:value-type="float" office:value="33"/>
          <table:table-cell office:value-type="string" office:string-value="12130005L"/>
          <table:table-cell office:value-type="float" office:value="4.4000000000000003E-3"/>
          <table:table-cell office:value-type="string" office:string-value="40200009L"/>
          <table:table-cell office:value-type="float" office:value="0.13439999999999999"/>
          <table:table-cell office:value-type="string" office:string-value="12180001L"/>
          <table:table-cell office:value-type="float" office:value="4.0000000000000001E-3"/>
          <table:table-cell office:value-type="float" office:value="12200028"/>
          <table:table-cell office:value-type="float" office:value="0.11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2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1599999999999999E-2"/>
          <table:table-cell table:number-columns-repeated="16357"/>
        </table:table-row>
        <table:table-row>
          <table:table-cell office:value-type="string" office:string-value="APLA 1L"/>
          <table:table-cell office:value-type="float" office:value="300"/>
          <table:table-cell office:value-type="float" office:value="753"/>
          <table:table-cell office:value-type="float" office:value="0.62"/>
          <table:table-cell office:value-type="float" office:value="33"/>
          <table:table-cell office:value-type="string" office:string-value="12130008L"/>
          <table:table-cell office:value-type="float" office:value="2.181E-2"/>
          <table:table-cell office:value-type="string" office:string-value="12130002L"/>
          <table:table-cell office:value-type="float" office:value="3.4484000000000001E-2"/>
          <table:table-cell office:value-type="string" office:string-value="12130005L"/>
          <table:table-cell office:value-type="float" office:value="1.3075E-2"/>
          <table:table-cell office:value-type="string" office:string-value="12130004L"/>
          <table:table-cell office:value-type="float" office:value="6.2226999999999998E-2"/>
          <table:table-cell office:value-type="string" office:string-value="12130003L"/>
          <table:table-cell office:value-type="float" office:value="3.2550000000000001E-3"/>
          <table:table-cell office:value-type="string" office:string-value="40200009L"/>
          <table:table-cell office:value-type="float" office:value="0.1235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9659999999999998E-2"/>
          <table:table-cell office:value-type="string" office:string-value="40200010L"/>
          <table:table-cell office:value-type="float" office:value="3.7000000000000002E-3"/>
          <table:table-cell office:value-type="string" office:string-value="40200003L"/>
          <table:table-cell office:value-type="float" office:value="1.1186E-2"/>
          <table:table-cell table:number-columns-repeated="16357"/>
        </table:table-row>
        <table:table-row>
          <table:table-cell office:value-type="string" office:string-value="SCHWEPPES CITRON 1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float" office:value="12200078"/>
          <table:table-cell office:value-type="float" office:value="5.0000000000000001E-4"/>
          <table:table-cell office:value-type="string" office:string-value="12130002L"/>
          <table:table-cell office:value-type="float" office:value="4.2999999999999997E-2"/>
          <table:table-cell office:value-type="string" office:string-value="12130006L"/>
          <table:table-cell office:value-type="float" office:value="3.9E-2"/>
          <table:table-cell office:value-type="float" office:value="40200009"/>
          <table:table-cell office:value-type="float" office:value="9.8000000000000004E-2"/>
          <table:table-cell office:value-type="string" office:string-value="12180001L"/>
          <table:table-cell office:value-type="float" office:value="9.7999999999999997E-3"/>
          <table:table-cell office:value-type="float" office:value="12200077"/>
          <table:table-cell office:value-type="float" office:value="5.0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299999999999998E-2"/>
          <table:table-cell office:value-type="string" office:string-value="40200010L"/>
          <table:table-cell office:value-type="float" office:value="2.7000000000000001E-3"/>
          <table:table-cell office:value-type="string" office:string-value="40200003L"/>
          <table:table-cell office:value-type="float" office:value="8.0999999999999996E-3"/>
          <table:table-cell table:number-columns-repeated="16357"/>
        </table:table-row>
        <table:table-row>
          <table:table-cell office:value-type="string" office:string-value="BEYA 2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3.1550000000000002E-2"/>
          <table:table-cell office:value-type="string" office:string-value="12130001L"/>
          <table:table-cell office:value-type="float" office:value="0.12615999999999999"/>
          <table:table-cell office:value-type="float" office:value="12200150"/>
          <table:table-cell office:value-type="float" office:value="2.3739999999999998E-3"/>
          <table:table-cell office:value-type="float" office:value="12200151"/>
          <table:table-cell office:value-type="float" office:value="1.0187E-2"/>
          <table:table-cell office:value-type="float" office:value="12200152"/>
          <table:table-cell office:value-type="float" office:value="8.7000000000000001E-4"/>
          <table:table-cell office:value-type="float" office:value="12200153"/>
          <table:table-cell office:value-type="float" office:value="4.1399999999999998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0000000000002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AQUALINE 2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float" office:value="12200078"/>
          <table:table-cell office:value-type="float" office:value="5.0000000000000001E-4"/>
          <table:table-cell office:value-type="string" office:string-value="12130002L"/>
          <table:table-cell office:value-type="float" office:value="4.2999999999999997E-2"/>
          <table:table-cell office:value-type="float" office:value="12200077"/>
          <table:table-cell office:value-type="float" office:value="5.0000000000000001E-3"/>
          <table:table-cell office:value-type="string" office:string-value="12130006L"/>
          <table:table-cell office:value-type="float" office:value="3.9E-2"/>
          <table:table-cell office:value-type="string" office:string-value="40200009L"/>
          <table:table-cell office:value-type="float" office:value="9.800000000000000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3299999999999998E-2"/>
          <table:table-cell office:value-type="string" office:string-value="40200010L"/>
          <table:table-cell office:value-type="float" office:value="2.7000000000000001E-3"/>
          <table:table-cell office:value-type="string" office:string-value="40200003L"/>
          <table:table-cell office:value-type="float" office:value="8.0999999999999996E-3"/>
          <table:table-cell table:number-columns-repeated="16357"/>
        </table:table-row>
        <table:table-row>
          <table:table-cell office:value-type="string" office:string-value="DENYA 1.7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7000000000000001E-2"/>
          <table:table-cell office:value-type="string" office:string-value="12130003L"/>
          <table:table-cell office:value-type="float" office:value="5.0000000000000001E-3"/>
          <table:table-cell office:value-type="string" office:string-value="12130004L"/>
          <table:table-cell office:value-type="float" office:value="1.2500000000000001E-2"/>
          <table:table-cell office:value-type="string" office:string-value="12130006L"/>
          <table:table-cell office:value-type="float" office:value="4.1000000000000003E-3"/>
          <table:table-cell office:value-type="string" office:string-value="12130008L"/>
          <table:table-cell office:value-type="float" office:value="2.4E-2"/>
          <table:table-cell office:value-type="float" office:value="12200063"/>
          <table:table-cell office:value-type="float" office:value="2.1999999999999999E-2"/>
          <table:table-cell office:value-type="float" office:value="12200064"/>
          <table:table-cell office:value-type="float" office:value="1.6999999999999999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7699999999999999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999999999999999E-3"/>
          <table:table-cell table:number-columns-repeated="16357"/>
        </table:table-row>
        <table:table-row>
          <table:table-cell office:value-type="string" office:string-value="SCHWEPPS ANNAS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40200009L"/>
          <table:table-cell office:value-type="float" office:value="0.12130000000000001"/>
          <table:table-cell office:value-type="string" office:string-value="12130005L"/>
          <table:table-cell office:value-type="float" office:value="9.6810000000000004E-3"/>
          <table:table-cell office:value-type="string" office:string-value="12130008L"/>
          <table:table-cell office:value-type="float" office:value="1.23E-3"/>
          <table:table-cell office:value-type="string" office:string-value="12130013L"/>
          <table:table-cell office:value-type="float" office:value="3.3505E-2"/>
          <table:table-cell office:value-type="float" office:value="12200135"/>
          <table:table-cell office:value-type="float" office:value="2.6421E-2"/>
          <table:table-cell office:value-type="float" office:value="12200134"/>
          <table:table-cell office:value-type="float" office:value="1.2142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7449999999999999E-2"/>
          <table:table-cell office:value-type="string" office:string-value="40200010L"/>
          <table:table-cell office:value-type="float" office:value="2.9659999999999999E-3"/>
          <table:table-cell office:value-type="string" office:string-value="40200003L"/>
          <table:table-cell office:value-type="float" office:value="8.8979999999999997E-3"/>
          <table:table-cell table:number-columns-repeated="16357"/>
        </table:table-row>
        <table:table-row>
          <table:table-cell office:value-type="string" office:string-value="ANNADA BITTER 1L"/>
          <table:table-cell office:value-type="float" office:value="300"/>
          <table:table-cell office:value-type="float" office:value="73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4499999999999996E-4"/>
          <table:table-cell office:value-type="string" office:string-value="40200009L"/>
          <table:table-cell office:value-type="float" office:value="0.122585"/>
          <table:table-cell office:value-type="string" office:string-value="12130003L"/>
          <table:table-cell office:value-type="float" office:value="1.07E-4"/>
          <table:table-cell office:value-type="string" office:string-value="12130004L"/>
          <table:table-cell office:value-type="float" office:value="8.0000000000000007E-5"/>
          <table:table-cell office:value-type="string" office:string-value="12130013L"/>
          <table:table-cell office:value-type="float" office:value="3.8879999999999998E-2"/>
          <table:table-cell office:value-type="float" office:value="12200136"/>
          <table:table-cell office:value-type="float" office:value="6.794E-2"/>
          <table:table-cell office:value-type="float" office:value="12200137"/>
          <table:table-cell office:value-type="float" office:value="1.641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5830000000000003E-2"/>
          <table:table-cell office:value-type="string" office:string-value="40200010L"/>
          <table:table-cell office:value-type="float" office:value="2.8639999999999998E-3"/>
          <table:table-cell office:value-type="string" office:string-value="40200003L"/>
          <table:table-cell office:value-type="float" office:value="8.5979999999999997E-3"/>
          <table:table-cell table:number-columns-repeated="16357"/>
        </table:table-row>
        <table:table-row>
          <table:table-cell office:value-type="string" office:string-value="CRISTALINE 0.5L"/>
          <table:table-cell office:value-type="float" office:value="300"/>
          <table:table-cell office:value-type="float" office:value="752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BEYA 0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3.1550000000000002E-2"/>
          <table:table-cell office:value-type="string" office:string-value="12130001L"/>
          <table:table-cell office:value-type="float" office:value="0.12615999999999999"/>
          <table:table-cell office:value-type="float" office:value="12200150"/>
          <table:table-cell office:value-type="float" office:value="2.3739999999999998E-3"/>
          <table:table-cell office:value-type="float" office:value="12200151"/>
          <table:table-cell office:value-type="float" office:value="1.0187E-2"/>
          <table:table-cell office:value-type="float" office:value="12200152"/>
          <table:table-cell office:value-type="float" office:value="8.7000000000000001E-4"/>
          <table:table-cell office:value-type="float" office:value="12200153"/>
          <table:table-cell office:value-type="float" office:value="4.1399999999999998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0000000000002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VIVIAN 1.5L"/>
          <table:table-cell office:value-type="float" office:value="300"/>
          <table:table-cell office:value-type="float" office:value="72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1999999999999998E-3"/>
          <table:table-cell office:value-type="string" office:string-value="40200009L"/>
          <table:table-cell office:value-type="float" office:value="0.13591"/>
          <table:table-cell office:value-type="string" office:string-value="12130008L"/>
          <table:table-cell office:value-type="float" office:value="1.176E-2"/>
          <table:table-cell office:value-type="float" office:value="12200100"/>
          <table:table-cell office:value-type="float" office:value="4.8700000000000002E-3"/>
          <table:table-cell office:value-type="float" office:value="12200101"/>
          <table:table-cell office:value-type="float" office:value="1.355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9699999999999999E-2"/>
          <table:table-cell office:value-type="string" office:string-value="40200010L"/>
          <table:table-cell office:value-type="float" office:value="2.48E-3"/>
          <table:table-cell office:value-type="string" office:string-value="40200003L"/>
          <table:table-cell office:value-type="float" office:value="7.45E-3"/>
          <table:table-cell table:number-columns-repeated="16357"/>
        </table:table-row>
        <table:table-row>
          <table:table-cell office:value-type="string" office:string-value="VIVIAN 2L"/>
          <table:table-cell office:value-type="float" office:value="300"/>
          <table:table-cell office:value-type="float" office:value="72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1999999999999998E-3"/>
          <table:table-cell office:value-type="string" office:string-value="40200009L"/>
          <table:table-cell office:value-type="float" office:value="0.13591"/>
          <table:table-cell office:value-type="string" office:string-value="12130008L"/>
          <table:table-cell office:value-type="float" office:value="1.176E-2"/>
          <table:table-cell office:value-type="float" office:value="12200100"/>
          <table:table-cell office:value-type="float" office:value="4.8700000000000002E-3"/>
          <table:table-cell office:value-type="float" office:value="12200101"/>
          <table:table-cell office:value-type="float" office:value="1.355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9699999999999999E-2"/>
          <table:table-cell office:value-type="string" office:string-value="40200010L"/>
          <table:table-cell office:value-type="float" office:value="2.48E-3"/>
          <table:table-cell office:value-type="string" office:string-value="40200003L"/>
          <table:table-cell office:value-type="float" office:value="7.45E-3"/>
          <table:table-cell table:number-columns-repeated="16357"/>
        </table:table-row>
        <table:table-row>
          <table:table-cell office:value-type="string" office:string-value="VIVIAN 0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6.1999999999999998E-3"/>
          <table:table-cell office:value-type="string" office:string-value="40200009L"/>
          <table:table-cell office:value-type="float" office:value="0.13591"/>
          <table:table-cell office:value-type="string" office:string-value="12130008L"/>
          <table:table-cell office:value-type="float" office:value="1.176E-2"/>
          <table:table-cell office:value-type="float" office:value="12200100"/>
          <table:table-cell office:value-type="float" office:value="4.8700000000000002E-3"/>
          <table:table-cell office:value-type="float" office:value="12200101"/>
          <table:table-cell office:value-type="float" office:value="1.3559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9699999999999999E-2"/>
          <table:table-cell office:value-type="string" office:string-value="40200010L"/>
          <table:table-cell office:value-type="float" office:value="2.48E-3"/>
          <table:table-cell office:value-type="string" office:string-value="40200003L"/>
          <table:table-cell office:value-type="float" office:value="7.45E-3"/>
          <table:table-cell table:number-columns-repeated="16357"/>
        </table:table-row>
        <table:table-row>
          <table:table-cell office:value-type="string" office:string-value="BEYA 1.5L"/>
          <table:table-cell office:value-type="float" office:value="300"/>
          <table:table-cell office:value-type="float" office:value="70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3.1550000000000002E-2"/>
          <table:table-cell office:value-type="string" office:string-value="12130001L"/>
          <table:table-cell office:value-type="float" office:value="0.12615999999999999"/>
          <table:table-cell office:value-type="float" office:value="12200150"/>
          <table:table-cell office:value-type="float" office:value="2.3739999999999998E-3"/>
          <table:table-cell office:value-type="float" office:value="12200151"/>
          <table:table-cell office:value-type="float" office:value="1.0187E-2"/>
          <table:table-cell office:value-type="float" office:value="12200152"/>
          <table:table-cell office:value-type="float" office:value="8.7000000000000001E-4"/>
          <table:table-cell office:value-type="float" office:value="12200153"/>
          <table:table-cell office:value-type="float" office:value="4.1399999999999998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8350000000000002E-2"/>
          <table:table-cell office:value-type="string" office:string-value="40200010L"/>
          <table:table-cell office:value-type="float" office:value="2.3969999999999998E-3"/>
          <table:table-cell office:value-type="string" office:string-value="40200003L"/>
          <table:table-cell office:value-type="float" office:value="7.1910000000000003E-3"/>
          <table:table-cell table:number-columns-repeated="16357"/>
        </table:table-row>
        <table:table-row>
          <table:table-cell office:value-type="string" office:string-value="CRISTALINE 1.5L 2022"/>
          <table:table-cell office:value-type="float" office:value="300"/>
          <table:table-cell office:value-type="float" office:value="752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CRISTALINE 2L"/>
          <table:table-cell office:value-type="float" office:value="300"/>
          <table:table-cell office:value-type="float" office:value="686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CRISTALINE 1L"/>
          <table:table-cell office:value-type="float" office:value="300"/>
          <table:table-cell office:value-type="float" office:value="752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4.5999999999999999E-2"/>
          <table:table-cell office:value-type="string" office:string-value="12130008L"/>
          <table:table-cell office:value-type="float" office:value="3.9119999999999997E-3"/>
          <table:table-cell office:value-type="float" office:value="12200163"/>
          <table:table-cell office:value-type="float" office:value="1.0609E-2"/>
          <table:table-cell office:value-type="float" office:value="12200161"/>
          <table:table-cell office:value-type="float" office:value="7.5189999999999996E-3"/>
          <table:table-cell office:value-type="float" office:value="12200162"/>
          <table:table-cell office:value-type="float" office:value="1.0281E-2"/>
          <table:table-cell office:value-type="string" office:string-value="40200009L"/>
          <table:table-cell office:value-type="float" office:value="0.13453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069999999999998E-2"/>
          <table:table-cell office:value-type="string" office:string-value="40200010L"/>
          <table:table-cell office:value-type="float" office:value="1.3159999999999999E-3"/>
          <table:table-cell office:value-type="string" office:string-value="40200003L"/>
          <table:table-cell office:value-type="float" office:value="3.9500000000000004E-3"/>
          <table:table-cell table:number-columns-repeated="16357"/>
        </table:table-row>
        <table:table-row>
          <table:table-cell office:value-type="string" office:string-value="VIVA FRAMB CASIS 1.5L"/>
          <table:table-cell office:value-type="float" office:value="300"/>
          <table:table-cell office:value-type="float" office:value="620"/>
          <table:table-cell office:value-type="float" office:value="0.62"/>
          <table:table-cell office:value-type="float" office:value="33"/>
          <table:table-cell office:value-type="string" office:string-value="12130002L"/>
          <table:table-cell office:value-type="float" office:value="1.2468E-2"/>
          <table:table-cell office:value-type="string" office:string-value="12130009L"/>
          <table:table-cell office:value-type="float" office:value="0.16193299999999999"/>
          <table:table-cell office:value-type="string" office:string-value="12130003L"/>
          <table:table-cell office:value-type="float" office:value="3.9592000000000002E-2"/>
          <table:table-cell office:value-type="float" office:value="12200130"/>
          <table:table-cell office:value-type="float" office:value="1.5247999999999999E-2"/>
          <table:table-cell office:value-type="float" office:value="12200131"/>
          <table:table-cell office:value-type="float" office:value="5.3899999999999998E-4"/>
          <table:table-cell office:value-type="float" office:value="12200132"/>
          <table:table-cell office:value-type="float" office:value="5.4650000000000002E-3"/>
          <table:table-cell office:value-type="float" office:value="12200133"/>
          <table:table-cell office:value-type="float" office:value="4.21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5590000000000001E-2"/>
          <table:table-cell office:value-type="string" office:string-value="40200010L"/>
          <table:table-cell office:value-type="float" office:value="3.4740000000000001E-3"/>
          <table:table-cell office:value-type="string" office:string-value="40200003L"/>
          <table:table-cell office:value-type="float" office:value="1.0423E-2"/>
          <table:table-cell table:number-columns-repeated="16357"/>
        </table:table-row>
        <table:table-row>
          <table:table-cell office:value-type="string" office:string-value="PATE A GLACER 500G"/>
          <table:table-cell office:value-type="float" office:value="300"/>
          <table:table-cell office:value-type="float" office:value="885"/>
          <table:table-cell office:value-type="float" office:value="0.62"/>
          <table:table-cell office:value-type="float" office:value="40"/>
          <table:table-cell office:value-type="string" office:string-value="12130004L"/>
          <table:table-cell office:value-type="float" office:value="5.79E-3"/>
          <table:table-cell office:value-type="string" office:string-value="12130003L"/>
          <table:table-cell office:value-type="float" office:value="7.7819999999999999E-3"/>
          <table:table-cell office:value-type="string" office:string-value="12130005L"/>
          <table:table-cell office:value-type="float" office:value="4.0200000000000001E-3"/>
          <table:table-cell office:value-type="string" office:string-value="12130009L"/>
          <table:table-cell office:value-type="float" office:value="0.11360000000000001"/>
          <table:table-cell office:value-type="string" office:string-value="12130009L"/>
          <table:table-cell office:value-type="float" office:value="1.817E-3"/>
          <table:table-cell office:value-type="float" office:value="12200095"/>
          <table:table-cell office:value-type="float" office:value="3.7490000000000002E-3"/>
          <table:table-cell office:value-type="float" office:value="12200096"/>
          <table:table-cell office:value-type="float" office:value="1.0499999999999999E-3"/>
          <table:table-cell office:value-type="float" office:value="12200094"/>
          <table:table-cell office:value-type="float" office:value="2.666E-2"/>
          <table:table-cell office:value-type="string" office:string-value="40200001L"/>
          <table:table-cell office:value-type="float" office:value="3.6150000000000002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PATE A GLACER 1 KG"/>
          <table:table-cell office:value-type="float" office:value="300"/>
          <table:table-cell office:value-type="float" office:value="995"/>
          <table:table-cell office:value-type="float" office:value="0.62"/>
          <table:table-cell office:value-type="float" office:value="40"/>
          <table:table-cell office:value-type="string" office:string-value="12130004L"/>
          <table:table-cell office:value-type="float" office:value="5.79E-3"/>
          <table:table-cell office:value-type="string" office:string-value="12130003L"/>
          <table:table-cell office:value-type="float" office:value="7.7819999999999999E-3"/>
          <table:table-cell office:value-type="string" office:string-value="12130005L"/>
          <table:table-cell office:value-type="float" office:value="4.0200000000000001E-3"/>
          <table:table-cell office:value-type="string" office:string-value="12130009L"/>
          <table:table-cell office:value-type="float" office:value="0.11360000000000001"/>
          <table:table-cell office:value-type="string" office:string-value="12130009L"/>
          <table:table-cell office:value-type="float" office:value="1.817E-3"/>
          <table:table-cell office:value-type="float" office:value="12200095"/>
          <table:table-cell office:value-type="float" office:value="3.7490000000000002E-3"/>
          <table:table-cell office:value-type="float" office:value="12200096"/>
          <table:table-cell office:value-type="float" office:value="1.0499999999999999E-3"/>
          <table:table-cell office:value-type="float" office:value="12200094"/>
          <table:table-cell office:value-type="float" office:value="2.666E-2"/>
          <table:table-cell office:value-type="string" office:string-value="40200001L"/>
          <table:table-cell office:value-type="float" office:value="3.6150000000000002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KROSS FRAISE"/>
          <table:table-cell office:value-type="float" office:value="300"/>
          <table:table-cell office:value-type="float" office:value="925"/>
          <table:table-cell office:value-type="float" office:value="0.62"/>
          <table:table-cell office:value-type="float" office:value="40"/>
          <table:table-cell office:value-type="string" office:string-value="12130002L"/>
          <table:table-cell office:value-type="float" office:value="1.9000000000000001E-4"/>
          <table:table-cell office:value-type="string" office:string-value="12130003L"/>
          <table:table-cell office:value-type="float" office:value="1.1999999999999999E-3"/>
          <table:table-cell office:value-type="string" office:string-value="12130004L"/>
          <table:table-cell office:value-type="float" office:value="9.5E-4"/>
          <table:table-cell office:value-type="string" office:string-value="12130005L"/>
          <table:table-cell office:value-type="float" office:value="2.5300000000000001E-3"/>
          <table:table-cell office:value-type="string" office:string-value="40200009L"/>
          <table:table-cell office:value-type="float" office:value="9.5469999999999999E-2"/>
          <table:table-cell office:value-type="string" office:string-value="12130008L"/>
          <table:table-cell office:value-type="float" office:value="5.4799999999999996E-3"/>
          <table:table-cell office:value-type="float" office:value="12200085"/>
          <table:table-cell office:value-type="float" office:value="3.5589999999999997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2899999999999999E-2"/>
          <table:table-cell office:value-type="string" office:string-value="40200010L"/>
          <table:table-cell office:value-type="float" office:value="2.0500000000000002E-3"/>
          <table:table-cell office:value-type="string" office:string-value="40200003L"/>
          <table:table-cell office:value-type="float" office:value="6.1599999999999997E-3"/>
          <table:table-cell table:number-columns-repeated="16357"/>
        </table:table-row>
        <table:table-row>
          <table:table-cell office:value-type="string" office:string-value="KROSS LAIT-CHOCOLAT"/>
          <table:table-cell office:value-type="float" office:value="300"/>
          <table:table-cell office:value-type="float" office:value="925"/>
          <table:table-cell office:value-type="float" office:value="0.62"/>
          <table:table-cell office:value-type="float" office:value="40"/>
          <table:table-cell office:value-type="string" office:string-value="12130003L"/>
          <table:table-cell office:value-type="float" office:value="6.9700000000000003E-4"/>
          <table:table-cell office:value-type="string" office:string-value="12130004L"/>
          <table:table-cell office:value-type="float" office:value="6.1200000000000002E-4"/>
          <table:table-cell office:value-type="string" office:string-value="12130005L"/>
          <table:table-cell office:value-type="float" office:value="2.4109999999999999E-3"/>
          <table:table-cell office:value-type="string" office:string-value="12130009L"/>
          <table:table-cell office:value-type="float" office:value="0.107254"/>
          <table:table-cell office:value-type="string" office:string-value="40200008L"/>
          <table:table-cell office:value-type="float" office:value="9.3600000000000003E-3"/>
          <table:table-cell office:value-type="float" office:value="12200115"/>
          <table:table-cell office:value-type="float" office:value="1.9442999999999998E-2"/>
          <table:table-cell office:value-type="float" office:value="12200114"/>
          <table:table-cell office:value-type="float" office:value="1.180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2899999999999999E-2"/>
          <table:table-cell office:value-type="string" office:string-value="40200010L"/>
          <table:table-cell office:value-type="float" office:value="2.0500000000000002E-3"/>
          <table:table-cell office:value-type="string" office:string-value="40200003L"/>
          <table:table-cell office:value-type="float" office:value="6.1599999999999997E-3"/>
          <table:table-cell table:number-columns-repeated="16357"/>
        </table:table-row>
        <table:table-row>
          <table:table-cell office:value-type="string" office:string-value="PATE A GLACER 2.1 KG"/>
          <table:table-cell office:value-type="float" office:value="300"/>
          <table:table-cell office:value-type="float" office:value="1005"/>
          <table:table-cell office:value-type="float" office:value="0.62"/>
          <table:table-cell office:value-type="float" office:value="40"/>
          <table:table-cell office:value-type="string" office:string-value="12130004L"/>
          <table:table-cell office:value-type="float" office:value="5.79E-3"/>
          <table:table-cell office:value-type="string" office:string-value="12130003L"/>
          <table:table-cell office:value-type="float" office:value="7.7819999999999999E-3"/>
          <table:table-cell office:value-type="string" office:string-value="12130005L"/>
          <table:table-cell office:value-type="float" office:value="4.0200000000000001E-3"/>
          <table:table-cell office:value-type="string" office:string-value="12130009L"/>
          <table:table-cell office:value-type="float" office:value="0.11360000000000001"/>
          <table:table-cell office:value-type="string" office:string-value="12130009L"/>
          <table:table-cell office:value-type="float" office:value="1.817E-3"/>
          <table:table-cell office:value-type="float" office:value="12200095"/>
          <table:table-cell office:value-type="float" office:value="3.7490000000000002E-3"/>
          <table:table-cell office:value-type="float" office:value="12200096"/>
          <table:table-cell office:value-type="float" office:value="1.0499999999999999E-3"/>
          <table:table-cell office:value-type="float" office:value="12200094"/>
          <table:table-cell office:value-type="float" office:value="2.666E-2"/>
          <table:table-cell office:value-type="string" office:string-value="40200001L"/>
          <table:table-cell office:value-type="float" office:value="3.6150000000000002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CURCUMA BEHI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5.0000000000000001E-3"/>
          <table:table-cell office:value-type="string" office:string-value="12130003L"/>
          <table:table-cell office:value-type="float" office:value="8.9999999999999993E-3"/>
          <table:table-cell office:value-type="string" office:string-value="12130004L"/>
          <table:table-cell office:value-type="float" office:value="1.6E-2"/>
          <table:table-cell office:value-type="string" office:string-value="12130005L"/>
          <table:table-cell office:value-type="float" office:value="1.6E-2"/>
          <table:table-cell office:value-type="string" office:string-value="12130008L"/>
          <table:table-cell office:value-type="float" office:value="1.4E-3"/>
          <table:table-cell office:value-type="string" office:string-value="12130001L"/>
          <table:table-cell office:value-type="float" office:value="0.16600000000000001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M.EPIC POUL/TUMI/P.NO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5.0000000000000001E-3"/>
          <table:table-cell office:value-type="string" office:string-value="12130003L"/>
          <table:table-cell office:value-type="float" office:value="8.9999999999999993E-3"/>
          <table:table-cell office:value-type="string" office:string-value="12130004L"/>
          <table:table-cell office:value-type="float" office:value="1.6E-2"/>
          <table:table-cell office:value-type="string" office:string-value="12130005L"/>
          <table:table-cell office:value-type="float" office:value="1.6E-2"/>
          <table:table-cell office:value-type="string" office:string-value="12130008L"/>
          <table:table-cell office:value-type="float" office:value="1.4E-3"/>
          <table:table-cell office:value-type="string" office:string-value="12130001L"/>
          <table:table-cell office:value-type="float" office:value="0.16600000000000001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RAS HAN/TURMRC/7 SPIC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2.0898E-2"/>
          <table:table-cell office:value-type="string" office:string-value="12130003L"/>
          <table:table-cell office:value-type="float" office:value="1.975E-2"/>
          <table:table-cell office:value-type="string" office:string-value="12130004L"/>
          <table:table-cell office:value-type="float" office:value="2.7289999999999998E-2"/>
          <table:table-cell office:value-type="string" office:string-value="12130005L"/>
          <table:table-cell office:value-type="float" office:value="1.533E-2"/>
          <table:table-cell office:value-type="string" office:string-value="12130008L"/>
          <table:table-cell office:value-type="float" office:value="4.0099999999999999E-4"/>
          <table:table-cell office:value-type="string" office:string-value="12130001L"/>
          <table:table-cell office:value-type="float" office:value="0.11502999999999999"/>
          <table:table-cell office:value-type="float" office:value="122000160"/>
          <table:table-cell office:value-type="float" office:value="8.3699999999999996E-4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2SPICE/CORIANDER/4SPI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1.89E-2"/>
          <table:table-cell office:value-type="string" office:string-value="12130003L"/>
          <table:table-cell office:value-type="float" office:value="1.7722000000000002E-2"/>
          <table:table-cell office:value-type="string" office:string-value="12130004L"/>
          <table:table-cell office:value-type="float" office:value="2.4628000000000001E-2"/>
          <table:table-cell office:value-type="string" office:string-value="12130005L"/>
          <table:table-cell office:value-type="float" office:value="1.7559999999999999E-2"/>
          <table:table-cell office:value-type="string" office:string-value="12130001L"/>
          <table:table-cell office:value-type="float" office:value="0.10716000000000001"/>
          <table:table-cell office:value-type="float" office:value="122000160"/>
          <table:table-cell office:value-type="float" office:value="1.17E-3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CARWAYA/MALOW/TURMRIC"/>
          <table:table-cell office:value-type="float" office:value="300"/>
          <table:table-cell office:value-type="float" office:value="80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1.89E-2"/>
          <table:table-cell office:value-type="string" office:string-value="12130003L"/>
          <table:table-cell office:value-type="float" office:value="1.7722000000000002E-2"/>
          <table:table-cell office:value-type="string" office:string-value="12130004L"/>
          <table:table-cell office:value-type="float" office:value="2.4628000000000001E-2"/>
          <table:table-cell office:value-type="string" office:string-value="12130005L"/>
          <table:table-cell office:value-type="float" office:value="1.7559999999999999E-2"/>
          <table:table-cell office:value-type="string" office:string-value="12130001L"/>
          <table:table-cell office:value-type="float" office:value="0.10716000000000001"/>
          <table:table-cell office:value-type="float" office:value="122000160"/>
          <table:table-cell office:value-type="float" office:value="1.17E-3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0168999999999998E-2"/>
          <table:table-cell office:value-type="string" office:string-value="40200010L"/>
          <table:table-cell office:value-type="float" office:value="3.1350000000000002E-3"/>
          <table:table-cell office:value-type="string" office:string-value="40200003L"/>
          <table:table-cell office:value-type="float" office:value="9.4230000000000008E-3"/>
          <table:table-cell table:number-columns-repeated="16357"/>
        </table:table-row>
        <table:table-row>
          <table:table-cell office:value-type="string" office:string-value="MAZRAA SAUCISSE POULE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 JAMBON DE BŒUF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ZRA JAMBON DE DIN FU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ZRA JAMBON D DIND SV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 SAUCISSES FUMEE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 SAUCI FUMEE LIYB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A PEPERONI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A JAMB BOEUF FU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MAZRA JAMB DIND FUME"/>
          <table:table-cell office:value-type="float" office:value="250"/>
          <table:table-cell office:value-type="float" office:value="45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BONBON GENIAL"/>
          <table:table-cell office:value-type="float" office:value="300"/>
          <table:table-cell office:value-type="float" office:value="815"/>
          <table:table-cell office:value-type="float" office:value="1.395"/>
          <table:table-cell office:value-type="float" office:value="23"/>
          <table:table-cell office:value-type="string" office:string-value="12130009L"/>
          <table:table-cell office:value-type="float" office:value="3.5729999999999998E-2"/>
          <table:table-cell office:value-type="string" office:string-value="12130008L"/>
          <table:table-cell office:value-type="float" office:value="6.6000000000000003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8.3000000000000001E-3"/>
          <table:table-cell office:value-type="string" office:string-value="40200010L"/>
          <table:table-cell office:value-type="float" office:value="5.1999999999999995E-4"/>
          <table:table-cell office:value-type="string" office:string-value="40200003L"/>
          <table:table-cell office:value-type="float" office:value="1.6000000000000001E-3"/>
          <table:table-cell table:number-columns-repeated="16357"/>
        </table:table-row>
        <table:table-row>
          <table:table-cell office:value-type="string" office:string-value="BONBON TRANCHE"/>
          <table:table-cell office:value-type="float" office:value="300"/>
          <table:table-cell office:value-type="float" office:value="815"/>
          <table:table-cell office:value-type="float" office:value="1.395"/>
          <table:table-cell office:value-type="float" office:value="23"/>
          <table:table-cell office:value-type="string" office:string-value="12130009L"/>
          <table:table-cell office:value-type="float" office:value="3.5729999999999998E-2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8.3000000000000001E-3"/>
          <table:table-cell office:value-type="string" office:string-value="40200010L"/>
          <table:table-cell office:value-type="float" office:value="5.1999999999999995E-4"/>
          <table:table-cell office:value-type="string" office:string-value="40200003L"/>
          <table:table-cell office:value-type="float" office:value="1.6000000000000001E-3"/>
          <table:table-cell table:number-columns-repeated="16357"/>
        </table:table-row>
        <table:table-row>
          <table:table-cell office:value-type="string" office:string-value="KANILUXE  VERSO"/>
          <table:table-cell office:value-type="float" office:value="300"/>
          <table:table-cell office:value-type="float" office:value="880"/>
          <table:table-cell office:value-type="float" office:value="1.395"/>
          <table:table-cell office:value-type="float" office:value="12"/>
          <table:table-cell office:value-type="string" office:string-value="12130002L"/>
          <table:table-cell office:value-type="float" office:value="5.0000000000000001E-3"/>
          <table:table-cell office:value-type="string" office:string-value="12130003L"/>
          <table:table-cell office:value-type="float" office:value="5.0000000000000001E-3"/>
          <table:table-cell office:value-type="string" office:string-value="12130004L"/>
          <table:table-cell office:value-type="float" office:value="4.0000000000000001E-3"/>
          <table:table-cell office:value-type="string" office:string-value="12130005L"/>
          <table:table-cell office:value-type="float" office:value="1.2999999999999999E-3"/>
          <table:table-cell office:value-type="string" office:string-value="12130006L"/>
          <table:table-cell office:value-type="float" office:value="7.00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000000000000001E-3"/>
          <table:table-cell office:value-type="string" office:string-value="40200010L"/>
          <table:table-cell office:value-type="float" office:value="1.4999999999999999E-4"/>
          <table:table-cell office:value-type="string" office:string-value="40200003L"/>
          <table:table-cell office:value-type="float" office:value="4.0000000000000002E-4"/>
          <table:table-cell table:number-columns-repeated="16357"/>
        </table:table-row>
        <table:table-row>
          <table:table-cell office:value-type="string" office:string-value="KANILUX RECTO"/>
          <table:table-cell office:value-type="float" office:value="300"/>
          <table:table-cell office:value-type="float" office:value="880"/>
          <table:table-cell office:value-type="float" office:value="1.395"/>
          <table:table-cell office:value-type="float" office:value="12"/>
          <table:table-cell office:value-type="string" office:string-value="12130001L"/>
          <table:table-cell office:value-type="float" office:value="1.0999999999999999E-2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000000000000001E-3"/>
          <table:table-cell office:value-type="string" office:string-value="40200010L"/>
          <table:table-cell office:value-type="float" office:value="1.4999999999999999E-4"/>
          <table:table-cell office:value-type="string" office:string-value="40200003L"/>
          <table:table-cell office:value-type="float" office:value="4.0000000000000002E-4"/>
          <table:table-cell table:number-columns-repeated="16357"/>
        </table:table-row>
        <table:table-row>
          <table:table-cell office:value-type="string" office:string-value="BON.MENTHE"/>
          <table:table-cell office:value-type="float" office:value="300"/>
          <table:table-cell office:value-type="float" office:value="815"/>
          <table:table-cell office:value-type="float" office:value="1.395"/>
          <table:table-cell office:value-type="float" office:value="23"/>
          <table:table-cell office:value-type="string" office:string-value="12130009L"/>
          <table:table-cell office:value-type="float" office:value="3.57299999999999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8.3000000000000001E-3"/>
          <table:table-cell office:value-type="string" office:string-value="40200010L"/>
          <table:table-cell office:value-type="float" office:value="5.1999999999999995E-4"/>
          <table:table-cell office:value-type="string" office:string-value="40200003L"/>
          <table:table-cell office:value-type="float" office:value="1.6000000000000001E-3"/>
          <table:table-cell table:number-columns-repeated="16357"/>
        </table:table-row>
        <table:table-row>
          <table:table-cell office:value-type="string" office:string-value="LOGO EL MAZRAA"/>
          <table:table-cell office:value-type="float" office:value="250"/>
          <table:table-cell office:value-type="float" office:value="600"/>
          <table:table-cell office:value-type="float" office:value="1.1599999999999999"/>
          <table:table-cell office:value-type="float" office:value="15"/>
          <table:table-cell office:value-type="string" office:string-value="12130005L"/>
          <table:table-cell office:value-type="float" office:value="3.3999999999999998E-3"/>
          <table:table-cell office:value-type="string" office:string-value="12130002L"/>
          <table:table-cell office:value-type="float" office:value="9.7000000000000003E-3"/>
          <table:table-cell office:value-type="string" office:string-value="12130003L"/>
          <table:table-cell office:value-type="float" office:value="0.02"/>
          <table:table-cell office:value-type="string" office:string-value="12130004L"/>
          <table:table-cell office:value-type="float" office:value="4.2799999999999998E-2"/>
          <table:table-cell office:value-type="string" office:string-value="12130001L"/>
          <table:table-cell office:value-type="float" office:value="0.14599999999999999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16E-2"/>
          <table:table-cell office:value-type="string" office:string-value="40200010L"/>
          <table:table-cell office:value-type="float" office:value="3.2000000000000002E-3"/>
          <table:table-cell office:value-type="string" office:string-value="40200003L"/>
          <table:table-cell office:value-type="float" office:value="9.5999999999999992E-3"/>
          <table:table-cell table:number-columns-repeated="16357"/>
        </table:table-row>
        <table:table-row>
          <table:table-cell office:value-type="string" office:string-value="LE FONDANT 1KG"/>
          <table:table-cell office:value-type="float" office:value="250"/>
          <table:table-cell office:value-type="float" office:value="550"/>
          <table:table-cell office:value-type="float" office:value="1.1599999999999999"/>
          <table:table-cell office:value-type="float" office:value="15"/>
          <table:table-cell office:value-type="string" office:string-value="12130002L"/>
          <table:table-cell office:value-type="float" office:value="1.93E-4"/>
          <table:table-cell office:value-type="string" office:string-value="12130003L"/>
          <table:table-cell office:value-type="float" office:value="2.3768000000000001E-2"/>
          <table:table-cell office:value-type="string" office:string-value="12130004L"/>
          <table:table-cell office:value-type="float" office:value="2.4347000000000001E-2"/>
          <table:table-cell office:value-type="string" office:string-value="12130005L"/>
          <table:table-cell office:value-type="float" office:value="2.6809999999999998E-3"/>
          <table:table-cell office:value-type="string" office:string-value="12130001L"/>
          <table:table-cell office:value-type="float" office:value="0.11787499999999999"/>
          <table:table-cell office:value-type="float" office:value="12200178"/>
          <table:table-cell office:value-type="float" office:value="2.2415000000000001E-2"/>
          <table:table-cell office:value-type="string" office:string-value="12130012L"/>
          <table:table-cell office:value-type="float" office:value="9.339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6101000000000003E-2"/>
          <table:table-cell office:value-type="string" office:string-value="40200010L"/>
          <table:table-cell office:value-type="float" office:value="2.8809999999999999E-3"/>
          <table:table-cell office:value-type="string" office:string-value="40200003L"/>
          <table:table-cell office:value-type="float" office:value="8.6440000000000006E-3"/>
          <table:table-cell table:number-columns-repeated="16357"/>
        </table:table-row>
        <table:table-row>
          <table:table-cell office:value-type="string" office:string-value="CELTIA 6X24"/>
          <table:table-cell office:value-type="float" office:value="300"/>
          <table:table-cell office:value-type="float" office:value="945"/>
          <table:table-cell office:value-type="float" office:value="0.92"/>
          <table:table-cell office:value-type="float" office:value="50"/>
          <table:table-cell office:value-type="string" office:string-value="12130003L"/>
          <table:table-cell office:value-type="float" office:value="9.2700000000000005E-3"/>
          <table:table-cell office:value-type="string" office:string-value="12130004L"/>
          <table:table-cell office:value-type="float" office:value="1.763E-2"/>
          <table:table-cell office:value-type="string" office:string-value="12130001L"/>
          <table:table-cell office:value-type="float" office:value="4.1349999999999998E-2"/>
          <table:table-cell office:value-type="string" office:string-value="12130008L"/>
          <table:table-cell office:value-type="float" office:value="1.3639999999999999E-2"/>
          <table:table-cell office:value-type="string" office:string-value="12130005L"/>
          <table:table-cell office:value-type="float" office:value="7.2379999999999996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.0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3.8999999999999998E-3"/>
          <table:table-cell table:number-columns-repeated="16357"/>
        </table:table-row>
        <table:table-row>
          <table:table-cell office:value-type="string" office:string-value="BECK'S 6X24"/>
          <table:table-cell office:value-type="float" office:value="300"/>
          <table:table-cell office:value-type="float" office:value="945"/>
          <table:table-cell office:value-type="float" office:value="0.92"/>
          <table:table-cell office:value-type="float" office:value="50"/>
          <table:table-cell office:value-type="string" office:string-value="12130002L"/>
          <table:table-cell office:value-type="float" office:value="2.2700000000000001E-2"/>
          <table:table-cell office:value-type="string" office:string-value="12130004L"/>
          <table:table-cell office:value-type="float" office:value="2.18E-2"/>
          <table:table-cell office:value-type="string" office:string-value="12130001L"/>
          <table:table-cell office:value-type="float" office:value="4.5400000000000003E-2"/>
          <table:table-cell office:value-type="string" office:string-value="12130008L"/>
          <table:table-cell office:value-type="float" office:value="5.9999999999999995E-4"/>
          <table:table-cell office:value-type="string" office:string-value="12130005L"/>
          <table:table-cell office:value-type="float" office:value="2.52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6200000000000001E-2"/>
          <table:table-cell office:value-type="string" office:string-value="40200010L"/>
          <table:table-cell office:value-type="float" office:value="1.6000000000000001E-3"/>
          <table:table-cell office:value-type="string" office:string-value="40200003L"/>
          <table:table-cell office:value-type="float" office:value="4.8999999999999998E-3"/>
          <table:table-cell table:number-columns-repeated="16357"/>
        </table:table-row>
        <table:table-row>
          <table:table-cell office:value-type="string" office:string-value="COTUSAL BLEU"/>
          <table:table-cell office:value-type="float" office:value="300"/>
          <table:table-cell office:value-type="float" office:value="985"/>
          <table:table-cell office:value-type="float" office:value="0.92"/>
          <table:table-cell office:value-type="float" office:value="50"/>
          <table:table-cell office:value-type="string" office:string-value="12130001L"/>
          <table:table-cell office:value-type="float" office:value="7.6E-3"/>
          <table:table-cell office:value-type="string" office:string-value="12130006L"/>
          <table:table-cell office:value-type="float" office:value="7.4000000000000003E-3"/>
          <table:table-cell office:value-type="string" office:string-value="40200013L"/>
          <table:table-cell office:value-type="float" office:value="4.4999999999999999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COTUSAL CRISTAL"/>
          <table:table-cell office:value-type="float" office:value="300"/>
          <table:table-cell office:value-type="float" office:value="985"/>
          <table:table-cell office:value-type="float" office:value="0.92"/>
          <table:table-cell office:value-type="float" office:value="50"/>
          <table:table-cell office:value-type="string" office:string-value="12130001L"/>
          <table:table-cell office:value-type="float" office:value="4.0000000000000001E-3"/>
          <table:table-cell office:value-type="string" office:string-value="12130008L"/>
          <table:table-cell office:value-type="float" office:value="3.8E-3"/>
          <table:table-cell office:value-type="string" office:string-value="12130002L"/>
          <table:table-cell office:value-type="float" office:value="3.0000000000000001E-3"/>
          <table:table-cell office:value-type="float" office:value="12200038"/>
          <table:table-cell office:value-type="float" office:value="1.1000000000000001E-3"/>
          <table:table-cell office:value-type="string" office:string-value="40200012L"/>
          <table:table-cell office:value-type="float" office:value="1.2E-4"/>
          <table:table-cell office:value-type="float" office:value="0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CEG"/>
          <table:table-cell office:value-type="float" office:value="300"/>
          <table:table-cell office:value-type="float" office:value="980"/>
          <table:table-cell office:value-type="float" office:value="0.92"/>
          <table:table-cell office:value-type="float" office:value="75"/>
          <table:table-cell office:value-type="string" office:string-value="12130006L"/>
          <table:table-cell office:value-type="float" office:value="3.849E-3"/>
          <table:table-cell office:value-type="string" office:string-value="12130001L"/>
          <table:table-cell office:value-type="float" office:value="1.116E-2"/>
          <table:table-cell office:value-type="string" office:string-value="12130002L"/>
          <table:table-cell office:value-type="float" office:value="1.3500000000000001E-3"/>
          <table:table-cell office:value-type="string" office:string-value="12130005L"/>
          <table:table-cell office:value-type="float" office:value="2.2000000000000001E-3"/>
          <table:table-cell office:value-type="string" office:string-value="12130003L"/>
          <table:table-cell office:value-type="float" office:value="5.2999999999999998E-4"/>
          <table:table-cell office:value-type="string" office:string-value="12130004L"/>
          <table:table-cell office:value-type="float" office:value="6.4999999999999997E-4"/>
          <table:table-cell office:value-type="string" office:string-value="40200009L"/>
          <table:table-cell office:value-type="float" office:value="0.0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8.9999999999999993E-3"/>
          <table:table-cell office:value-type="string" office:string-value="40200010L"/>
          <table:table-cell office:value-type="float" office:value="5.7700000000000004E-4"/>
          <table:table-cell office:value-type="string" office:string-value="40200003L"/>
          <table:table-cell office:value-type="float" office:value="1.73E-3"/>
          <table:table-cell table:number-columns-repeated="16357"/>
        </table:table-row>
        <table:table-row>
          <table:table-cell office:value-type="string" office:string-value="KWIKA EL MAZRAA"/>
          <table:table-cell office:value-type="float" office:value="300"/>
          <table:table-cell office:value-type="float" office:value="600"/>
          <table:table-cell office:value-type="float" office:value="0.92"/>
          <table:table-cell office:value-type="float" office:value="40"/>
          <table:table-cell office:value-type="string" office:string-value="12130002L"/>
          <table:table-cell office:value-type="float" office:value="9.7999999999999997E-3"/>
          <table:table-cell office:value-type="string" office:string-value="12130003L"/>
          <table:table-cell office:value-type="float" office:value="2.0400000000000001E-2"/>
          <table:table-cell office:value-type="string" office:string-value="12130004L"/>
          <table:table-cell office:value-type="float" office:value="5.33E-2"/>
          <table:table-cell office:value-type="string" office:string-value="12130005L"/>
          <table:table-cell office:value-type="float" office:value="6.4000000000000003E-3"/>
          <table:table-cell office:value-type="float" office:value="12200061"/>
          <table:table-cell office:value-type="float" office:value="8.8000000000000005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799999999999999E-2"/>
          <table:table-cell office:value-type="string" office:string-value="40200010L"/>
          <table:table-cell office:value-type="float" office:value="1.5499999999999999E-3"/>
          <table:table-cell office:value-type="string" office:string-value="40200003L"/>
          <table:table-cell office:value-type="float" office:value="4.6600000000000001E-3"/>
          <table:table-cell table:number-columns-repeated="16357"/>
        </table:table-row>
        <table:table-row>
          <table:table-cell office:value-type="string" office:string-value="HEINEKEN 6 X 50"/>
          <table:table-cell office:value-type="float" office:value="300"/>
          <table:table-cell office:value-type="float" office:value="1085"/>
          <table:table-cell office:value-type="float" office:value="0.92"/>
          <table:table-cell office:value-type="float" office:value="45"/>
          <table:table-cell office:value-type="string" office:string-value="12130008L"/>
          <table:table-cell office:value-type="float" office:value="1.096E-3"/>
          <table:table-cell office:value-type="string" office:string-value="12130005L"/>
          <table:table-cell office:value-type="float" office:value="4.6299999999999998E-4"/>
          <table:table-cell office:value-type="string" office:string-value="12130013L"/>
          <table:table-cell office:value-type="float" office:value="3.4399999999999999E-3"/>
          <table:table-cell office:value-type="string" office:string-value="12130001L"/>
          <table:table-cell office:value-type="float" office:value="4.539E-2"/>
          <table:table-cell office:value-type="float" office:value="12200108"/>
          <table:table-cell office:value-type="float" office:value="2.2589999999999999E-2"/>
          <table:table-cell office:value-type="float" office:value="12200109"/>
          <table:table-cell office:value-type="float" office:value="1.9689999999999999E-2"/>
          <table:table-cell office:value-type="float" office:value="12200110"/>
          <table:table-cell office:value-type="float" office:value="8.3999999999999995E-5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7E-2"/>
          <table:table-cell office:value-type="string" office:string-value="40200010L"/>
          <table:table-cell office:value-type="float" office:value="1.2930000000000001E-3"/>
          <table:table-cell office:value-type="string" office:string-value="40200003L"/>
          <table:table-cell office:value-type="float" office:value="3.8800000000000002E-3"/>
          <table:table-cell table:number-columns-repeated="16357"/>
        </table:table-row>
        <table:table-row>
          <table:table-cell office:value-type="string" office:string-value="VITALAIT"/>
          <table:table-cell office:value-type="float" office:value="300"/>
          <table:table-cell office:value-type="float" office:value="1070"/>
          <table:table-cell office:value-type="float" office:value="0.92"/>
          <table:table-cell office:value-type="float" office:value="40"/>
          <table:table-cell office:value-type="string" office:string-value="12130001L"/>
          <table:table-cell office:value-type="float" office:value="1.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2000000000000002E-3"/>
          <table:table-cell office:value-type="string" office:string-value="40200010L"/>
          <table:table-cell office:value-type="float" office:value="2.0000000000000001E-4"/>
          <table:table-cell office:value-type="string" office:string-value="40200003L"/>
          <table:table-cell office:value-type="float" office:value="5.9999999999999995E-4"/>
          <table:table-cell table:number-columns-repeated="16357"/>
        </table:table-row>
        <table:table-row>
          <table:table-cell office:value-type="string" office:string-value="AKAKOS LAIT FRAIS"/>
          <table:table-cell office:value-type="float" office:value="300"/>
          <table:table-cell office:value-type="float" office:value="1000"/>
          <table:table-cell office:value-type="float" office:value="0.92"/>
          <table:table-cell office:value-type="float" office:value="90"/>
          <table:table-cell office:value-type="string" office:string-value="12130008L"/>
          <table:table-cell office:value-type="float" office:value="8.9999999999999998E-4"/>
          <table:table-cell office:value-type="string" office:string-value="12130005L"/>
          <table:table-cell office:value-type="float" office:value="1.8000000000000001E-4"/>
          <table:table-cell office:value-type="string" office:string-value="12130003L"/>
          <table:table-cell office:value-type="float" office:value="1.1999999999999999E-3"/>
          <table:table-cell office:value-type="string" office:string-value="12130002L"/>
          <table:table-cell office:value-type="float" office:value="2.3999999999999998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5.899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ARAPONKAYE"/>
          <table:table-cell office:value-type="float" office:value="300"/>
          <table:table-cell office:value-type="float" office:value="1015"/>
          <table:table-cell office:value-type="float" office:value="0.92"/>
          <table:table-cell office:value-type="float" office:value="40"/>
          <table:table-cell office:value-type="string" office:string-value="40200009L"/>
          <table:table-cell office:value-type="float" office:value="4.48E-2"/>
          <table:table-cell office:value-type="string" office:string-value="12130006L"/>
          <table:table-cell office:value-type="float" office:value="1.1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ARAPONKAYE"/>
          <table:table-cell office:value-type="float" office:value="300"/>
          <table:table-cell office:value-type="float" office:value="1015"/>
          <table:table-cell office:value-type="float" office:value="0.92"/>
          <table:table-cell office:value-type="float" office:value="45"/>
          <table:table-cell office:value-type="string" office:string-value="40200009L"/>
          <table:table-cell office:value-type="float" office:value="4.48E-2"/>
          <table:table-cell office:value-type="string" office:string-value="12130006L"/>
          <table:table-cell office:value-type="float" office:value="1.1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ORYAYE"/>
          <table:table-cell office:value-type="float" office:value="300"/>
          <table:table-cell office:value-type="float" office:value="1015"/>
          <table:table-cell office:value-type="float" office:value="0.92"/>
          <table:table-cell office:value-type="float" office:value="40"/>
          <table:table-cell office:value-type="string" office:string-value="40200009L"/>
          <table:table-cell office:value-type="float" office:value="4.48E-2"/>
          <table:table-cell office:value-type="string" office:string-value="12130006L"/>
          <table:table-cell office:value-type="float" office:value="1.1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ORYAYE"/>
          <table:table-cell office:value-type="float" office:value="300"/>
          <table:table-cell office:value-type="float" office:value="1015"/>
          <table:table-cell office:value-type="float" office:value="0.92"/>
          <table:table-cell office:value-type="float" office:value="45"/>
          <table:table-cell office:value-type="string" office:string-value="40200009L"/>
          <table:table-cell office:value-type="float" office:value="4.48E-2"/>
          <table:table-cell office:value-type="string" office:string-value="12130006L"/>
          <table:table-cell office:value-type="float" office:value="1.1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KOTIS ESSUIE-TOUT 2 P"/>
          <table:table-cell office:value-type="float" office:value="300"/>
          <table:table-cell office:value-type="float" office:value="850"/>
          <table:table-cell office:value-type="float" office:value="0.92"/>
          <table:table-cell office:value-type="float" office:value="40"/>
          <table:table-cell office:value-type="string" office:string-value="12130003L"/>
          <table:table-cell office:value-type="float" office:value="9.2700000000000005E-3"/>
          <table:table-cell office:value-type="string" office:string-value="12130004L"/>
          <table:table-cell office:value-type="float" office:value="1.763E-2"/>
          <table:table-cell office:value-type="string" office:string-value="12130001L"/>
          <table:table-cell office:value-type="float" office:value="4.1349999999999998E-2"/>
          <table:table-cell office:value-type="string" office:string-value="12130008L"/>
          <table:table-cell office:value-type="float" office:value="0.13639999999999999"/>
          <table:table-cell office:value-type="string" office:string-value="12130005L"/>
          <table:table-cell office:value-type="float" office:value="7.2379999999999996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.0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3.8999999999999998E-3"/>
          <table:table-cell table:number-columns-repeated="16357"/>
        </table:table-row>
        <table:table-row>
          <table:table-cell office:value-type="string" office:string-value="HEINEKEN 6 X 33cl"/>
          <table:table-cell office:value-type="float" office:value="300"/>
          <table:table-cell office:value-type="float" office:value="1085"/>
          <table:table-cell office:value-type="float" office:value="0.92"/>
          <table:table-cell office:value-type="float" office:value="45"/>
          <table:table-cell office:value-type="string" office:string-value="12130008L"/>
          <table:table-cell office:value-type="float" office:value="1.096E-3"/>
          <table:table-cell office:value-type="string" office:string-value="12130005L"/>
          <table:table-cell office:value-type="float" office:value="4.6299999999999998E-4"/>
          <table:table-cell office:value-type="string" office:string-value="12130001L"/>
          <table:table-cell office:value-type="float" office:value="4.539E-2"/>
          <table:table-cell office:value-type="string" office:string-value="12130013L"/>
          <table:table-cell office:value-type="float" office:value="3.4399999999999999E-3"/>
          <table:table-cell office:value-type="float" office:value="12200108"/>
          <table:table-cell office:value-type="float" office:value="2.2589999999999999E-2"/>
          <table:table-cell office:value-type="float" office:value="12200109"/>
          <table:table-cell office:value-type="float" office:value="1.9689999999999999E-2"/>
          <table:table-cell office:value-type="float" office:value="12200110"/>
          <table:table-cell office:value-type="float" office:value="8.3999999999999995E-5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7E-2"/>
          <table:table-cell office:value-type="string" office:string-value="40200010L"/>
          <table:table-cell office:value-type="float" office:value="1.2930000000000001E-3"/>
          <table:table-cell office:value-type="string" office:string-value="40200003L"/>
          <table:table-cell office:value-type="float" office:value="3.8800000000000002E-3"/>
          <table:table-cell table:number-columns-repeated="16357"/>
        </table:table-row>
        <table:table-row>
          <table:table-cell office:value-type="string" office:string-value="SIPP-PAP MOUCH ROSY B"/>
          <table:table-cell office:value-type="float" office:value="300"/>
          <table:table-cell office:value-type="float" office:value="865"/>
          <table:table-cell office:value-type="float" office:value="0.92"/>
          <table:table-cell office:value-type="float" office:value="35"/>
          <table:table-cell office:value-type="string" office:string-value="12130002L"/>
          <table:table-cell office:value-type="float" office:value="2.0039999999999999E-2"/>
          <table:table-cell office:value-type="string" office:string-value="12130001L"/>
          <table:table-cell office:value-type="float" office:value="5.1429999999999997E-2"/>
          <table:table-cell office:value-type="float" office:value="12200088"/>
          <table:table-cell office:value-type="float" office:value="1.354E-2"/>
          <table:table-cell office:value-type="float" office:value="12200089"/>
          <table:table-cell office:value-type="float" office:value="3.4770000000000001E-3"/>
          <table:table-cell office:value-type="float" office:value="12200090"/>
          <table:table-cell office:value-type="float" office:value="4.0699999999999998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499999999999998E-2"/>
          <table:table-cell office:value-type="string" office:string-value="40200010L"/>
          <table:table-cell office:value-type="float" office:value="1.34E-3"/>
          <table:table-cell office:value-type="string" office:string-value="40200003L"/>
          <table:table-cell office:value-type="float" office:value="4.0299999999999997E-3"/>
          <table:table-cell table:number-columns-repeated="16357"/>
        </table:table-row>
        <table:table-row>
          <table:table-cell office:value-type="string" office:string-value="MARE ALB-LE FLAMANT1"/>
          <table:table-cell office:value-type="float" office:value="300"/>
          <table:table-cell office:value-type="float" office:value="985"/>
          <table:table-cell office:value-type="float" office:value="0.92"/>
          <table:table-cell office:value-type="float" office:value="50"/>
          <table:table-cell office:value-type="string" office:string-value="12130006L"/>
          <table:table-cell office:value-type="float" office:value="5.7689999999999998E-3"/>
          <table:table-cell office:value-type="float" office:value="12200119"/>
          <table:table-cell office:value-type="float" office:value="1.1072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HEINKEN 6 X 24 CL"/>
          <table:table-cell office:value-type="float" office:value="300"/>
          <table:table-cell office:value-type="float" office:value="905"/>
          <table:table-cell office:value-type="float" office:value="0.92"/>
          <table:table-cell office:value-type="float" office:value="45"/>
          <table:table-cell office:value-type="string" office:string-value="12130008L"/>
          <table:table-cell office:value-type="float" office:value="1.096E-3"/>
          <table:table-cell office:value-type="string" office:string-value="12130005L"/>
          <table:table-cell office:value-type="float" office:value="4.6299999999999998E-4"/>
          <table:table-cell office:value-type="string" office:string-value="12130001L"/>
          <table:table-cell office:value-type="float" office:value="4.539E-2"/>
          <table:table-cell office:value-type="string" office:string-value="12130013L"/>
          <table:table-cell office:value-type="float" office:value="3.4399999999999999E-3"/>
          <table:table-cell office:value-type="float" office:value="12200108"/>
          <table:table-cell office:value-type="float" office:value="2.2589999999999999E-2"/>
          <table:table-cell office:value-type="float" office:value="12200109"/>
          <table:table-cell office:value-type="float" office:value="1.9689999999999999E-2"/>
          <table:table-cell office:value-type="float" office:value="12200110"/>
          <table:table-cell office:value-type="float" office:value="8.3999999999999995E-5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7E-2"/>
          <table:table-cell office:value-type="string" office:string-value="40200010L"/>
          <table:table-cell office:value-type="float" office:value="1.2930000000000001E-3"/>
          <table:table-cell office:value-type="string" office:string-value="40200003L"/>
          <table:table-cell office:value-type="float" office:value="3.8800000000000002E-3"/>
          <table:table-cell table:number-columns-repeated="16357"/>
        </table:table-row>
        <table:table-row>
          <table:table-cell office:value-type="string" office:string-value="AKAKOS YAOURT LIQ NAT"/>
          <table:table-cell office:value-type="float" office:value="300"/>
          <table:table-cell office:value-type="float" office:value="1000"/>
          <table:table-cell office:value-type="float" office:value="0.92"/>
          <table:table-cell office:value-type="float" office:value="90"/>
          <table:table-cell office:value-type="string" office:string-value="12130008L"/>
          <table:table-cell office:value-type="float" office:value="8.9999999999999998E-4"/>
          <table:table-cell office:value-type="string" office:string-value="12130005L"/>
          <table:table-cell office:value-type="float" office:value="1.8000000000000001E-4"/>
          <table:table-cell office:value-type="string" office:string-value="12130003L"/>
          <table:table-cell office:value-type="float" office:value="1.1999999999999999E-3"/>
          <table:table-cell office:value-type="string" office:string-value="12130002L"/>
          <table:table-cell office:value-type="float" office:value="2.3999999999999998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5.899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8E-3"/>
          <table:table-cell office:value-type="string" office:string-value="40200010L"/>
          <table:table-cell office:value-type="float" office:value="1.7000000000000001E-4"/>
          <table:table-cell office:value-type="string" office:string-value="40200003L"/>
          <table:table-cell office:value-type="float" office:value="5.1999999999999995E-4"/>
          <table:table-cell table:number-columns-repeated="16357"/>
        </table:table-row>
        <table:table-row>
          <table:table-cell office:value-type="string" office:string-value="MARE LE FLAMANT PROMO"/>
          <table:table-cell office:value-type="float" office:value="300"/>
          <table:table-cell office:value-type="float" office:value="1100"/>
          <table:table-cell office:value-type="float" office:value="0.92"/>
          <table:table-cell office:value-type="float" office:value="50"/>
          <table:table-cell office:value-type="string" office:string-value="12130004L"/>
          <table:table-cell office:value-type="float" office:value="1.415E-3"/>
          <table:table-cell office:value-type="string" office:string-value="12130008L"/>
          <table:table-cell office:value-type="float" office:value="2.6380000000000002E-3"/>
          <table:table-cell office:value-type="string" office:string-value="12130001L"/>
          <table:table-cell office:value-type="float" office:value="2.2009999999999998E-2"/>
          <table:table-cell office:value-type="string" office:string-value="12130006L"/>
          <table:table-cell office:value-type="float" office:value="8.0829999999999999E-3"/>
          <table:table-cell office:value-type="float" office:value="12200181"/>
          <table:table-cell office:value-type="float" office:value="9.8080000000000007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0305E-2"/>
          <table:table-cell office:value-type="string" office:string-value="40200010L"/>
          <table:table-cell office:value-type="float" office:value="6.4400000000000004E-4"/>
          <table:table-cell office:value-type="string" office:string-value="40200003L"/>
          <table:table-cell office:value-type="float" office:value="1.9319999999999999E-3"/>
          <table:table-cell table:number-columns-repeated="16357"/>
        </table:table-row>
        <table:table-row>
          <table:table-cell office:value-type="string" office:string-value="JADIDA SAVOUREUSE 2.5"/>
          <table:table-cell office:value-type="float" office:value="300"/>
          <table:table-cell office:value-type="float" office:value="800"/>
          <table:table-cell office:value-type="float" office:value="0.92"/>
          <table:table-cell office:value-type="float" office:value="80"/>
          <table:table-cell office:value-type="string" office:string-value="40200009L"/>
          <table:table-cell office:value-type="float" office:value="3.1E-2"/>
          <table:table-cell office:value-type="float" office:value="12200086"/>
          <table:table-cell office:value-type="float" office:value="4.15E-3"/>
          <table:table-cell office:value-type="float" office:value="12200087"/>
          <table:table-cell office:value-type="float" office:value="4.0299999999999998E-4"/>
          <table:table-cell office:value-type="string" office:string-value="12130001L"/>
          <table:table-cell office:value-type="float" office:value="4.9600000000000002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5810000000000001E-2"/>
          <table:table-cell office:value-type="string" office:string-value="40200010L"/>
          <table:table-cell office:value-type="float" office:value="9.8799999999999995E-4"/>
          <table:table-cell office:value-type="string" office:string-value="40200003L"/>
          <table:table-cell office:value-type="float" office:value="2.96E-3"/>
          <table:table-cell table:number-columns-repeated="16357"/>
        </table:table-row>
        <table:table-row>
          <table:table-cell office:value-type="string" office:string-value="SBBC"/>
          <table:table-cell office:value-type="float" office:value="300"/>
          <table:table-cell office:value-type="float" office:value="1050"/>
          <table:table-cell office:value-type="float" office:value="0.92"/>
          <table:table-cell office:value-type="float" office:value="60"/>
          <table:table-cell office:value-type="float" office:value="12200001"/>
          <table:table-cell office:value-type="float" office:value="5.3800000000000002E-3"/>
          <table:table-cell office:value-type="float" office:value="12200002"/>
          <table:table-cell office:value-type="float" office:value="5.9999999999999995E-4"/>
          <table:table-cell office:value-type="string" office:string-value="12130005L"/>
          <table:table-cell office:value-type="float" office:value="2.2300000000000002E-3"/>
          <table:table-cell office:value-type="string" office:string-value="40200013L"/>
          <table:table-cell office:value-type="float" office:value="1.7899999999999999E-4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8979999999999999E-3"/>
          <table:table-cell office:value-type="string" office:string-value="40200010L"/>
          <table:table-cell office:value-type="float" office:value="1.18E-4"/>
          <table:table-cell office:value-type="string" office:string-value="40200003L"/>
          <table:table-cell office:value-type="float" office:value="3.5500000000000001E-4"/>
          <table:table-cell table:number-columns-repeated="16357"/>
        </table:table-row>
        <table:table-row>
          <table:table-cell office:value-type="string" office:string-value="SAFIA KSIBA 1.5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SAFIA MIZEB 1.5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string" office:string-value="12130012L"/>
          <table:table-cell office:value-type="float" office:value="7.6499999999999995E-4"/>
          <table:table-cell office:value-type="string" office:string-value="12130006L"/>
          <table:table-cell office:value-type="float" office:value="8.8000000000000005E-3"/>
          <table:table-cell office:value-type="string" office:string-value="12130003L"/>
          <table:table-cell office:value-type="float" office:value="8.8000000000000005E-3"/>
          <table:table-cell office:value-type="string" office:string-value="12130001L"/>
          <table:table-cell office:value-type="float" office:value="7.3999999999999996E-2"/>
          <table:table-cell office:value-type="float" office:value="12200029"/>
          <table:table-cell office:value-type="float" office:value="5.3400000000000001E-3"/>
          <table:table-cell office:value-type="float" office:value="12200030"/>
          <table:table-cell office:value-type="float" office:value="7.3499999999999998E-3"/>
          <table:table-cell office:value-type="string" office:string-value="40200013L"/>
          <table:table-cell office:value-type="float" office:value="2.2200000000000002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4400000000000002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4.4999999999999997E-3"/>
          <table:table-cell table:number-columns-repeated="16357"/>
        </table:table-row>
        <table:table-row>
          <table:table-cell office:value-type="string" office:string-value="LILAS FLORA FRAICH300"/>
          <table:table-cell office:value-type="float" office:value="250"/>
          <table:table-cell office:value-type="float" office:value="94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5729999999999996E-2"/>
          <table:table-cell office:value-type="string" office:string-value="12130003L"/>
          <table:table-cell office:value-type="float" office:value="3.0860000000000002E-3"/>
          <table:table-cell office:value-type="string" office:string-value="12130004L"/>
          <table:table-cell office:value-type="float" office:value="1.8810000000000001E-3"/>
          <table:table-cell office:value-type="string" office:string-value="12130005L"/>
          <table:table-cell office:value-type="float" office:value="1.3600000000000001E-3"/>
          <table:table-cell office:value-type="float" office:value="12200164"/>
          <table:table-cell office:value-type="float" office:value="4.0461999999999998E-2"/>
          <table:table-cell office:value-type="float" office:value="12200165"/>
          <table:table-cell office:value-type="float" office:value="2.767E-2"/>
          <table:table-cell office:value-type="float" office:value="12200173"/>
          <table:table-cell office:value-type="float" office:value="7.4530000000000004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0676999999999998E-2"/>
          <table:table-cell office:value-type="string" office:string-value="40200010L"/>
          <table:table-cell office:value-type="float" office:value="2.542E-3"/>
          <table:table-cell office:value-type="string" office:string-value="40200003L"/>
          <table:table-cell office:value-type="float" office:value="7.6270000000000001E-3"/>
          <table:table-cell table:number-columns-repeated="16357"/>
        </table:table-row>
        <table:table-row>
          <table:table-cell office:value-type="string" office:string-value="LILAS ANT-TAC VERT300"/>
          <table:table-cell office:value-type="float" office:value="250"/>
          <table:table-cell office:value-type="float" office:value="94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5.7389999999999997E-2"/>
          <table:table-cell office:value-type="string" office:string-value="12130003L"/>
          <table:table-cell office:value-type="float" office:value="5.496E-3"/>
          <table:table-cell office:value-type="string" office:string-value="12130004L"/>
          <table:table-cell office:value-type="float" office:value="3.7851999999999997E-2"/>
          <table:table-cell office:value-type="string" office:string-value="12130005L"/>
          <table:table-cell office:value-type="float" office:value="1.8009000000000001E-2"/>
          <table:table-cell office:value-type="string" office:string-value="12130008L"/>
          <table:table-cell office:value-type="float" office:value="1.14E-3"/>
          <table:table-cell office:value-type="float" office:value="12200169"/>
          <table:table-cell office:value-type="float" office:value="9.68E-4"/>
          <table:table-cell office:value-type="float" office:value="12200170"/>
          <table:table-cell office:value-type="float" office:value="5.1859999999999996E-3"/>
          <table:table-cell office:value-type="float" office:value="12200171"/>
          <table:table-cell office:value-type="float" office:value="4.7669999999999997E-2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S SDM ANT-TACH300"/>
          <table:table-cell office:value-type="float" office:value="250"/>
          <table:table-cell office:value-type="float" office:value="94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6.8830000000000002E-3"/>
          <table:table-cell office:value-type="string" office:string-value="12130003L"/>
          <table:table-cell office:value-type="float" office:value="3.2260000000000001E-3"/>
          <table:table-cell office:value-type="string" office:string-value="12130004L"/>
          <table:table-cell office:value-type="float" office:value="4.4927000000000002E-2"/>
          <table:table-cell office:value-type="string" office:string-value="12130005L"/>
          <table:table-cell office:value-type="float" office:value="1.1919999999999999E-3"/>
          <table:table-cell office:value-type="string" office:string-value="12130008L"/>
          <table:table-cell office:value-type="float" office:value="5.0176999999999999E-2"/>
          <table:table-cell office:value-type="string" office:string-value="121300011L"/>
          <table:table-cell office:value-type="float" office:value="4.4740000000000002E-2"/>
          <table:table-cell office:value-type="float" office:value="12200167"/>
          <table:table-cell office:value-type="float" office:value="1.768E-3"/>
          <table:table-cell office:value-type="float" office:value="12200168"/>
          <table:table-cell office:value-type="float" office:value="3.1930000000000001E-3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MIRA 1.5L"/>
          <table:table-cell office:value-type="float" office:value="300"/>
          <table:table-cell office:value-type="float" office:value="725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8.6499999999999994E-2"/>
          <table:table-cell office:value-type="float" office:value="12200046"/>
          <table:table-cell office:value-type="float" office:value="6.1999999999999998E-3"/>
          <table:table-cell office:value-type="float" office:value="12200047"/>
          <table:table-cell office:value-type="float" office:value="7.0000000000000001E-3"/>
          <table:table-cell office:value-type="string" office:string-value="12130005L"/>
          <table:table-cell office:value-type="float" office:value="2.3999999999999998E-3"/>
          <table:table-cell office:value-type="string" office:string-value="12130002L"/>
          <table:table-cell office:value-type="float" office:value="4.0000000000000002E-4"/>
          <table:table-cell office:value-type="float" office:value="12200048"/>
          <table:table-cell office:value-type="float" office:value="2.3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IRA 0.6L"/>
          <table:table-cell office:value-type="float" office:value="300"/>
          <table:table-cell office:value-type="float" office:value="68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8.6499999999999994E-2"/>
          <table:table-cell office:value-type="float" office:value="12200046"/>
          <table:table-cell office:value-type="float" office:value="6.1999999999999998E-3"/>
          <table:table-cell office:value-type="float" office:value="12200047"/>
          <table:table-cell office:value-type="float" office:value="7.0000000000000001E-3"/>
          <table:table-cell office:value-type="string" office:string-value="12130005L"/>
          <table:table-cell office:value-type="float" office:value="2.3999999999999998E-3"/>
          <table:table-cell office:value-type="string" office:string-value="12130002L"/>
          <table:table-cell office:value-type="float" office:value="4.0000000000000002E-4"/>
          <table:table-cell office:value-type="float" office:value="12200048"/>
          <table:table-cell office:value-type="float" office:value="2.3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MIRA 0.95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8.6499999999999994E-2"/>
          <table:table-cell office:value-type="float" office:value="12200046"/>
          <table:table-cell office:value-type="float" office:value="6.1999999999999998E-3"/>
          <table:table-cell office:value-type="float" office:value="12200047"/>
          <table:table-cell office:value-type="float" office:value="7.0000000000000001E-3"/>
          <table:table-cell office:value-type="string" office:string-value="12130005L"/>
          <table:table-cell office:value-type="float" office:value="2.3999999999999998E-3"/>
          <table:table-cell office:value-type="string" office:string-value="12130002L"/>
          <table:table-cell office:value-type="float" office:value="4.0000000000000002E-4"/>
          <table:table-cell office:value-type="float" office:value="12200048"/>
          <table:table-cell office:value-type="float" office:value="2.3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32E-2"/>
          <table:table-cell office:value-type="string" office:string-value="40200010L"/>
          <table:table-cell office:value-type="float" office:value="8.0000000000000004E-4"/>
          <table:table-cell office:value-type="string" office:string-value="40200003L"/>
          <table:table-cell office:value-type="float" office:value="2.3999999999999998E-3"/>
          <table:table-cell table:number-columns-repeated="16357"/>
        </table:table-row>
        <table:table-row>
          <table:table-cell office:value-type="string" office:string-value="AL AMIRA COUS MOY 1Kg"/>
          <table:table-cell office:value-type="float" office:value="250"/>
          <table:table-cell office:value-type="float" office:value="76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4.7999999999999996E-3"/>
          <table:table-cell office:value-type="float" office:value="12200042"/>
          <table:table-cell office:value-type="float" office:value="1E-3"/>
          <table:table-cell office:value-type="string" office:string-value="12130008L"/>
          <table:table-cell office:value-type="float" office:value="2.1700000000000001E-2"/>
          <table:table-cell office:value-type="string" office:string-value="12130002L"/>
          <table:table-cell office:value-type="float" office:value="1.74E-3"/>
          <table:table-cell office:value-type="string" office:string-value="12130003L"/>
          <table:table-cell office:value-type="float" office:value="2.8999999999999998E-3"/>
          <table:table-cell office:value-type="string" office:string-value="12130004L"/>
          <table:table-cell office:value-type="float" office:value="4.4999999999999997E-3"/>
          <table:table-cell office:value-type="string" office:string-value="12130001L"/>
          <table:table-cell office:value-type="float" office:value="4.170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09E-2"/>
          <table:table-cell office:value-type="string" office:string-value="40200010L"/>
          <table:table-cell office:value-type="float" office:value="6.8000000000000005E-4"/>
          <table:table-cell office:value-type="string" office:string-value="40200003L"/>
          <table:table-cell office:value-type="float" office:value="2E-3"/>
          <table:table-cell table:number-columns-repeated="16357"/>
        </table:table-row>
        <table:table-row>
          <table:table-cell office:value-type="string" office:string-value="AL AMIRA COUS MOY500g"/>
          <table:table-cell office:value-type="float" office:value="250"/>
          <table:table-cell office:value-type="float" office:value="65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4.7999999999999996E-3"/>
          <table:table-cell office:value-type="float" office:value="12200042"/>
          <table:table-cell office:value-type="float" office:value="1E-3"/>
          <table:table-cell office:value-type="string" office:string-value="12130008L"/>
          <table:table-cell office:value-type="float" office:value="2.1700000000000001E-2"/>
          <table:table-cell office:value-type="string" office:string-value="12130002L"/>
          <table:table-cell office:value-type="float" office:value="1.74E-3"/>
          <table:table-cell office:value-type="string" office:string-value="12130003L"/>
          <table:table-cell office:value-type="float" office:value="2.8999999999999998E-3"/>
          <table:table-cell office:value-type="string" office:string-value="12130004L"/>
          <table:table-cell office:value-type="float" office:value="4.4999999999999997E-3"/>
          <table:table-cell office:value-type="string" office:string-value="12130001L"/>
          <table:table-cell office:value-type="float" office:value="4.170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09E-2"/>
          <table:table-cell office:value-type="string" office:string-value="40200010L"/>
          <table:table-cell office:value-type="float" office:value="6.8000000000000005E-4"/>
          <table:table-cell office:value-type="string" office:string-value="40200003L"/>
          <table:table-cell office:value-type="float" office:value="2E-3"/>
          <table:table-cell table:number-columns-repeated="16357"/>
        </table:table-row>
        <table:table-row>
          <table:table-cell office:value-type="string" office:string-value="SPIGA Spaghetti 2 500"/>
          <table:table-cell office:value-type="float" office:value="250"/>
          <table:table-cell office:value-type="float" office:value="68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CHAHRAZED DONUTS"/>
          <table:table-cell office:value-type="float" office:value="250"/>
          <table:table-cell office:value-type="float" office:value="77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1.7999999999999999E-2"/>
          <table:table-cell office:value-type="string" office:string-value="12130002L"/>
          <table:table-cell office:value-type="float" office:value="8.9999999999999993E-3"/>
          <table:table-cell office:value-type="string" office:string-value="12130003L"/>
          <table:table-cell office:value-type="float" office:value="1.2E-2"/>
          <table:table-cell office:value-type="string" office:string-value="12130004L"/>
          <table:table-cell office:value-type="float" office:value="1.24E-2"/>
          <table:table-cell office:value-type="string" office:string-value="12130001L"/>
          <table:table-cell office:value-type="float" office:value="0.15"/>
          <table:table-cell office:value-type="float" office:value="12200065"/>
          <table:table-cell office:value-type="float" office:value="5.9499999999999997E-2"/>
          <table:table-cell office:value-type="float" office:value="12200066"/>
          <table:table-cell office:value-type="float" office:value="1.600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1109999999999998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0999999999999999E-2"/>
          <table:table-cell table:number-columns-repeated="16357"/>
        </table:table-row>
        <table:table-row>
          <table:table-cell office:value-type="string" office:string-value="CLEAN MARSEILL 1.25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41E-2"/>
          <table:table-cell office:value-type="string" office:string-value="12130003L"/>
          <table:table-cell office:value-type="float" office:value="1.17E-3"/>
          <table:table-cell office:value-type="string" office:string-value="12130004L"/>
          <table:table-cell office:value-type="float" office:value="9.7000000000000005E-4"/>
          <table:table-cell office:value-type="string" office:string-value="12130005L"/>
          <table:table-cell office:value-type="float" office:value="1.2146000000000001E-2"/>
          <table:table-cell office:value-type="string" office:string-value="12130006L"/>
          <table:table-cell office:value-type="float" office:value="5.2199999999999998E-3"/>
          <table:table-cell office:value-type="string" office:string-value="12130008L"/>
          <table:table-cell office:value-type="float" office:value="1.1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9.8499999999999994E-3"/>
          <table:table-cell office:value-type="string" office:string-value="40200010L"/>
          <table:table-cell office:value-type="float" office:value="6.1499999999999999E-4"/>
          <table:table-cell office:value-type="string" office:string-value="40200003L"/>
          <table:table-cell office:value-type="float" office:value="1.8469999999999999E-3"/>
          <table:table-cell table:number-columns-repeated="16357"/>
        </table:table-row>
        <table:table-row>
          <table:table-cell office:value-type="string" office:string-value="CLEAN SAVON SOFT 1.25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41E-2"/>
          <table:table-cell office:value-type="string" office:string-value="12130003L"/>
          <table:table-cell office:value-type="float" office:value="1.17E-3"/>
          <table:table-cell office:value-type="string" office:string-value="12130004L"/>
          <table:table-cell office:value-type="float" office:value="9.7000000000000005E-4"/>
          <table:table-cell office:value-type="string" office:string-value="12130005L"/>
          <table:table-cell office:value-type="float" office:value="1.2146000000000001E-2"/>
          <table:table-cell office:value-type="string" office:string-value="12130006L"/>
          <table:table-cell office:value-type="float" office:value="1.24E-2"/>
          <table:table-cell office:value-type="string" office:string-value="12130008L"/>
          <table:table-cell office:value-type="float" office:value="0.98509999999999998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9.8499999999999994E-3"/>
          <table:table-cell office:value-type="string" office:string-value="40200010L"/>
          <table:table-cell office:value-type="float" office:value="6.1499999999999999E-4"/>
          <table:table-cell office:value-type="string" office:string-value="40200003L"/>
          <table:table-cell office:value-type="float" office:value="1.8469999999999999E-3"/>
          <table:table-cell table:number-columns-repeated="16357"/>
        </table:table-row>
        <table:table-row>
          <table:table-cell office:value-type="string" office:string-value="TITO KATCHUP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0000000000000001E-4"/>
          <table:table-cell office:value-type="string" office:string-value="12130003L"/>
          <table:table-cell office:value-type="float" office:value="3.9E-2"/>
          <table:table-cell office:value-type="string" office:string-value="12130004L"/>
          <table:table-cell office:value-type="float" office:value="4.1599999999999998E-2"/>
          <table:table-cell office:value-type="string" office:string-value="12130005L"/>
          <table:table-cell office:value-type="float" office:value="1.26E-2"/>
          <table:table-cell office:value-type="string" office:string-value="12130001L"/>
          <table:table-cell office:value-type="float" office:value="0.14080000000000001"/>
          <table:table-cell office:value-type="float" office:value="12200071"/>
          <table:table-cell office:value-type="float" office:value="1.2E-2"/>
          <table:table-cell office:value-type="float" office:value="12200072"/>
          <table:table-cell office:value-type="float" office:value="1.78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6.0400000000000002E-2"/>
          <table:table-cell office:value-type="string" office:string-value="40200010L"/>
          <table:table-cell office:value-type="float" office:value="3.8E-3"/>
          <table:table-cell office:value-type="string" office:string-value="40200003L"/>
          <table:table-cell office:value-type="float" office:value="1.1299999999999999E-2"/>
          <table:table-cell table:number-columns-repeated="16357"/>
        </table:table-row>
        <table:table-row>
          <table:table-cell office:value-type="string" office:string-value="FOLO CHEEZE"/>
          <table:table-cell office:value-type="float" office:value="250"/>
          <table:table-cell office:value-type="float" office:value="640"/>
          <table:table-cell office:value-type="float" office:value="0.91"/>
          <table:table-cell office:value-type="float" office:value="20"/>
          <table:table-cell office:value-type="string" office:string-value="12130005L"/>
          <table:table-cell office:value-type="float" office:value="5.0799999999999998E-2"/>
          <table:table-cell office:value-type="float" office:value="12200069"/>
          <table:table-cell office:value-type="float" office:value="1.7999999999999999E-2"/>
          <table:table-cell office:value-type="float" office:value="12200070"/>
          <table:table-cell office:value-type="float" office:value="1.8E-3"/>
          <table:table-cell office:value-type="string" office:string-value="12130002L"/>
          <table:table-cell office:value-type="float" office:value="1.3999999999999999E-4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4.8999999999999998E-3"/>
          <table:table-cell office:value-type="string" office:string-value="12130001L"/>
          <table:table-cell office:value-type="float" office:value="0.14699999999999999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4E-2"/>
          <table:table-cell office:value-type="string" office:string-value="40200010L"/>
          <table:table-cell office:value-type="float" office:value="2.5999999999999999E-3"/>
          <table:table-cell office:value-type="string" office:string-value="40200003L"/>
          <table:table-cell office:value-type="float" office:value="7.9000000000000008E-3"/>
          <table:table-cell table:number-columns-repeated="16357"/>
        </table:table-row>
        <table:table-row>
          <table:table-cell office:value-type="string" office:string-value="MG J'AIME CHESSE/PAPR"/>
          <table:table-cell office:value-type="float" office:value="250"/>
          <table:table-cell office:value-type="float" office:value="81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65E-3"/>
          <table:table-cell office:value-type="string" office:string-value="12130003L"/>
          <table:table-cell office:value-type="float" office:value="0.18129999999999999"/>
          <table:table-cell office:value-type="string" office:string-value="12130004L"/>
          <table:table-cell office:value-type="float" office:value="2.734E-2"/>
          <table:table-cell office:value-type="string" office:string-value="12130005L"/>
          <table:table-cell office:value-type="float" office:value="1.29E-2"/>
          <table:table-cell office:value-type="string" office:string-value="12130001L"/>
          <table:table-cell office:value-type="float" office:value="9.8390000000000005E-2"/>
          <table:table-cell office:value-type="string" office:string-value="12130008L"/>
          <table:table-cell office:value-type="float" office:value="2.2530000000000001E-2"/>
          <table:table-cell office:value-type="float" office:value="12200025"/>
          <table:table-cell office:value-type="float" office:value="1.35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FOURAT 0.5L"/>
          <table:table-cell office:value-type="float" office:value="300"/>
          <table:table-cell office:value-type="float" office:value="750"/>
          <table:table-cell office:value-type="float" office:value="0.91"/>
          <table:table-cell office:value-type="float" office:value="30"/>
          <table:table-cell office:value-type="float" office:value="12200049"/>
          <table:table-cell office:value-type="float" office:value="1.0499999999999999E-3"/>
          <table:table-cell office:value-type="float" office:value="12200050"/>
          <table:table-cell office:value-type="float" office:value="4.8999999999999998E-3"/>
          <table:table-cell office:value-type="float" office:value="12200051"/>
          <table:table-cell office:value-type="float" office:value="2.75E-2"/>
          <table:table-cell office:value-type="float" office:value="12200052"/>
          <table:table-cell office:value-type="float" office:value="3.3999999999999998E-3"/>
          <table:table-cell office:value-type="float" office:value="12200053"/>
          <table:table-cell office:value-type="float" office:value="5.9999999999999995E-4"/>
          <table:table-cell office:value-type="string" office:string-value="12130012L"/>
          <table:table-cell office:value-type="float" office:value="2.0000000000000001E-4"/>
          <table:table-cell office:value-type="string" office:string-value="12130001L"/>
          <table:table-cell office:value-type="float" office:value="5.349999999999999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2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3.8999999999999998E-3"/>
          <table:table-cell table:number-columns-repeated="16357"/>
        </table:table-row>
        <table:table-row>
          <table:table-cell office:value-type="string" office:string-value="FOURAT 2L"/>
          <table:table-cell office:value-type="float" office:value="300"/>
          <table:table-cell office:value-type="float" office:value="710"/>
          <table:table-cell office:value-type="float" office:value="0.91"/>
          <table:table-cell office:value-type="float" office:value="30"/>
          <table:table-cell office:value-type="float" office:value="12200049"/>
          <table:table-cell office:value-type="float" office:value="1.0499999999999999E-3"/>
          <table:table-cell office:value-type="float" office:value="12200050"/>
          <table:table-cell office:value-type="float" office:value="4.8999999999999998E-3"/>
          <table:table-cell office:value-type="float" office:value="12200051"/>
          <table:table-cell office:value-type="float" office:value="2.75E-2"/>
          <table:table-cell office:value-type="float" office:value="12200052"/>
          <table:table-cell office:value-type="float" office:value="3.3999999999999998E-3"/>
          <table:table-cell office:value-type="float" office:value="12200053"/>
          <table:table-cell office:value-type="float" office:value="5.9999999999999995E-4"/>
          <table:table-cell office:value-type="string" office:string-value="12130012L"/>
          <table:table-cell office:value-type="float" office:value="2.0000000000000001E-4"/>
          <table:table-cell office:value-type="string" office:string-value="12130001L"/>
          <table:table-cell office:value-type="float" office:value="5.3499999999999999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12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3.8999999999999998E-3"/>
          <table:table-cell table:number-columns-repeated="16357"/>
        </table:table-row>
        <table:table-row>
          <table:table-cell office:value-type="string" office:string-value="CLEAN CITRON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9197999999999997E-2"/>
          <table:table-cell office:value-type="string" office:string-value="12130003L"/>
          <table:table-cell office:value-type="float" office:value="9.4300000000000004E-4"/>
          <table:table-cell office:value-type="string" office:string-value="12130004L"/>
          <table:table-cell office:value-type="float" office:value="6.6348000000000004E-2"/>
          <table:table-cell office:value-type="string" office:string-value="12130005L"/>
          <table:table-cell office:value-type="float" office:value="2.1459999999999999E-3"/>
          <table:table-cell office:value-type="string" office:string-value="12130008L"/>
          <table:table-cell office:value-type="float" office:value="9.1229999999999992E-3"/>
          <table:table-cell office:value-type="float" office:value="12200186"/>
          <table:table-cell office:value-type="float" office:value="2.2020999999999999E-2"/>
          <table:table-cell office:value-type="float" office:value="12200187"/>
          <table:table-cell office:value-type="float" office:value="2.752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269000000000001E-2"/>
          <table:table-cell office:value-type="string" office:string-value="40200010L"/>
          <table:table-cell office:value-type="float" office:value="2.6419999999999998E-3"/>
          <table:table-cell office:value-type="string" office:string-value="40200003L"/>
          <table:table-cell office:value-type="float" office:value="7.9249999999999998E-3"/>
          <table:table-cell table:number-columns-repeated="16357"/>
        </table:table-row>
        <table:table-row>
          <table:table-cell office:value-type="string" office:string-value="CLEAN FLORAL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2.333E-3"/>
          <table:table-cell office:value-type="string" office:string-value="12130003L"/>
          <table:table-cell office:value-type="float" office:value="2.768E-2"/>
          <table:table-cell office:value-type="string" office:string-value="12130004L"/>
          <table:table-cell office:value-type="float" office:value="1.0690000000000001E-3"/>
          <table:table-cell office:value-type="string" office:string-value="12130005L"/>
          <table:table-cell office:value-type="float" office:value="1.596E-3"/>
          <table:table-cell office:value-type="string" office:string-value="12130008L"/>
          <table:table-cell office:value-type="float" office:value="5.672E-3"/>
          <table:table-cell office:value-type="float" office:value="12200182"/>
          <table:table-cell office:value-type="float" office:value="1.701E-3"/>
          <table:table-cell office:value-type="float" office:value="12200183"/>
          <table:table-cell office:value-type="float" office:value="2.042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4010999999999999E-2"/>
          <table:table-cell office:value-type="string" office:string-value="40200010L"/>
          <table:table-cell office:value-type="float" office:value="2.627E-3"/>
          <table:table-cell office:value-type="string" office:string-value="40200003L"/>
          <table:table-cell office:value-type="float" office:value="8.7500000000000002E-4"/>
          <table:table-cell table:number-columns-repeated="16357"/>
        </table:table-row>
        <table:table-row>
          <table:table-cell office:value-type="string" office:string-value="CLEAN SDM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4749999999999998E-3"/>
          <table:table-cell office:value-type="string" office:string-value="12130003L"/>
          <table:table-cell office:value-type="float" office:value="1.2763E-2"/>
          <table:table-cell office:value-type="string" office:string-value="12130004L"/>
          <table:table-cell office:value-type="float" office:value="6.7100999999999994E-2"/>
          <table:table-cell office:value-type="string" office:string-value="12130005L"/>
          <table:table-cell office:value-type="float" office:value="1.5162999999999999E-2"/>
          <table:table-cell office:value-type="string" office:string-value="12130008L"/>
          <table:table-cell office:value-type="float" office:value="9.1610000000000007E-3"/>
          <table:table-cell office:value-type="string" office:string-value="12130011L"/>
          <table:table-cell office:value-type="float" office:value="3.3170999999999999E-2"/>
          <table:table-cell office:value-type="float" office:value="12200184"/>
          <table:table-cell office:value-type="float" office:value="3.3170000000000001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3E-2"/>
          <table:table-cell office:value-type="string" office:string-value="40200010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LILA ANTI-TACH ORAN 1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6.8830000000000002E-3"/>
          <table:table-cell office:value-type="string" office:string-value="12130003L"/>
          <table:table-cell office:value-type="float" office:value="3.2260000000000001E-3"/>
          <table:table-cell office:value-type="string" office:string-value="12130004L"/>
          <table:table-cell office:value-type="float" office:value="4.4927000000000002E-2"/>
          <table:table-cell office:value-type="string" office:string-value="12130005L"/>
          <table:table-cell office:value-type="float" office:value="1.1919999999999999E-3"/>
          <table:table-cell office:value-type="string" office:string-value="12130008L"/>
          <table:table-cell office:value-type="float" office:value="5.0176999999999999E-2"/>
          <table:table-cell office:value-type="string" office:string-value="121300011L"/>
          <table:table-cell office:value-type="float" office:value="4.4740000000000002E-2"/>
          <table:table-cell office:value-type="float" office:value="12200167"/>
          <table:table-cell office:value-type="float" office:value="1.768E-3"/>
          <table:table-cell office:value-type="float" office:value="12200168"/>
          <table:table-cell office:value-type="float" office:value="3.1930000000000001E-3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S FRAICHE BLEU 1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5729999999999996E-2"/>
          <table:table-cell office:value-type="string" office:string-value="12130003L"/>
          <table:table-cell office:value-type="float" office:value="3.0860000000000002E-3"/>
          <table:table-cell office:value-type="string" office:string-value="12130004L"/>
          <table:table-cell office:value-type="float" office:value="1.8810000000000001E-3"/>
          <table:table-cell office:value-type="string" office:string-value="12130005L"/>
          <table:table-cell office:value-type="float" office:value="1.3600000000000001E-3"/>
          <table:table-cell office:value-type="float" office:value="12200164"/>
          <table:table-cell office:value-type="float" office:value="4.0461999999999998E-2"/>
          <table:table-cell office:value-type="float" office:value="12200165"/>
          <table:table-cell office:value-type="float" office:value="2.767E-2"/>
          <table:table-cell office:value-type="float" office:value="12200173"/>
          <table:table-cell office:value-type="float" office:value="7.4530000000000004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0676999999999998E-2"/>
          <table:table-cell office:value-type="string" office:string-value="40200010L"/>
          <table:table-cell office:value-type="float" office:value="2.542E-3"/>
          <table:table-cell office:value-type="string" office:string-value="40200003L"/>
          <table:table-cell office:value-type="float" office:value="7.6270000000000001E-3"/>
          <table:table-cell table:number-columns-repeated="16357"/>
        </table:table-row>
        <table:table-row>
          <table:table-cell office:value-type="string" office:string-value="LILA ANTI-TACH VERT 1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5.7389999999999997E-2"/>
          <table:table-cell office:value-type="string" office:string-value="12130003L"/>
          <table:table-cell office:value-type="float" office:value="5.496E-3"/>
          <table:table-cell office:value-type="string" office:string-value="12130004L"/>
          <table:table-cell office:value-type="float" office:value="3.7851999999999997E-2"/>
          <table:table-cell office:value-type="string" office:string-value="12130005L"/>
          <table:table-cell office:value-type="float" office:value="1.8009000000000001E-2"/>
          <table:table-cell office:value-type="string" office:string-value="12130008L"/>
          <table:table-cell office:value-type="float" office:value="1.14E-3"/>
          <table:table-cell office:value-type="float" office:value="12200169"/>
          <table:table-cell office:value-type="float" office:value="9.68E-4"/>
          <table:table-cell office:value-type="float" office:value="12200170"/>
          <table:table-cell office:value-type="float" office:value="5.1859999999999996E-3"/>
          <table:table-cell office:value-type="float" office:value="12200171"/>
          <table:table-cell office:value-type="float" office:value="4.7669999999999997E-2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S TOP CITRON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5.2659999999999998E-2"/>
          <table:table-cell office:value-type="string" office:string-value="12130003L"/>
          <table:table-cell office:value-type="float" office:value="7.5100000000000004E-4"/>
          <table:table-cell office:value-type="string" office:string-value="12130004L"/>
          <table:table-cell office:value-type="float" office:value="7.6083999999999999E-2"/>
          <table:table-cell office:value-type="string" office:string-value="12130005L"/>
          <table:table-cell office:value-type="float" office:value="2.3869999999999998E-3"/>
          <table:table-cell office:value-type="float" office:value="12200175"/>
          <table:table-cell office:value-type="float" office:value="2.63E-3"/>
          <table:table-cell office:value-type="float" office:value="12200176"/>
          <table:table-cell office:value-type="float" office:value="2.1344999999999999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LILAS TOP ROSE 1KG"/>
          <table:table-cell office:value-type="float" office:value="250"/>
          <table:table-cell office:value-type="float" office:value="6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4.1070000000000004E-3"/>
          <table:table-cell office:value-type="string" office:string-value="12130003L"/>
          <table:table-cell office:value-type="float" office:value="9.6769999999999995E-2"/>
          <table:table-cell office:value-type="string" office:string-value="12130004L"/>
          <table:table-cell office:value-type="float" office:value="2.4652E-2"/>
          <table:table-cell office:value-type="string" office:string-value="12130005L"/>
          <table:table-cell office:value-type="float" office:value="2.3379999999999998E-3"/>
          <table:table-cell office:value-type="float" office:value="12200174"/>
          <table:table-cell office:value-type="float" office:value="2.654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6158000000000003E-2"/>
          <table:table-cell office:value-type="string" office:string-value="40200010L"/>
          <table:table-cell office:value-type="float" office:value="2.2590000000000002E-3"/>
          <table:table-cell office:value-type="string" office:string-value="40200003L"/>
          <table:table-cell office:value-type="float" office:value="6.7790000000000003E-3"/>
          <table:table-cell table:number-columns-repeated="16357"/>
        </table:table-row>
        <table:table-row>
          <table:table-cell office:value-type="string" office:string-value="COUSCOUS INTEGRAL 1KG"/>
          <table:table-cell office:value-type="float" office:value="250"/>
          <table:table-cell office:value-type="float" office:value="750"/>
          <table:table-cell office:value-type="float" office:value="0.91"/>
          <table:table-cell office:value-type="float" office:value="25"/>
          <table:table-cell office:value-type="float" office:value="12200043"/>
          <table:table-cell office:value-type="float" office:value="6.4000000000000001E-2"/>
          <table:table-cell office:value-type="float" office:value="12200044"/>
          <table:table-cell office:value-type="float" office:value="1.4999999999999999E-4"/>
          <table:table-cell office:value-type="string" office:string-value="12130008L"/>
          <table:table-cell office:value-type="float" office:value="6.6E-3"/>
          <table:table-cell office:value-type="string" office:string-value="12130004L"/>
          <table:table-cell office:value-type="float" office:value="2.9999999999999997E-4"/>
          <table:table-cell office:value-type="string" office:string-value="12130001L"/>
          <table:table-cell office:value-type="float" office:value="7.2400000000000006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5000000000000003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6E-3"/>
          <table:table-cell table:number-columns-repeated="16357"/>
        </table:table-row>
        <table:table-row>
          <table:table-cell office:value-type="string" office:string-value="MADELEINE 225G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6L"/>
          <table:table-cell office:value-type="float" office:value="4.3E-3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MADELEINE 400G"/>
          <table:table-cell office:value-type="float" office:value="250"/>
          <table:table-cell office:value-type="float" office:value="9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7.9299999999999995E-2"/>
          <table:table-cell office:value-type="string" office:string-value="12130004L"/>
          <table:table-cell office:value-type="float" office:value="3.2000000000000001E-2"/>
          <table:table-cell office:value-type="string" office:string-value="12130003L"/>
          <table:table-cell office:value-type="float" office:value="1.4599999999999999E-3"/>
          <table:table-cell office:value-type="string" office:string-value="12130002L"/>
          <table:table-cell office:value-type="float" office:value="2.0400000000000001E-2"/>
          <table:table-cell office:value-type="string" office:string-value="12130006L"/>
          <table:table-cell office:value-type="float" office:value="4.3E-3"/>
          <table:table-cell office:value-type="string" office:string-value="12130005L"/>
          <table:table-cell office:value-type="float" office:value="2.8E-3"/>
          <table:table-cell office:value-type="float" office:value="12200059"/>
          <table:table-cell office:value-type="float" office:value="5.7600000000000004E-3"/>
          <table:table-cell office:value-type="float" office:value="12200060"/>
          <table:table-cell office:value-type="float" office:value="4.0000000000000001E-3"/>
          <table:table-cell office:value-type="string" office:string-value="40200001L"/>
          <table:table-cell office:value-type="float" office:value="3.5799999999999998E-2"/>
          <table:table-cell office:value-type="string" office:string-value="40200010L"/>
          <table:table-cell office:value-type="float" office:value="2.2000000000000001E-3"/>
          <table:table-cell office:value-type="string" office:string-value="40200003L"/>
          <table:table-cell office:value-type="float" office:value="6.7000000000000002E-3"/>
          <table:table-cell table:number-columns-repeated="16357"/>
        </table:table-row>
        <table:table-row>
          <table:table-cell office:value-type="string" office:string-value="MOULIN ORANGE/VANILLE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3.0890000000000001E-2"/>
          <table:table-cell office:value-type="string" office:string-value="12130003L"/>
          <table:table-cell office:value-type="float" office:value="1.4E-3"/>
          <table:table-cell office:value-type="string" office:string-value="12130004L"/>
          <table:table-cell office:value-type="float" office:value="2.3470000000000001E-3"/>
          <table:table-cell office:value-type="string" office:string-value="12130005L"/>
          <table:table-cell office:value-type="float" office:value="6.3299999999999999E-4"/>
          <table:table-cell office:value-type="string" office:string-value="12130001L"/>
          <table:table-cell office:value-type="float" office:value="8.4500000000000006E-2"/>
          <table:table-cell office:value-type="float" office:value="12200011"/>
          <table:table-cell office:value-type="float" office:value="1.7180000000000001E-2"/>
          <table:table-cell office:value-type="float" office:value="12200010"/>
          <table:table-cell office:value-type="float" office:value="1.2200000000000001E-2"/>
          <table:table-cell office:value-type="float" office:value="12200009"/>
          <table:table-cell office:value-type="float" office:value="7.7460000000000003E-3"/>
          <table:table-cell office:value-type="string" office:string-value="40200001L"/>
          <table:table-cell office:value-type="float" office:value="3.6450000000000003E-2"/>
          <table:table-cell office:value-type="string" office:string-value="40200010L"/>
          <table:table-cell office:value-type="float" office:value="2.2780000000000001E-3"/>
          <table:table-cell office:value-type="string" office:string-value="40200003L"/>
          <table:table-cell office:value-type="float" office:value="6.8339999999999998E-3"/>
          <table:table-cell table:number-columns-repeated="16357"/>
        </table:table-row>
        <table:table-row>
          <table:table-cell office:value-type="string" office:string-value="DELICE 0.5L"/>
          <table:table-cell office:value-type="float" office:value="300"/>
          <table:table-cell office:value-type="float" office:value="715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6.3772999999999996E-2"/>
          <table:table-cell office:value-type="float" office:value="12200154"/>
          <table:table-cell office:value-type="float" office:value="3.5130000000000001E-3"/>
          <table:table-cell office:value-type="float" office:value="12200155"/>
          <table:table-cell office:value-type="float" office:value="7.4099999999999999E-3"/>
          <table:table-cell office:value-type="float" office:value="12200156"/>
          <table:table-cell office:value-type="float" office:value="8.5099999999999998E-4"/>
          <table:table-cell office:value-type="float" office:value="12200157"/>
          <table:table-cell office:value-type="float" office:value="2.3316E-2"/>
          <table:table-cell office:value-type="string" office:string-value="12130004L"/>
          <table:table-cell office:value-type="float" office:value="4.1999999999999998E-5"/>
          <table:table-cell office:value-type="string" office:string-value="12130002L"/>
          <table:table-cell office:value-type="float" office:value="2.6819999999999999E-3"/>
          <table:table-cell office:value-type="float" office:value="12200158"/>
          <table:table-cell office:value-type="float" office:value="5.0000000000000001E-4"/>
          <table:table-cell office:value-type="string" office:string-value="40200001L"/>
          <table:table-cell office:value-type="float" office:value="2.7344E-2"/>
          <table:table-cell office:value-type="string" office:string-value="40200010L"/>
          <table:table-cell office:value-type="float" office:value="1.709E-3"/>
          <table:table-cell office:value-type="string" office:string-value="40200003L"/>
          <table:table-cell office:value-type="float" office:value="5.1269999999999996E-3"/>
          <table:table-cell table:number-columns-repeated="16357"/>
        </table:table-row>
        <table:table-row>
          <table:table-cell office:value-type="string" office:string-value="DELICE 1.5L"/>
          <table:table-cell office:value-type="float" office:value="300"/>
          <table:table-cell office:value-type="float" office:value="715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6.3772999999999996E-2"/>
          <table:table-cell office:value-type="float" office:value="12200154"/>
          <table:table-cell office:value-type="float" office:value="3.5130000000000001E-3"/>
          <table:table-cell office:value-type="float" office:value="12200155"/>
          <table:table-cell office:value-type="float" office:value="7.4099999999999999E-3"/>
          <table:table-cell office:value-type="float" office:value="12200156"/>
          <table:table-cell office:value-type="float" office:value="8.5099999999999998E-4"/>
          <table:table-cell office:value-type="float" office:value="12200157"/>
          <table:table-cell office:value-type="float" office:value="2.3316E-2"/>
          <table:table-cell office:value-type="string" office:string-value="12130004L"/>
          <table:table-cell office:value-type="float" office:value="4.1999999999999998E-5"/>
          <table:table-cell office:value-type="string" office:string-value="12130002L"/>
          <table:table-cell office:value-type="float" office:value="2.6819999999999999E-3"/>
          <table:table-cell office:value-type="float" office:value="12200158"/>
          <table:table-cell office:value-type="float" office:value="5.0000000000000001E-4"/>
          <table:table-cell office:value-type="string" office:string-value="40200001L"/>
          <table:table-cell office:value-type="float" office:value="2.7344E-2"/>
          <table:table-cell office:value-type="string" office:string-value="40200010L"/>
          <table:table-cell office:value-type="float" office:value="1.709E-3"/>
          <table:table-cell office:value-type="string" office:string-value="40200003L"/>
          <table:table-cell office:value-type="float" office:value="5.1269999999999996E-3"/>
          <table:table-cell table:number-columns-repeated="16357"/>
        </table:table-row>
        <table:table-row>
          <table:table-cell office:value-type="string" office:string-value="FALFOUL DINOSAURE"/>
          <table:table-cell office:value-type="float" office:value="250"/>
          <table:table-cell office:value-type="float" office:value="920"/>
          <table:table-cell office:value-type="float" office:value="0.91"/>
          <table:table-cell office:value-type="float" office:value="30"/>
          <table:table-cell office:value-type="string" office:string-value="12130004L"/>
          <table:table-cell office:value-type="float" office:value="1.01E-3"/>
          <table:table-cell office:value-type="string" office:string-value="12130003L"/>
          <table:table-cell office:value-type="float" office:value="6.6799999999999997E-4"/>
          <table:table-cell office:value-type="string" office:string-value="12130002L"/>
          <table:table-cell office:value-type="float" office:value="2.402E-2"/>
          <table:table-cell office:value-type="string" office:string-value="12130005L"/>
          <table:table-cell office:value-type="float" office:value="1.008E-2"/>
          <table:table-cell office:value-type="float" office:value="12200105"/>
          <table:table-cell office:value-type="float" office:value="1.0290000000000001E-2"/>
          <table:table-cell office:value-type="float" office:value="12200107"/>
          <table:table-cell office:value-type="float" office:value="1.459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53E-2"/>
          <table:table-cell office:value-type="string" office:string-value="40200010L"/>
          <table:table-cell office:value-type="float" office:value="1.58E-3"/>
          <table:table-cell office:value-type="string" office:string-value="40200003L"/>
          <table:table-cell office:value-type="float" office:value="4.7450000000000001E-3"/>
          <table:table-cell table:number-columns-repeated="16357"/>
        </table:table-row>
        <table:table-row>
          <table:table-cell office:value-type="string" office:string-value="SPIGA SPG N°2 400G"/>
          <table:table-cell office:value-type="float" office:value="250"/>
          <table:table-cell office:value-type="float" office:value="82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SPIGA PLUME N°2 400G"/>
          <table:table-cell office:value-type="float" office:value="250"/>
          <table:table-cell office:value-type="float" office:value="710"/>
          <table:table-cell office:value-type="float" office:value="0.91"/>
          <table:table-cell office:value-type="float" office:value="25"/>
          <table:table-cell office:value-type="string" office:string-value="12130005L"/>
          <table:table-cell office:value-type="float" office:value="2.5799999999999998E-4"/>
          <table:table-cell office:value-type="string" office:string-value="12130008L"/>
          <table:table-cell office:value-type="float" office:value="8.0000000000000004E-4"/>
          <table:table-cell office:value-type="string" office:string-value="12130002L"/>
          <table:table-cell office:value-type="float" office:value="2.7E-2"/>
          <table:table-cell office:value-type="string" office:string-value="12130003L"/>
          <table:table-cell office:value-type="float" office:value="5.0000000000000001E-4"/>
          <table:table-cell office:value-type="string" office:string-value="12130004L"/>
          <table:table-cell office:value-type="float" office:value="4.5999999999999999E-2"/>
          <table:table-cell office:value-type="float" office:value="12200073"/>
          <table:table-cell office:value-type="float" office:value="1.8699999999999999E-3"/>
          <table:table-cell office:value-type="float" office:value="12200074"/>
          <table:table-cell office:value-type="float" office:value="3.5000000000000003E-2"/>
          <table:table-cell office:value-type="string" office:string-value="12130001L"/>
          <table:table-cell office:value-type="float" office:value="0.09"/>
          <table:table-cell office:value-type="string" office:string-value="40200001L"/>
          <table:table-cell office:value-type="float" office:value="4.7E-2"/>
          <table:table-cell office:value-type="string" office:string-value="40200010L"/>
          <table:table-cell office:value-type="float" office:value="2.8999999999999998E-3"/>
          <table:table-cell office:value-type="string" office:string-value="40200003L"/>
          <table:table-cell office:value-type="float" office:value="8.8000000000000005E-3"/>
          <table:table-cell table:number-columns-repeated="16357"/>
        </table:table-row>
        <table:table-row>
          <table:table-cell office:value-type="string" office:string-value="SABRINE 1.5L"/>
          <table:table-cell office:value-type="float" office:value="300"/>
          <table:table-cell office:value-type="float" office:value="873"/>
          <table:table-cell office:value-type="float" office:value="0.91"/>
          <table:table-cell office:value-type="float" office:value="30"/>
          <table:table-cell office:value-type="float" office:value="12200104"/>
          <table:table-cell office:value-type="float" office:value="6.79E-3"/>
          <table:table-cell office:value-type="string" office:string-value="12130001L"/>
          <table:table-cell office:value-type="float" office:value="3.8849000000000002E-2"/>
          <table:table-cell office:value-type="float" office:value="12200102"/>
          <table:table-cell office:value-type="float" office:value="1.46E-4"/>
          <table:table-cell office:value-type="float" office:value="12200106"/>
          <table:table-cell office:value-type="float" office:value="5.6360000000000004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93E-2"/>
          <table:table-cell office:value-type="string" office:string-value="40200010L"/>
          <table:table-cell office:value-type="float" office:value="7.45E-4"/>
          <table:table-cell office:value-type="string" office:string-value="40200003L"/>
          <table:table-cell office:value-type="float" office:value="2.2300000000000002E-3"/>
          <table:table-cell table:number-columns-repeated="16357"/>
        </table:table-row>
        <table:table-row>
          <table:table-cell office:value-type="string" office:string-value="PALMA 1.5L"/>
          <table:table-cell office:value-type="float" office:value="300"/>
          <table:table-cell office:value-type="float" office:value="900"/>
          <table:table-cell office:value-type="float" office:value="0.91"/>
          <table:table-cell office:value-type="float" office:value="30"/>
          <table:table-cell office:value-type="float" office:value="12200057"/>
          <table:table-cell office:value-type="float" office:value="2.3E-5"/>
          <table:table-cell office:value-type="string" office:string-value="12200058L"/>
          <table:table-cell office:value-type="float" office:value="1.24E-2"/>
          <table:table-cell office:value-type="string" office:string-value="12130006L"/>
          <table:table-cell office:value-type="float" office:value="1.2999999999999999E-2"/>
          <table:table-cell office:value-type="string" office:string-value="12130002L"/>
          <table:table-cell office:value-type="float" office:value="6.5500000000000003E-3"/>
          <table:table-cell office:value-type="string" office:string-value="12130003L"/>
          <table:table-cell office:value-type="float" office:value="1.1299999999999999E-2"/>
          <table:table-cell office:value-type="string" office:string-value="12130012L"/>
          <table:table-cell office:value-type="float" office:value="2.9999999999999997E-4"/>
          <table:table-cell office:value-type="float" office:value="12130001"/>
          <table:table-cell office:value-type="float" office:value="6.2600000000000003E-2"/>
          <table:table-cell office:value-type="string" office:string-value="Ref "/>
          <table:table-cell office:value-type="float" office:value="0"/>
          <table:table-cell office:value-type="string" office:string-value="Ref 40200001L"/>
          <table:table-cell office:value-type="float" office:value="2.4799999999999999E-2"/>
          <table:table-cell office:value-type="string" office:string-value="Ref 40200010L"/>
          <table:table-cell office:value-type="float" office:value="1.5499999999999999E-3"/>
          <table:table-cell office:value-type="string" office:string-value="Ref 40200003L"/>
          <table:table-cell office:value-type="float" office:value="4.6499999999999996E-3"/>
          <table:table-cell table:number-columns-repeated="16357"/>
        </table:table-row>
        <table:table-row>
          <table:table-cell office:value-type="string" office:string-value="TIJEN 1.5L"/>
          <table:table-cell office:value-type="float" office:value="300"/>
          <table:table-cell office:value-type="float" office:value="73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6.54E-2"/>
          <table:table-cell office:value-type="string" office:string-value="12130012L"/>
          <table:table-cell office:value-type="float" office:value="2.682E-2"/>
          <table:table-cell office:value-type="float" office:value="12200091"/>
          <table:table-cell office:value-type="float" office:value="2.1800000000000001E-3"/>
          <table:table-cell office:value-type="float" office:value="12200092"/>
          <table:table-cell office:value-type="float" office:value="3.0200000000000001E-2"/>
          <table:table-cell office:value-type="float" office:value="12200093"/>
          <table:table-cell office:value-type="float" office:value="3.2599999999999999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40200001L"/>
          <table:table-cell office:value-type="float" office:value="2.4799999999999999E-2"/>
          <table:table-cell office:value-type="string" office:string-value="Ref 40200010L"/>
          <table:table-cell office:value-type="float" office:value="1.5499999999999999E-3"/>
          <table:table-cell office:value-type="string" office:string-value="Ref 40200003L"/>
          <table:table-cell office:value-type="float" office:value="4.6499999999999996E-3"/>
          <table:table-cell table:number-columns-repeated="16357"/>
        </table:table-row>
        <table:table-row>
          <table:table-cell office:value-type="string" office:string-value="MARWA 0.5L"/>
          <table:table-cell office:value-type="float" office:value="300"/>
          <table:table-cell office:value-type="float" office:value="735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4.2380000000000001E-2"/>
          <table:table-cell office:value-type="string" office:string-value="12130003L"/>
          <table:table-cell office:value-type="float" office:value="1.6330999999999998E-2"/>
          <table:table-cell office:value-type="string" office:string-value="12130004L"/>
          <table:table-cell office:value-type="float" office:value="2.7439999999999999E-3"/>
          <table:table-cell office:value-type="string" office:string-value="12130005L"/>
          <table:table-cell office:value-type="float" office:value="6.313E-3"/>
          <table:table-cell office:value-type="string" office:string-value="12130006L"/>
          <table:table-cell office:value-type="float" office:value="3.9519999999999998E-3"/>
          <table:table-cell office:value-type="string" office:string-value="40200013L"/>
          <table:table-cell office:value-type="float" office:value="1.27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500000000000001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3.8E-3"/>
          <table:table-cell table:number-columns-repeated="16357"/>
        </table:table-row>
        <table:table-row>
          <table:table-cell office:value-type="string" office:string-value="MELLITI 0.5L"/>
          <table:table-cell office:value-type="float" office:value="300"/>
          <table:table-cell office:value-type="float" office:value="680"/>
          <table:table-cell office:value-type="float" office:value="0.91"/>
          <table:table-cell office:value-type="float" office:value="30"/>
          <table:table-cell office:value-type="string" office:string-value="12130002L"/>
          <table:table-cell office:value-type="float" office:value="2.98E-3"/>
          <table:table-cell office:value-type="string" office:string-value="12130001L"/>
          <table:table-cell office:value-type="float" office:value="5.1799999999999999E-2"/>
          <table:table-cell office:value-type="string" office:string-value="12130008L"/>
          <table:table-cell office:value-type="float" office:value="2.1499999999999998E-2"/>
          <table:table-cell office:value-type="string" office:string-value="12130006L"/>
          <table:table-cell office:value-type="float" office:value="1.634E-2"/>
          <table:table-cell office:value-type="string" office:string-value="40200013L"/>
          <table:table-cell office:value-type="float" office:value="1.5499999999999999E-3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string" office:string-value="40200001L"/>
          <table:table-cell office:value-type="float" office:value="2.1499999999999998E-2"/>
          <table:table-cell office:value-type="string" office:string-value="40200010L"/>
          <table:table-cell office:value-type="float" office:value="1.2999999999999999E-3"/>
          <table:table-cell office:value-type="string" office:string-value="40200003L"/>
          <table:table-cell office:value-type="float" office:value="4.0000000000000001E-3"/>
          <table:table-cell table:number-columns-repeated="16357"/>
        </table:table-row>
        <table:table-row>
          <table:table-cell office:value-type="string" office:string-value="MARWA 0.75L"/>
          <table:table-cell office:value-type="float" office:value="300"/>
          <table:table-cell office:value-type="float" office:value="69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4.2380000000000001E-2"/>
          <table:table-cell office:value-type="string" office:string-value="12130003L"/>
          <table:table-cell office:value-type="float" office:value="1.6330999999999998E-2"/>
          <table:table-cell office:value-type="string" office:string-value="12130004L"/>
          <table:table-cell office:value-type="float" office:value="2.7439999999999999E-3"/>
          <table:table-cell office:value-type="string" office:string-value="12130005L"/>
          <table:table-cell office:value-type="float" office:value="6.313E-3"/>
          <table:table-cell office:value-type="string" office:string-value="12130006L"/>
          <table:table-cell office:value-type="float" office:value="3.9519999999999998E-3"/>
          <table:table-cell office:value-type="string" office:string-value="40200013L"/>
          <table:table-cell office:value-type="float" office:value="1.2700000000000001E-3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2.0500000000000001E-2"/>
          <table:table-cell office:value-type="string" office:string-value="40200010L"/>
          <table:table-cell office:value-type="float" office:value="1.5E-3"/>
          <table:table-cell office:value-type="string" office:string-value="40200003L"/>
          <table:table-cell office:value-type="float" office:value="3.8E-3"/>
          <table:table-cell table:number-columns-repeated="16357"/>
        </table:table-row>
        <table:table-row>
          <table:table-cell office:value-type="string" office:string-value="SAFIA KSIBA KRON 0.5L"/>
          <table:table-cell office:value-type="float" office:value="300"/>
          <table:table-cell office:value-type="float" office:value="675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1.1789999999999999E-3"/>
          <table:table-cell office:value-type="string" office:string-value="12130012L"/>
          <table:table-cell office:value-type="float" office:value="1.8249999999999999E-2"/>
          <table:table-cell office:value-type="string" office:string-value="12130001L"/>
          <table:table-cell office:value-type="float" office:value="9.919E-2"/>
          <table:table-cell office:value-type="float" office:value="12200177"/>
          <table:table-cell office:value-type="float" office:value="1.27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0000000000001E-2"/>
          <table:table-cell office:value-type="string" office:string-value="40200002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SAFIA KSIBA SIDEL 1.5"/>
          <table:table-cell office:value-type="float" office:value="300"/>
          <table:table-cell office:value-type="float" office:value="672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1.1789999999999999E-3"/>
          <table:table-cell office:value-type="string" office:string-value="12130012L"/>
          <table:table-cell office:value-type="float" office:value="1.8249999999999999E-2"/>
          <table:table-cell office:value-type="string" office:string-value="12130001L"/>
          <table:table-cell office:value-type="float" office:value="9.919E-2"/>
          <table:table-cell office:value-type="float" office:value="12200177"/>
          <table:table-cell office:value-type="float" office:value="1.27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0000000000001E-2"/>
          <table:table-cell office:value-type="string" office:string-value="40200002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SAFIA MIZEB SACMI 1.5"/>
          <table:table-cell office:value-type="float" office:value="300"/>
          <table:table-cell office:value-type="float" office:value="672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1.1789999999999999E-3"/>
          <table:table-cell office:value-type="string" office:string-value="12130012L"/>
          <table:table-cell office:value-type="float" office:value="1.8249999999999999E-2"/>
          <table:table-cell office:value-type="string" office:string-value="12130001L"/>
          <table:table-cell office:value-type="float" office:value="9.919E-2"/>
          <table:table-cell office:value-type="float" office:value="12200177"/>
          <table:table-cell office:value-type="float" office:value="1.27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0000000000001E-2"/>
          <table:table-cell office:value-type="string" office:string-value="40200002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SAFIA KSIBA KRON 1.5L"/>
          <table:table-cell office:value-type="float" office:value="300"/>
          <table:table-cell office:value-type="float" office:value="672"/>
          <table:table-cell office:value-type="float" office:value="0.91"/>
          <table:table-cell office:value-type="float" office:value="30"/>
          <table:table-cell office:value-type="string" office:string-value="12130003L"/>
          <table:table-cell office:value-type="float" office:value="1.1789999999999999E-3"/>
          <table:table-cell office:value-type="string" office:string-value="12130012L"/>
          <table:table-cell office:value-type="float" office:value="1.8249999999999999E-2"/>
          <table:table-cell office:value-type="string" office:string-value="12130001L"/>
          <table:table-cell office:value-type="float" office:value="9.919E-2"/>
          <table:table-cell office:value-type="float" office:value="12200177"/>
          <table:table-cell office:value-type="float" office:value="1.274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3.0460000000000001E-2"/>
          <table:table-cell office:value-type="string" office:string-value="40200002L"/>
          <table:table-cell office:value-type="float" office:value="1.903E-3"/>
          <table:table-cell office:value-type="string" office:string-value="40200003L"/>
          <table:table-cell office:value-type="float" office:value="5.7109999999999999E-3"/>
          <table:table-cell table:number-columns-repeated="16357"/>
        </table:table-row>
        <table:table-row>
          <table:table-cell office:value-type="string" office:string-value="MARWA 2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string" office:string-value="12130001L"/>
          <table:table-cell office:value-type="float" office:value="0"/>
          <table:table-cell office:value-type="string" office:string-value="12130003L"/>
          <table:table-cell office:value-type="float" office:value="0"/>
          <table:table-cell office:value-type="string" office:string-value="12130004L"/>
          <table:table-cell office:value-type="float" office:value="0"/>
          <table:table-cell office:value-type="string" office:string-value="12130005L"/>
          <table:table-cell office:value-type="float" office:value="0"/>
          <table:table-cell office:value-type="string" office:string-value="12130006L"/>
          <table:table-cell office:value-type="float" office:value="0"/>
          <table:table-cell office:value-type="string" office:string-value="40200013L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0"/>
          <table:table-cell office:value-type="string" office:string-value="40200010L"/>
          <table:table-cell office:value-type="float" office:value="0"/>
          <table:table-cell office:value-type="string" office:string-value="40200003L"/>
          <table:table-cell office:value-type="float" office:value="0"/>
          <table:table-cell table:number-columns-repeated="16357"/>
        </table:table-row>
        <table:table-row>
          <table:table-cell office:value-type="string" office:string-value="DENYA 1L"/>
          <table:table-cell office:value-type="float" office:value="300"/>
          <table:table-cell office:value-type="float" office:value="700"/>
          <table:table-cell office:value-type="float" office:value="0.91"/>
          <table:table-cell office:value-type="float" office:value="30"/>
          <table:table-cell office:value-type="float" office:value="12200035"/>
          <table:table-cell office:value-type="float" office:value="1.66E-2"/>
          <table:table-cell office:value-type="float" office:value="12200036"/>
          <table:table-cell office:value-type="float" office:value="8.9999999999999998E-4"/>
          <table:table-cell office:value-type="string" office:string-value="12130002L"/>
          <table:table-cell office:value-type="float" office:value="1.4E-3"/>
          <table:table-cell office:value-type="string" office:string-value="12130006L"/>
          <table:table-cell office:value-type="float" office:value="1.2999999999999999E-3"/>
          <table:table-cell office:value-type="string" office:string-value="12130004L"/>
          <table:table-cell office:value-type="float" office:value="1.1E-4"/>
          <table:table-cell office:value-type="string" office:string-value="12130001L"/>
          <table:table-cell office:value-type="float" office:value="2.98E-2"/>
          <table:table-cell office:value-type="string" office:string-value="Ref "/>
          <table:table-cell office:value-type="float" office:value="0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1.14E-2"/>
          <table:table-cell office:value-type="string" office:string-value="40200010L"/>
          <table:table-cell office:value-type="float" office:value="6.9999999999999999E-4"/>
          <table:table-cell office:value-type="string" office:string-value="40200003L"/>
          <table:table-cell office:value-type="float" office:value="2.0999999999999999E-3"/>
          <table:table-cell table:number-columns-repeated="16357"/>
        </table:table-row>
        <table:table-row>
          <table:table-cell office:value-type="string" office:string-value="TARTELETTE FRAISE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0899999999999998E-4"/>
          <table:table-cell office:value-type="string" office:string-value="12130003L"/>
          <table:table-cell office:value-type="float" office:value="3.7569999999999999E-3"/>
          <table:table-cell office:value-type="string" office:string-value="12130004L"/>
          <table:table-cell office:value-type="float" office:value="9.0900000000000009E-3"/>
          <table:table-cell office:value-type="string" office:string-value="12130005L"/>
          <table:table-cell office:value-type="float" office:value="1.3724999999999999E-2"/>
          <table:table-cell office:value-type="string" office:string-value="12130001L"/>
          <table:table-cell office:value-type="float" office:value="0.14938000000000001"/>
          <table:table-cell office:value-type="float" office:value="12200112"/>
          <table:table-cell office:value-type="float" office:value="7.5750000000000001E-3"/>
          <table:table-cell office:value-type="float" office:value="12200116"/>
          <table:table-cell office:value-type="float" office:value="1.318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6044999999999998E-2"/>
          <table:table-cell office:value-type="string" office:string-value="40200010L"/>
          <table:table-cell office:value-type="float" office:value="3.5019999999999999E-3"/>
          <table:table-cell office:value-type="string" office:string-value="40200003L"/>
          <table:table-cell office:value-type="float" office:value="1.0508E-2"/>
          <table:table-cell table:number-columns-repeated="16357"/>
        </table:table-row>
        <table:table-row>
          <table:table-cell office:value-type="string" office:string-value="TARTELETTE POMME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9.0899999999999998E-4"/>
          <table:table-cell office:value-type="string" office:string-value="12130003L"/>
          <table:table-cell office:value-type="float" office:value="3.7569999999999999E-3"/>
          <table:table-cell office:value-type="string" office:string-value="12130004L"/>
          <table:table-cell office:value-type="float" office:value="9.0900000000000009E-3"/>
          <table:table-cell office:value-type="string" office:string-value="12130005L"/>
          <table:table-cell office:value-type="float" office:value="0.149925"/>
          <table:table-cell office:value-type="string" office:string-value="12130001L"/>
          <table:table-cell office:value-type="float" office:value="5.8720000000000001E-2"/>
          <table:table-cell office:value-type="float" office:value="12200112"/>
          <table:table-cell office:value-type="float" office:value="7.5750000000000001E-3"/>
          <table:table-cell office:value-type="float" office:value="12200113"/>
          <table:table-cell office:value-type="float" office:value="1.3180000000000001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6044999999999998E-2"/>
          <table:table-cell office:value-type="string" office:string-value="40200010L"/>
          <table:table-cell office:value-type="float" office:value="3.5019999999999999E-3"/>
          <table:table-cell office:value-type="string" office:string-value="40200003L"/>
          <table:table-cell office:value-type="float" office:value="1.0508E-2"/>
          <table:table-cell table:number-columns-repeated="16357"/>
        </table:table-row>
        <table:table-row>
          <table:table-cell office:value-type="string" office:string-value="TARTELETTE FIGUE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549E-3"/>
          <table:table-cell office:value-type="string" office:string-value="12130003L"/>
          <table:table-cell office:value-type="float" office:value="2.8509999999999998E-3"/>
          <table:table-cell office:value-type="string" office:string-value="12130004L"/>
          <table:table-cell office:value-type="float" office:value="9.1120000000000003E-3"/>
          <table:table-cell office:value-type="string" office:string-value="12130005L"/>
          <table:table-cell office:value-type="float" office:value="4.1830000000000001E-3"/>
          <table:table-cell office:value-type="string" office:string-value="12130001L"/>
          <table:table-cell office:value-type="float" office:value="6.6331000000000001E-2"/>
          <table:table-cell office:value-type="float" office:value="12200112"/>
          <table:table-cell office:value-type="float" office:value="9.4072000000000003E-2"/>
          <table:table-cell office:value-type="string" office:string-value="12130007L"/>
          <table:table-cell office:value-type="float" office:value="4.0289999999999996E-3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4.2479999999999997E-2"/>
          <table:table-cell office:value-type="string" office:string-value="40200010L"/>
          <table:table-cell office:value-type="float" office:value="2.6549999999999998E-3"/>
          <table:table-cell office:value-type="string" office:string-value="40200003L"/>
          <table:table-cell office:value-type="float" office:value="7.9660000000000009E-3"/>
          <table:table-cell table:number-columns-repeated="16357"/>
        </table:table-row>
        <table:table-row>
          <table:table-cell office:value-type="string" office:string-value="TARTELETTE ABRICOT"/>
          <table:table-cell office:value-type="float" office:value="250"/>
          <table:table-cell office:value-type="float" office:value="830"/>
          <table:table-cell office:value-type="float" office:value="0.91"/>
          <table:table-cell office:value-type="float" office:value="20"/>
          <table:table-cell office:value-type="string" office:string-value="12130002L"/>
          <table:table-cell office:value-type="float" office:value="1.3929999999999999E-3"/>
          <table:table-cell office:value-type="string" office:string-value="12130003L"/>
          <table:table-cell office:value-type="float" office:value="2.9689999999999999E-3"/>
          <table:table-cell office:value-type="string" office:string-value="12130004L"/>
          <table:table-cell office:value-type="float" office:value="9.8169999999999993E-3"/>
          <table:table-cell office:value-type="string" office:string-value="12130005L"/>
          <table:table-cell office:value-type="float" office:value="1.3979999999999999E-2"/>
          <table:table-cell office:value-type="string" office:string-value="12130011L"/>
          <table:table-cell office:value-type="float" office:value="7.5750000000000001E-3"/>
          <table:table-cell office:value-type="string" office:string-value="12130001L"/>
          <table:table-cell office:value-type="float" office:value="0.14938000000000001"/>
          <table:table-cell office:value-type="float" office:value="12200112"/>
          <table:table-cell office:value-type="float" office:value="5.8177E-2"/>
          <table:table-cell office:value-type="string" office:string-value="Ref "/>
          <table:table-cell office:value-type="float" office:value="0"/>
          <table:table-cell office:value-type="string" office:string-value="40200001L"/>
          <table:table-cell office:value-type="float" office:value="5.6044999999999998E-2"/>
          <table:table-cell office:value-type="string" office:string-value="40200010L"/>
          <table:table-cell office:value-type="float" office:value="3.5019999999999999E-3"/>
          <table:table-cell office:value-type="string" office:string-value="40200003L"/>
          <table:table-cell office:value-type="float" office:value="1.0508E-2"/>
          <table:table-cell table:number-columns-repeated="16357"/>
        </table:table-row>
        <table:table-row table:number-rows-repeated="1048270">
          <table:table-cell table:number-columns-repeated="16357"/>
        </table:table-row>
      </table:table>
      <table:table table:name="'file:///C:/Users/eya/Desktop/AZIZ/Standard_Recette_CNP%20Livrables%20managment22222.xlsx'#RC_Complexage" table:style-name="ta3">
        <table:table-source xlink:href="file:///C:/Users/eya/Desktop/AZIZ/Standard_Recette_CNP%20Livrables%20managment22222.xlsx" table:table-name="RC_Complexag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eya/Desktop/AZIZ/Standard_Recette_CNP%20Livrables%20managment22222.xlsx'#RC_Découpe" table:style-name="ta3">
        <table:table-source xlink:href="file:///C:/Users/eya/Desktop/AZIZ/Standard_Recette_CNP%20Livrables%20managment22222.xlsx" table:table-name="RC_Découpe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RC_Miraflex" table:cell-range-address="'file:///C:/Users/eya/Desktop/AZIZ/Standard_Recette_CNP%20Livrables%20managment22222.xlsx'#RC_impression_Miraflex.$A$1:RC_impression_Miraflex.$AA$306" table:base-cell-address="RC_Complexage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Symbol" svg:font-family="Symbo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726</meta:generator>
    <meta:initial-creator>eya</meta:initial-creator>
    <dc:creator>eya</dc:creator>
    <meta:creation-date>2022-11-30T10:46:19Z</meta:creation-date>
    <dc:date>2022-11-30T10:47:51Z</dc:date>
  </office:meta>
</office:document-meta>
</file>